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F6000001079C79F17486269A3C.gif" manifest:media-type="image/gif"/>
  <manifest:file-entry manifest:full-path="Pictures/1000020000000169000000E7A191F477AA4CA1DF.gif" manifest:media-type="image/gif"/>
  <manifest:file-entry manifest:full-path="Pictures/100000000000020000000200909E2E84062EDB29.jpg" manifest:media-type="image/jpeg"/>
  <manifest:file-entry manifest:full-path="Pictures/100000000000020000000200A0BFA1F03E35C6D0.jpg" manifest:media-type="image/jpeg"/>
  <manifest:file-entry manifest:full-path="Pictures/100000000000000800000008E576C8603E259D57.png" manifest:media-type="image/png"/>
  <manifest:file-entry manifest:full-path="Pictures/1000020000000171000000EE929206CD064C85B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8.7cm" fo:min-width="8.4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43cm" draw:marker-end-width="0.4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9.6cm" fo:min-width="9.35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cm" svg:stroke-color="#000000" draw:marker-start-width="0.285cm" draw:marker-end-width="0.285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cm" svg:stroke-color="#00ccff" draw:marker-start-width="0.585cm" draw:marker-end-width="0.58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Fine_20_Dashed" svg:stroke-color="#000000" draw:textarea-vertical-align="middle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draw:stroke="none" svg:stroke-width="0.05cm" svg:stroke-color="#ffe994" draw:marker-start-width="0.28cm" draw:marker-end-width="0.28cm" draw:fill="solid" draw:fill-color="#ffffd7" draw:textarea-horizontal-align="center" draw:textarea-vertical-align="middle" draw:auto-grow-height="false" fo:min-height="3.25cm" fo:min-width="3cm" draw:shadow="hidden"/>
    </style:style>
    <style:style style:name="gr9" style:family="graphic" style:parent-style-name="standard">
      <style:graphic-properties svg:stroke-width="0.05cm" svg:stroke-color="#ffe994" draw:marker-start-width="0.28cm" draw:marker-end-width="0.28cm" draw:fill="solid" draw:fill-color="#ffffd7" draw:textarea-horizontal-align="center" draw:textarea-vertical-align="middle" draw:auto-grow-height="false" fo:min-height="3.25cm" fo:min-width="3cm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3cm" fo:min-width="3.7cm" fo:padding-top="0.15cm" fo:padding-bottom="0.15cm" fo:padding-left="0.275cm" fo:padding-right="0.275cm"/>
    </style:style>
    <style:style style:name="gr11" style:family="graphic" style:parent-style-name="Arrow_20_Line" style:list-style-name="L1">
      <style:graphic-properties draw:textarea-vertical-align="middle" draw:line-distance="0.55cm" draw:placing="below"/>
    </style:style>
    <style:style style:name="gr12" style:family="graphic" style:parent-style-name="Arrow_20_Line">
      <style:graphic-properties draw:textarea-vertical-align="middle"/>
    </style:style>
    <style:style style:name="gr13" style:family="graphic" style:parent-style-name="Arrow_20_Line" style:list-style-name="L1">
      <style:graphic-properties draw:textarea-vertical-align="middle" draw:line-distance="0.55cm" draw:placing="below"/>
    </style:style>
    <style:style style:name="gr14" style:family="graphic" style:parent-style-name="standard">
      <style:graphic-properties svg:stroke-width="0.02cm" svg:stroke-color="#999999" draw:marker-start-width="0.32cm" draw:marker-end-width="0.32cm" draw:fill="bitmap" draw:fill-image-name="sand_5f_brick" draw:fill-image-width="5%" draw:fill-image-height="5%" style:repeat="repeat" draw:fill-image-ref-point-x="0%" draw:fill-image-ref-point-y="10%" draw:fill-image-ref-point="center" draw:tile-repeat-offset="0% vertical" draw:textarea-horizontal-align="justify" draw:textarea-vertical-align="middle" draw:auto-grow-height="false" fo:min-height="9.629cm" fo:min-width="5.43cm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50200c" draw:marker-start-width="0.23cm" draw:marker-end-width="0.23cm" draw:fill-color="#611729" draw:textarea-horizontal-align="justify" draw:textarea-vertical-align="middle" draw:auto-grow-height="false" fo:min-height="0cm" fo:min-width="9.387cm" fo:padding-top="0.135cm" fo:padding-bottom="0.135cm" fo:padding-left="0.26cm" fo:padding-right="0.26cm"/>
    </style:style>
    <style:style style:name="gr16" style:family="graphic" style:parent-style-name="objectwithoutfill">
      <style:graphic-properties svg:stroke-width="0.02cm" svg:stroke-color="#999999" draw:marker-start-width="0.32cm" draw:marker-end-width="0.32cm" draw:fill="bitmap" draw:fill-image-name="sand_5f_brick" draw:fill-image-width="5%" draw:fill-image-height="5%" style:repeat="repeat" draw:fill-image-ref-point-y="10%" draw:textarea-vertical-align="middle" draw:auto-grow-height="false" fo:min-height="9.629cm" fo:min-width="5.43cm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cm" fo:min-width="9.35cm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611729" draw:marker-start-width="0.24cm" draw:marker-end-width="0.24cm"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3cm" fo:min-width="9.38cm" fo:padding-top="0.135cm" fo:padding-bottom="0.135cm" fo:padding-left="0.26cm" fo:padding-right="0.26cm"/>
    </style:style>
    <style:style style:name="gr19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00%" draw:fill-image-height="1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20" style:family="graphic" style:parent-style-name="standard">
      <style:graphic-properties svg:stroke-width="0.02cm" svg:stroke-color="#861141" draw:marker-start-width="0.32cm" draw:marker-end-width="0.32cm" draw:fill="bitmap" draw:fill-image-name="shifer_5f_red" draw:fill-image-width="10%" draw:fill-image-height="1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0.53cm" fo:min-width="4.856cm" fo:padding-top="0.135cm" fo:padding-bottom="0.135cm" fo:padding-left="0.26cm" fo:padding-right="0.26cm"/>
    </style:style>
    <style:style style:name="gr21" style:family="graphic" style:parent-style-name="standard">
      <style:graphic-properties svg:stroke-width="0.01cm" svg:stroke-color="#50200c" draw:marker-start-width="0.22cm" draw:marker-end-width="0.22cm" draw:fill="solid" draw:fill-color="#611729" draw:textarea-horizontal-align="justify" draw:textarea-vertical-align="middle" draw:auto-grow-height="false" fo:min-height="0cm" fo:min-width="6.83cm" fo:padding-top="0.13cm" fo:padding-bottom="0.13cm" fo:padding-left="0.255cm" fo:padding-right="0.255cm"/>
    </style:style>
    <style:style style:name="gr22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6.979cm" fo:padding-top="0.135cm" fo:padding-bottom="0.135cm" fo:padding-left="0.26cm" fo:padding-right="0.26cm"/>
    </style:style>
    <style:style style:name="gr23" style:family="graphic" style:parent-style-name="standard">
      <style:graphic-properties svg:stroke-width="0.02cm" svg:stroke-color="#50200c" draw:marker-start-width="0.23cm" draw:marker-end-width="0.23cm" draw:fill="solid" draw:fill-color="#611729" draw:textarea-horizontal-align="justify" draw:textarea-vertical-align="middle" draw:auto-grow-height="false" fo:min-height="0cm" fo:min-width="6.83cm" fo:padding-top="0.135cm" fo:padding-bottom="0.135cm" fo:padding-left="0.26cm" fo:padding-right="0.26cm"/>
    </style:style>
    <style:style style:name="gr24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6.98cm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2cm" svg:stroke-color="#ffffff" draw:marker-start-width="0.23cm" draw:marker-end-width="0.23cm" draw:fill="gradient" draw:fill-gradient-name="Gradient_20_2" draw:gradient-step-count="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6" style:family="graphic" style:parent-style-name="standard">
      <style:graphic-properties draw:stroke="none" svg:stroke-width="0cm" svg:stroke-color="#ffffff" draw:marker-start-width="0.2cm" draw:marker-end-width="0.2cm" draw:fill="gradient" draw:fill-gradient-name="Gradient_20_2" draw:textarea-horizontal-align="justify" draw:textarea-vertical-align="middle" draw:auto-grow-height="false" fo:min-height="0cm" fo:min-width="10.304cm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fo:min-height="0.712cm"/>
    </style:style>
    <style:style style:name="gr28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00%" draw:fill-image-height="1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.05cm" fo:min-width="0cm" fo:padding-top="0.13cm" fo:padding-bottom="0.13cm" fo:padding-left="0.255cm" fo:padding-right="0.255cm"/>
    </style:style>
    <style:style style:name="gr29" style:family="graphic" style:parent-style-name="standard">
      <style:graphic-properties svg:stroke-width="0.01cm" svg:stroke-color="#999999" draw:marker-start-width="0.22cm" draw:marker-end-width="0.22cm"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 draw:textarea-horizontal-align="justify" draw:textarea-vertical-align="middle" draw:auto-grow-height="false" fo:min-height="0.04cm" fo:min-width="0cm" fo:padding-top="0.13cm" fo:padding-bottom="0.13cm" fo:padding-left="0.255cm" fo:padding-right="0.255cm"/>
    </style:style>
    <style:style style:name="gr30" style:family="graphic" style:parent-style-name="standard">
      <style:graphic-properties draw:stroke="none" svg:stroke-width="0.01cm" svg:stroke-color="#999999" draw:marker-start-width="0.22cm" draw:marker-end-width="0.22cm" draw:fill="bitmap" draw:fill-image-name="brown_5f_brick" draw:fill-image-width="100%" draw:fill-image-height="200%" style:repeat="repeat" draw:fill-image-ref-point-x="0%" draw:fill-image-ref-point-y="13%" draw:fill-image-ref-point="top" draw:tile-repeat-offset="0% vertical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1" style:family="graphic" style:parent-style-name="Arrow_20_Line" style:list-style-name="L1">
      <style:graphic-properties draw:textarea-vertical-align="middle" draw:line-distance="1cm" draw:end-guide="0cm" draw:placing="below"/>
    </style:style>
    <style:style style:name="gr32" style:family="graphic" style:parent-style-name="Arrow_20_Line" style:list-style-name="L1">
      <style:graphic-properties draw:textarea-vertical-align="middle" draw:line-distance="0.987cm" draw:placing="below"/>
    </style:style>
    <style:style style:name="gr33" style:family="graphic" style:parent-style-name="objectwithoutfill">
      <style:graphic-properties svg:stroke-width="0cm" svg:stroke-color="#611729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33cm" fo:min-width="0cm" fo:padding-top="0.135cm" fo:padding-bottom="0.135cm" fo:padding-left="0.26cm" fo:padding-right="0.26cm"/>
    </style:style>
    <style:style style:name="gr35" style:family="graphic" style:parent-style-name="standard">
      <style:graphic-properties draw:stroke="none"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6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vertical-align="middle" fo:padding-top="0.13cm" fo:padding-bottom="0.13cm" fo:padding-left="0.255cm" fo:padding-right="0.255cm"/>
    </style:style>
    <style:style style:name="gr37" style:family="graphic" style:parent-style-name="standard">
      <style:graphic-properties svg:stroke-width="0.01cm" svg:stroke-color="#999999" draw:marker-start-width="0.22cm" draw:marker-end-width="0.22cm" draw:fill="solid" draw:fill-color="#ffdbb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objectwithoutfill">
      <style:graphic-properties svg:stroke-width="0cm" svg:stroke-color="#784b04" draw:marker-start-width="0.21cm" draw:marker-end-width="0.21cm" draw:fill="solid" draw:fill-color="#784b04" draw:textarea-horizontal-align="center" draw:textarea-vertical-align="middle" fo:padding-top="0.125cm" fo:padding-bottom="0.125cm" fo:padding-left="0.25cm" fo:padding-right="0.25cm"/>
    </style:style>
    <style:style style:name="gr40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41" style:family="graphic" style:parent-style-name="standard">
      <style:graphic-properties svg:stroke-width="0.02cm" svg:stroke-color="#2a6099" draw:marker-start-width="0.23cm" draw:marker-end-width="0.23cm" draw:fill="gradient" draw:fill-color="#b4c7dc" draw:fill-gradient-name="Blue_20_Touch" draw:gradient-step-count="0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42" style:family="graphic" style:parent-style-name="objectwithoutfill">
      <style:graphic-properties svg:stroke-width="0.02cm" svg:stroke-color="#999999" draw:marker-start-width="0.32cm" draw:marker-end-width="0.32cm"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 draw:shadow="hidden" draw:shadow-opacity="100%"/>
    </style:style>
    <style:style style:name="gr43" style:family="graphic" style:parent-style-name="objectwithoutfill">
      <style:graphic-properties svg:stroke-color="#999999" draw:fill="gradient" draw:fill-gradient-name="Gradient_20_1" draw:gradient-step-count="0" draw:opacity="50%" draw:textarea-horizontal-align="center" draw:textarea-vertical-align="middle" draw:shadow="hidden" draw:shadow-opacity="50%"/>
    </style:style>
    <style:style style:name="gr44" style:family="graphic" style:parent-style-name="standard">
      <style:graphic-properties svg:stroke-width="0.02cm" svg:stroke-color="#611729" draw:marker-start-width="0.24cm" draw:marker-end-width="0.24cm" draw:fill="gradient" draw:fill-gradient-name="gradient" draw:textarea-horizontal-align="center" draw:textarea-vertical-align="middle" draw:auto-grow-height="true" fo:min-height="0cm" fo:min-width="0cm" fo:padding-top="0.135cm" fo:padding-bottom="0.135cm" fo:padding-left="0.26cm" fo:padding-right="0.26cm"/>
    </style:style>
    <style:style style:name="gr45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solid" draw:fill-color="#ffdbb6" draw:textarea-horizontal-align="center" draw:textarea-vertical-align="middle" fo:padding-top="0.13cm" fo:padding-bottom="0.13cm" fo:padding-left="0.255cm" fo:padding-right="0.255cm"/>
    </style:style>
    <style:style style:name="gr46" style:family="graphic" style:parent-style-name="standard">
      <style:graphic-properties svg:stroke-width="0.01cm" svg:stroke-color="#999999" draw:marker-start-width="0.31cm" draw:marker-end-width="0.31cm" draw:fill="bitmap" draw:fill-image-name="sand_5f_brick" draw:fill-image-width="5%" draw:fill-image-height="5%" style:repeat="repeat" draw:fill-image-ref-point-x="0%" draw:fill-image-ref-point-y="10%" draw:fill-image-ref-point="center" draw:tile-repeat-offset="0% vertical" draw:textarea-horizontal-align="justify" draw:textarea-vertical-align="middle" draw:auto-grow-height="false" fo:min-height="9.6cm" fo:min-width="5.4cm" fo:padding-top="0.13cm" fo:padding-bottom="0.13cm" fo:padding-left="0.255cm" fo:padding-right="0.255cm"/>
    </style:style>
    <style:style style:name="gr47" style:family="graphic" style:parent-style-name="objectwithoutfill">
      <style:graphic-properties svg:stroke-width="0.02cm" svg:stroke-color="#611729" draw:marker-start-width="0.24cm" draw:marker-end-width="0.24cm" draw:fill="gradient" draw:fill-gradient-name="gradient" draw:gradient-step-count="0" draw:textarea-horizontal-align="center" draw:textarea-vertical-align="middle" fo:padding-top="0.135cm" fo:padding-bottom="0.135cm" fo:padding-left="0.26cm" fo:padding-right="0.26cm"/>
    </style:style>
    <style:style style:name="gr4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25cm" fo:min-width="2.1cm" fo:padding-top="0.15cm" fo:padding-bottom="0.15cm" fo:padding-left="0.275cm" fo:padding-right="0.275cm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objectwithoutfill">
      <style:graphic-properties svg:stroke-width="0.02cm" svg:stroke-color="#000000" draw:marker-start-width="0.24cm" draw:marker-end-width="0.24cm" draw:fill="none" draw:textarea-horizontal-align="center" draw:textarea-vertical-align="middle" fo:padding-top="0.135cm" fo:padding-bottom="0.135cm" fo:padding-left="0.26cm" fo:padding-right="0.26cm"/>
    </style:style>
    <style:style style:name="gr51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cm" fo:min-width="0.146cm" fo:padding-top="0.135cm" fo:padding-bottom="0.135cm" fo:padding-left="0.26cm" fo:padding-right="0.26cm"/>
    </style:style>
    <style:style style:name="gr52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.596cm" fo:min-width="0cm" fo:padding-top="0.135cm" fo:padding-bottom="0.135cm" fo:padding-left="0.26cm" fo:padding-right="0.26cm"/>
    </style:style>
    <style:style style:name="gr53" style:family="graphic" style:parent-style-name="standard">
      <style:graphic-properties svg:stroke-width="0.02cm" svg:stroke-color="#999999" draw:marker-start-width="0.32cm" draw:marker-end-width="0.32cm"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6cm" fo:min-width="5.4cm" fo:padding-top="0.135cm" fo:padding-bottom="0.135cm" fo:padding-left="0.26cm" fo:padding-right="0.26cm"/>
    </style:style>
    <style:style style:name="gr54" style:family="graphic" style:parent-style-name="standard">
      <style:graphic-properties svg:stroke-width="0.02cm" svg:stroke-color="#861141" draw:marker-start-width="0.23cm" draw:marker-end-width="0.23cm" draw:fill="solid" draw:fill-color="#861141" draw:textarea-horizontal-align="justify" draw:textarea-vertical-align="middle" draw:auto-grow-height="false" fo:min-height="0cm" fo:min-width="6.88cm" fo:padding-top="0.135cm" fo:padding-bottom="0.135cm" fo:padding-left="0.26cm" fo:padding-right="0.26cm"/>
    </style:style>
    <style:style style:name="gr55" style:family="graphic" style:parent-style-name="standard">
      <style:graphic-properties svg:stroke-width="0.02cm" svg:stroke-color="#999999" draw:marker-start-width="0.32cm" draw:marker-end-width="0.32cm" draw:fill="bitmap" draw:fill-image-name="Horizontal_20_Brick" draw:opacity="30%" draw:fill-image-width="5%" draw:fill-image-height="5%" style:repeat="repeat" draw:textarea-horizontal-align="justify" draw:textarea-vertical-align="middle" draw:auto-grow-height="false" fo:min-height="2.73cm" fo:min-width="2.48cm" fo:padding-top="0.135cm" fo:padding-bottom="0.135cm" fo:padding-left="0.26cm" fo:padding-right="0.26cm" draw:shadow-opacity="30%"/>
    </style:style>
    <style:style style:name="gr56" style:family="graphic" style:parent-style-name="standard">
      <style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05cm" fo:min-width="0.1cm"/>
    </style:style>
    <style:style style:name="gr57" style:family="graphic" style:parent-style-name="objectwithoutfill">
      <style:graphic-properties draw:stroke="none" svg:stroke-width="0.01cm" svg:stroke-color="#999999" draw:marker-start-width="0.22cm" draw:marker-end-width="0.22cm" draw:fill="bitmap" draw:fill-image-name="brown_5f_brick" draw:fill-image-width="100%" draw:fill-image-height="130%" style:repeat="repeat" draw:fill-image-ref-point-x="0%" draw:fill-image-ref-point-y="13%" draw:fill-image-ref-point="top" draw:tile-repeat-offset="0% vertical" draw:textarea-vertical-align="middle" draw:auto-grow-height="false" fo:padding-top="0.13cm" fo:padding-bottom="0.13cm" fo:padding-left="0.255cm" fo:padding-right="0.255cm"/>
    </style:style>
    <style:style style:name="gr58" style:family="graphic" style:parent-style-name="objectwithoutfill">
      <style:graphic-properties draw:stroke="none" svg:stroke-width="0.01cm" svg:stroke-color="#999999" draw:marker-start-width="0.22cm" draw:marker-end-width="0.22cm" draw:fill="bitmap" draw:fill-image-name="brown_5f_brick" draw:fill-image-width="70%" draw:fill-image-height="100%" style:repeat="repeat" draw:fill-image-ref-point-x="0%" draw:fill-image-ref-point-y="13%" draw:fill-image-ref-point="top" draw:tile-repeat-offset="0% vertical" draw:textarea-vertical-align="middle" draw:auto-grow-height="false" fo:padding-top="0.13cm" fo:padding-bottom="0.13cm" fo:padding-left="0.255cm" fo:padding-right="0.255cm"/>
    </style:style>
    <style:style style:name="gr59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 style:protect="size"/>
    </style:style>
    <style:style style:name="gr60" style:family="graphic" style:parent-style-name="standard">
      <style:graphic-properties draw:stroke="none"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1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vertical-align="middle" fo:padding-top="0.13cm" fo:padding-bottom="0.13cm" fo:padding-left="0.255cm" fo:padding-right="0.255cm"/>
    </style:style>
    <style:style style:name="gr62" style:family="graphic" style:parent-style-name="standard">
      <style:graphic-properties svg:stroke-width="0.01cm" svg:stroke-color="#999999" draw:marker-start-width="0.22cm" draw:marker-end-width="0.22cm" draw:fill-color="#50200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3" style:family="graphic" style:parent-style-name="objectwithoutfill">
      <style:graphic-properties svg:stroke-width="0cm" svg:stroke-color="#611729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64" style:family="graphic" style:parent-style-name="objectwithoutfill">
      <style:graphic-properties svg:stroke-width="0cm" svg:stroke-color="#784b04" draw:marker-start-width="0.21cm" draw:marker-end-width="0.21cm" draw:fill="solid" draw:fill-color="#fff5ce" draw:textarea-horizontal-align="center" draw:textarea-vertical-align="middle" fo:padding-top="0.125cm" fo:padding-bottom="0.125cm" fo:padding-left="0.25cm" fo:padding-right="0.25cm"/>
    </style:style>
    <style:style style:name="gr65" style:family="graphic" style:parent-style-name="objectwithoutfill">
      <style:graphic-properties svg:stroke-width="0.02cm" svg:stroke-color="#ffb66c" draw:marker-start-width="0.24cm" draw:marker-end-width="0.24cm" draw:fill="gradient" draw:fill-gradient-name="Gradient_20_3" draw:gradient-step-count="0" draw:textarea-horizontal-align="center" draw:textarea-vertical-align="middle" fo:padding-top="0.135cm" fo:padding-bottom="0.135cm" fo:padding-left="0.26cm" fo:padding-right="0.26cm"/>
    </style:style>
    <style:style style:name="gr66" style:family="graphic" style:parent-style-name="objectwithoutfill">
      <style:graphic-properties svg:stroke-width="0.01cm" svg:stroke-color="#999999" draw:marker-start-width="0.22cm" draw:marker-end-width="0.22cm" draw:stroke-linejoin="round" svg:stroke-linecap="butt" draw:fill="none" draw:textarea-horizontal-align="center" draw:textarea-vertical-align="middle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  <style:text-properties fo:language="uk" fo:country="UA"/>
    </style:style>
    <style:style style:name="P2" style:family="paragraph">
      <style:paragraph-properties fo:text-align="center"/>
      <style:text-properties fo:language="uk" fo:country="UA"/>
    </style:style>
    <style:style style:name="P3" style:family="paragraph">
      <loext:graphic-properties draw:fill="solid" draw:fill-color="#ffffd7"/>
      <style:paragraph-properties fo:text-align="center"/>
      <style:text-properties fo:language="uk" fo:country="UA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bitmap" draw:fill-image-name="sand_5f_brick" draw:fill-image-width="5%" draw:fill-image-height="5%" style:repeat="repeat" draw:fill-image-ref-point-x="0%" draw:fill-image-ref-point-y="10%" draw:fill-image-ref-point="center" draw:tile-repeat-offset="0% vertical"/>
      <style:paragraph-properties fo:text-align="center"/>
      <style:text-properties fo:language="uk" fo:country="UA"/>
    </style:style>
    <style:style style:name="P8" style:family="paragraph">
      <loext:graphic-properties draw:fill-color="#611729"/>
      <style:paragraph-properties fo:text-align="center"/>
      <style:text-properties fo:language="uk" fo:country="UA"/>
    </style:style>
    <style:style style:name="P9" style:family="paragraph">
      <loext:graphic-properties draw:fill="bitmap" draw:fill-image-name="sand_5f_brick" draw:fill-image-width="5%" draw:fill-image-height="5%" style:repeat="repeat" draw:fill-image-ref-point-y="10%"/>
      <style:paragraph-properties fo:text-align="center"/>
      <style:text-properties fo:language="uk" fo:country="UA"/>
    </style:style>
    <style:style style:name="P10" style:family="paragraph">
      <loext:graphic-properties draw:fill="bitmap" draw:fill-image-name="Colorful_20_Pebbles" draw:fill-image-width="30%" draw:fill-image-height="100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11" style:family="paragraph">
      <loext:graphic-properties draw:fill="bitmap" draw:fill-image-name="brown_5f_brick" draw:fill-image-width="100%" draw:fill-image-height="100%" style:repeat="repeat" draw:fill-image-ref-point-x="0%" draw:fill-image-ref-point-y="13%" draw:fill-image-ref-point="top" draw:tile-repeat-offset="0% vertical"/>
      <style:paragraph-properties fo:text-align="center"/>
    </style:style>
    <style:style style:name="P12" style:family="paragraph">
      <loext:graphic-properties draw:fill="bitmap" draw:fill-image-name="shifer_5f_red" draw:fill-image-width="10%" draw:fill-image-height="10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13" style:family="paragraph">
      <loext:graphic-properties draw:fill="solid" draw:fill-color="#611729"/>
      <style:paragraph-properties fo:text-align="center"/>
      <style:text-properties fo:language="uk" fo:country="UA"/>
    </style:style>
    <style:style style:name="P14" style:family="paragraph">
      <loext:graphic-properties draw:fill="solid" draw:fill-color="#861141"/>
      <style:paragraph-properties fo:text-align="center"/>
      <style:text-properties fo:language="uk" fo:country="UA"/>
    </style:style>
    <style:style style:name="P15" style:family="paragraph">
      <loext:graphic-properties draw:fill="gradient" draw:fill-gradient-name="Gradient_20_2" draw:gradient-step-count="0"/>
      <style:paragraph-properties fo:text-align="center"/>
      <style:text-properties fo:language="uk" fo:country="UA"/>
    </style:style>
    <style:style style:name="P16" style:family="paragraph">
      <loext:graphic-properties draw:fill="gradient" draw:fill-gradient-name="Gradient_20_2"/>
      <style:paragraph-properties fo:text-align="center"/>
      <style:text-properties fo:language="uk" fo:country="UA"/>
    </style:style>
    <style:style style:name="P17" style:family="paragraph">
      <loext:graphic-properties draw:fill="none" draw:fill-color="#ffffff"/>
      <style:paragraph-properties fo:text-align="center"/>
      <style:text-properties fo:language="uk" fo:country="UA"/>
    </style:style>
    <style:style style:name="P18" style:family="paragraph">
      <loext:graphic-properties draw:fill="bitmap" draw:fill-image-name="brown_5f_brick" draw:fill-image-width="130%" draw:fill-image-height="100%" style:repeat="repeat" draw:fill-image-ref-point-x="0%" draw:fill-image-ref-point-y="13%" draw:fill-image-ref-point="top-left" draw:tile-repeat-offset="0% vertical"/>
      <style:paragraph-properties fo:text-align="center"/>
    </style:style>
    <style:style style:name="P19" style:family="paragraph">
      <loext:graphic-properties draw:fill="bitmap" draw:fill-image-name="brown_5f_brick" draw:fill-image-width="100%" draw:fill-image-height="200%" style:repeat="repeat" draw:fill-image-ref-point-x="0%" draw:fill-image-ref-point-y="13%" draw:fill-image-ref-point="top" draw:tile-repeat-offset="0% vertical"/>
      <style:paragraph-properties fo:text-align="center"/>
    </style:style>
    <style:style style:name="P20" style:family="paragraph">
      <loext:graphic-properties draw:fill="solid" draw:fill-color="#784b04"/>
      <style:paragraph-properties fo:text-align="center"/>
      <style:text-properties fo:language="uk" fo:country="UA"/>
    </style:style>
    <style:style style:name="P21" style:family="paragraph">
      <loext:graphic-properties draw:fill="gradient" draw:fill-color="#b4c7dc" draw:fill-gradient-name="Blue_20_Touch" draw:gradient-step-count="0"/>
      <style:paragraph-properties fo:text-align="center"/>
      <style:text-properties fo:language="uk" fo:country="UA"/>
    </style:style>
    <style:style style:name="P22" style:family="paragraph">
      <loext:graphic-properties draw:fill="solid" draw:fill-color="#ffdbb6"/>
      <style:paragraph-properties fo:text-align="center"/>
      <style:text-properties fo:language="uk" fo:country="UA"/>
    </style:style>
    <style:style style:name="P23" style:family="paragraph">
      <loext:graphic-properties draw:fill="solid" draw:fill-color="#ffdbb6"/>
      <style:paragraph-properties fo:text-align="center"/>
    </style:style>
    <style:style style:name="P24" style:family="paragraph">
      <loext:graphic-properties draw:fill="bitmap" draw:gradient-step-count="0" draw:fill-image-name="sand_5f_brick" draw:opacity="100%" draw:fill-image-width="35%" draw:fill-image-height="15%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25" style:family="paragraph">
      <loext:graphic-properties draw:fill="gradient" draw:fill-gradient-name="Gradient_20_1" draw:gradient-step-count="0" draw:opacity="50%"/>
      <style:paragraph-properties fo:text-align="center"/>
      <style:text-properties fo:language="uk" fo:country="UA"/>
    </style:style>
    <style:style style:name="P26" style:family="paragraph">
      <loext:graphic-properties draw:fill="gradient" draw:fill-gradient-name="gradient"/>
      <style:paragraph-properties fo:text-align="center"/>
      <style:text-properties fo:language="uk" fo:country="UA"/>
    </style:style>
    <style:style style:name="P27" style:family="paragraph">
      <loext:graphic-properties draw:fill="gradient" draw:fill-gradient-name="gradient" draw:gradient-step-count="0"/>
      <style:paragraph-properties fo:text-align="center"/>
      <style:text-properties fo:language="uk" fo:country="UA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language="uk" fo:country="UA"/>
    </style:style>
    <style:style style:name="P29" style:family="paragraph">
      <loext:graphic-properties draw:fill="solid" draw:fill-color="#b4c7dc"/>
      <style:paragraph-properties fo:text-align="center"/>
      <style:text-properties fo:language="uk" fo:country="UA"/>
    </style:style>
    <style:style style:name="P30" style:family="paragraph">
      <loext:graphic-properties draw:fill="bitmap" draw:fill-image-name="Parchment_20_Paper" draw:fill-image-width="0.1cm" draw:fill-image-height="0.1cm" style:repeat="repeat" draw:fill-image-ref-point-x="0%" draw:fill-image-ref-point-y="0%" draw:fill-image-ref-point="center" draw:tile-repeat-offset="0% vertical"/>
      <style:paragraph-properties fo:text-align="center"/>
      <style:text-properties fo:language="uk" fo:country="UA"/>
    </style:style>
    <style:style style:name="P31" style:family="paragraph">
      <loext:graphic-properties draw:fill="bitmap" draw:fill-image-name="Horizontal_20_Brick" draw:opacity="30%" draw:fill-image-width="5%" draw:fill-image-height="5%" style:repeat="repeat"/>
      <style:paragraph-properties fo:text-align="center"/>
      <style:text-properties fo:language="uk" fo:country="UA"/>
    </style:style>
    <style:style style:name="P32" style:family="paragraph">
      <loext:graphic-properties draw:fill="bitmap" draw:fill-image-name="brown_5f_brick" draw:fill-image-width="100%" draw:fill-image-height="100%" style:repeat="repeat" draw:fill-image-ref-point-x="0%" draw:fill-image-ref-point-y="0%" draw:fill-image-ref-point="center" draw:tile-repeat-offset="0% vertical"/>
      <style:paragraph-properties fo:text-align="center"/>
    </style:style>
    <style:style style:name="P33" style:family="paragraph">
      <loext:graphic-properties draw:fill="bitmap" draw:fill-image-name="brown_5f_brick" draw:fill-image-width="100%" draw:fill-image-height="130%" style:repeat="repeat" draw:fill-image-ref-point-x="0%" draw:fill-image-ref-point-y="13%" draw:fill-image-ref-point="top" draw:tile-repeat-offset="0% vertical"/>
      <style:paragraph-properties fo:text-align="center"/>
    </style:style>
    <style:style style:name="P34" style:family="paragraph">
      <loext:graphic-properties draw:fill="bitmap" draw:fill-image-name="brown_5f_brick" draw:fill-image-width="70%" draw:fill-image-height="100%" style:repeat="repeat" draw:fill-image-ref-point-x="0%" draw:fill-image-ref-point-y="13%" draw:fill-image-ref-point="top" draw:tile-repeat-offset="0% vertical"/>
      <style:paragraph-properties fo:text-align="center"/>
    </style:style>
    <style:style style:name="P35" style:family="paragraph">
      <loext:graphic-properties draw:fill-color="#50200c"/>
      <style:paragraph-properties fo:text-align="center"/>
      <style:text-properties fo:language="uk" fo:country="UA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solid" draw:fill-color="#fff5ce"/>
      <style:paragraph-properties fo:text-align="center"/>
      <style:text-properties fo:language="uk" fo:country="UA"/>
    </style:style>
    <style:style style:name="P38" style:family="paragraph">
      <loext:graphic-properties draw:fill="gradient" draw:fill-gradient-name="Gradient_20_3" draw:gradient-step-count="0"/>
      <style:paragraph-properties fo:text-align="center"/>
      <style:text-properties fo:language="uk" fo:country="UA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language="uk" fo:country="UA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9cm" svg:height="9cm" draw:transform="rotate (-1.5707963267949) translate (13cm 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cm" svg:y1="6cm" svg:x2="8.5cm" svg:y2="15cm">
          <text:p/>
        </draw:line>
        <draw:line draw:style-name="gr2" draw:text-style-name="P1" draw:layer="layout" svg:x1="8.8cm" svg:y1="6cm" svg:x2="8.8cm" svg:y2="12.55cm">
          <text:p/>
        </draw:line>
        <draw:line draw:style-name="gr2" draw:text-style-name="P1" draw:layer="layout" svg:x1="8.5cm" svg:y1="9cm" svg:x2="4cm" svg:y2="9cm">
          <text:p/>
        </draw:line>
        <draw:line draw:style-name="gr2" draw:text-style-name="P1" draw:layer="layout" svg:x1="8.5cm" svg:y1="9.15cm" svg:x2="4cm" svg:y2="9.15cm">
          <text:p/>
        </draw:line>
        <draw:line draw:style-name="gr2" draw:text-style-name="P1" draw:layer="layout" svg:x1="6.85cm" svg:y1="12.15cm" svg:x2="6.85cm" svg:y2="15cm">
          <text:p/>
        </draw:line>
        <draw:line draw:style-name="gr2" draw:text-style-name="P1" draw:layer="layout" svg:x1="7cm" svg:y1="12.1cm" svg:x2="7cm" svg:y2="15cm">
          <text:p/>
        </draw:line>
        <draw:line draw:style-name="gr2" draw:text-style-name="P1" draw:layer="layout" svg:x1="7cm" svg:y1="9.15cm" svg:x2="7cm" svg:y2="10.25cm">
          <text:p/>
        </draw:line>
        <draw:line draw:style-name="gr2" draw:text-style-name="P1" draw:layer="layout" svg:x1="6.5cm" svg:y1="9.15cm" svg:x2="6.5cm" svg:y2="10.25cm">
          <text:p/>
        </draw:line>
        <draw:line draw:style-name="gr2" draw:text-style-name="P1" draw:layer="layout" svg:x1="5.5cm" svg:y1="9.15cm" svg:x2="5.5cm" svg:y2="11.35cm">
          <text:p/>
        </draw:line>
        <draw:line draw:style-name="gr2" draw:text-style-name="P1" draw:layer="layout" svg:x1="5.25cm" svg:y1="9.15cm" svg:x2="5.25cm" svg:y2="11.35cm">
          <text:p/>
        </draw:line>
        <draw:line draw:style-name="gr2" draw:text-style-name="P1" draw:layer="layout" svg:x1="5.75cm" svg:y1="9.15cm" svg:x2="5.75cm" svg:y2="11.35cm">
          <text:p/>
        </draw:line>
        <draw:line draw:style-name="gr2" draw:text-style-name="P1" draw:layer="layout" svg:x1="6.25cm" svg:y1="9.15cm" svg:x2="6.25cm" svg:y2="10.25cm">
          <text:p/>
        </draw:line>
        <draw:line draw:style-name="gr2" draw:text-style-name="P1" draw:layer="layout" svg:x1="6.75cm" svg:y1="9.15cm" svg:x2="6.75cm" svg:y2="10.25cm">
          <text:p/>
        </draw:line>
        <draw:line draw:style-name="gr2" draw:text-style-name="P1" draw:layer="layout" svg:x1="7.5cm" svg:y1="10.25cm" svg:x2="5cm" svg:y2="10.25cm">
          <text:p/>
        </draw:line>
        <draw:line draw:style-name="gr2" draw:text-style-name="P1" draw:layer="layout" svg:x1="5cm" svg:y1="9.15cm" svg:x2="5cm" svg:y2="11.35cm">
          <text:p/>
        </draw:line>
        <draw:line draw:style-name="gr2" draw:text-style-name="P1" draw:layer="layout" svg:x1="6.25cm" svg:y1="11.35cm" svg:x2="4cm" svg:y2="11.35cm">
          <text:p/>
        </draw:line>
        <draw:line draw:style-name="gr2" draw:text-style-name="P1" draw:layer="layout" svg:x1="6.2cm" svg:y1="11.5cm" svg:x2="4cm" svg:y2="11.5cm">
          <text:p/>
        </draw:line>
        <draw:line draw:style-name="gr2" draw:text-style-name="P1" draw:layer="layout" svg:x1="6.85cm" svg:y1="13.3cm" svg:x2="4cm" svg:y2="13.3cm">
          <text:p/>
        </draw:line>
        <draw:line draw:style-name="gr2" draw:text-style-name="P1" draw:layer="layout" svg:x1="6.85cm" svg:y1="13.45cm" svg:x2="4cm" svg:y2="13.45cm">
          <text:p/>
        </draw:line>
        <draw:line draw:style-name="gr2" draw:text-style-name="P1" draw:layer="layout" svg:x1="7.5cm" svg:y1="9.15cm" svg:x2="7.5cm" svg:y2="10.25cm">
          <text:p/>
        </draw:line>
        <draw:line draw:style-name="gr2" draw:text-style-name="P1" draw:layer="layout" svg:x1="7.25cm" svg:y1="9.15cm" svg:x2="7.25cm" svg:y2="10.25cm">
          <text:p/>
        </draw:line>
        <draw:line draw:style-name="gr2" draw:text-style-name="P1" draw:layer="layout" svg:x1="6cm" svg:y1="9.15cm" svg:x2="6cm" svg:y2="11.35cm">
          <text:p/>
        </draw:line>
        <draw:line draw:style-name="gr2" draw:text-style-name="P1" draw:layer="layout" svg:x1="6.25cm" svg:y1="11.35cm" svg:x2="7cm" svg:y2="12.1cm">
          <text:p/>
        </draw:line>
        <draw:line draw:style-name="gr2" draw:text-style-name="P1" draw:layer="layout" svg:x1="6.2cm" svg:y1="11.5cm" svg:x2="6.85cm" svg:y2="12.15cm">
          <text:p/>
        </draw:line>
        <draw:custom-shape draw:style-name="gr3" draw:text-style-name="P1" draw:layer="layout" svg:width="9.9cm" svg:height="9.9cm" draw:transform="rotate (-1.5707963267949) translate (13.45cm 5.55cm)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9cm" svg:height="9cm" draw:transform="rotate (-1.5707963267949) translate (26cm 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cm" svg:y1="9cm" svg:x2="17cm" svg:y2="9cm">
          <text:p/>
        </draw:line>
        <draw:line draw:style-name="gr2" draw:text-style-name="P1" draw:layer="layout" svg:x1="22cm" svg:y1="9.15cm" svg:x2="17cm" svg:y2="9.15cm">
          <text:p/>
        </draw:line>
        <draw:line draw:style-name="gr2" draw:text-style-name="P1" draw:layer="layout" svg:x1="22cm" svg:y1="6cm" svg:x2="22cm" svg:y2="11cm">
          <text:p/>
        </draw:line>
        <draw:line draw:style-name="gr2" draw:text-style-name="P1" draw:layer="layout" svg:x1="22.15cm" svg:y1="6cm" svg:x2="22.15cm" svg:y2="11cm">
          <text:p/>
        </draw:line>
        <draw:line draw:style-name="gr2" draw:text-style-name="P1" draw:layer="layout" svg:x1="20cm" svg:y1="9.15cm" svg:x2="20cm" svg:y2="10.25cm">
          <text:p/>
        </draw:line>
        <draw:line draw:style-name="gr2" draw:text-style-name="P1" draw:layer="layout" svg:x1="19.5cm" svg:y1="9.15cm" svg:x2="19.5cm" svg:y2="10.25cm">
          <text:p/>
        </draw:line>
        <draw:line draw:style-name="gr2" draw:text-style-name="P1" draw:layer="layout" svg:x1="18.5cm" svg:y1="9.15cm" svg:x2="18.5cm" svg:y2="11.35cm">
          <text:p/>
        </draw:line>
        <draw:line draw:style-name="gr2" draw:text-style-name="P1" draw:layer="layout" svg:x1="18.25cm" svg:y1="9.15cm" svg:x2="18.25cm" svg:y2="11.35cm">
          <text:p/>
        </draw:line>
        <draw:line draw:style-name="gr2" draw:text-style-name="P1" draw:layer="layout" svg:x1="18.75cm" svg:y1="9.15cm" svg:x2="18.75cm" svg:y2="11.35cm">
          <text:p/>
        </draw:line>
        <draw:line draw:style-name="gr2" draw:text-style-name="P1" draw:layer="layout" svg:x1="19.25cm" svg:y1="9.15cm" svg:x2="19.25cm" svg:y2="10.25cm">
          <text:p/>
        </draw:line>
        <draw:line draw:style-name="gr2" draw:text-style-name="P1" draw:layer="layout" svg:x1="19.75cm" svg:y1="9.15cm" svg:x2="19.75cm" svg:y2="10.25cm">
          <text:p/>
        </draw:line>
        <draw:line draw:style-name="gr2" draw:text-style-name="P1" draw:layer="layout" svg:x1="20cm" svg:y1="10.25cm" svg:x2="18cm" svg:y2="10.25cm">
          <text:p/>
        </draw:line>
        <draw:line draw:style-name="gr2" draw:text-style-name="P1" draw:layer="layout" svg:x1="18cm" svg:y1="9.15cm" svg:x2="18cm" svg:y2="11.35cm">
          <text:p/>
        </draw:line>
        <draw:line draw:style-name="gr4" draw:text-style-name="P1" draw:layer="layout" svg:x1="20.5cm" svg:y1="9.15cm" svg:x2="20.5cm" svg:y2="10.25cm">
          <text:p/>
        </draw:line>
        <draw:line draw:style-name="gr4" draw:text-style-name="P1" draw:layer="layout" svg:x1="20.25cm" svg:y1="9.15cm" svg:x2="20.25cm" svg:y2="10.25cm">
          <text:p/>
        </draw:line>
        <draw:line draw:style-name="gr2" draw:text-style-name="P1" draw:layer="layout" svg:x1="21cm" svg:y1="12cm" svg:x2="21cm" svg:y2="15cm">
          <text:p/>
        </draw:line>
        <draw:line draw:style-name="gr2" draw:text-style-name="P1" draw:layer="layout" svg:x1="21.15cm" svg:y1="12.05cm" svg:x2="21.15cm" svg:y2="15cm">
          <text:p/>
        </draw:line>
        <draw:line draw:style-name="gr2" draw:text-style-name="P1" draw:layer="layout" svg:x1="26cm" svg:y1="11cm" svg:x2="22.15cm" svg:y2="11cm">
          <text:p/>
        </draw:line>
        <draw:line draw:style-name="gr2" draw:text-style-name="P1" draw:layer="layout" svg:x1="26cm" svg:y1="11.15cm" svg:x2="22.05cm" svg:y2="11.15cm">
          <text:p/>
        </draw:line>
        <draw:line draw:style-name="gr2" draw:text-style-name="P1" draw:layer="layout" svg:x1="19cm" svg:y1="9.15cm" svg:x2="19cm" svg:y2="11.35cm">
          <text:p/>
        </draw:line>
        <draw:line draw:style-name="gr2" draw:text-style-name="P1" draw:layer="layout" svg:x1="22.05cm" svg:y1="11.15cm" svg:x2="21.15cm" svg:y2="12.05cm">
          <text:p/>
        </draw:line>
        <draw:line draw:style-name="gr2" draw:text-style-name="P1" draw:layer="layout" svg:x1="22cm" svg:y1="11cm" svg:x2="21cm" svg:y2="12cm">
          <text:p/>
        </draw:line>
        <draw:custom-shape draw:style-name="gr3" draw:text-style-name="P1" draw:layer="layout" svg:width="9.9cm" svg:height="9.9cm" draw:transform="rotate (-1.5707963267949) translate (26.45cm 5.55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cm" svg:y1="13cm" svg:x2="9cm" svg:y2="13cm">
          <text:p/>
        </draw:line>
        <draw:line draw:style-name="gr2" draw:text-style-name="P1" draw:layer="layout" svg:x1="13cm" svg:y1="12.55cm" svg:x2="8.8cm" svg:y2="12.55cm">
          <text:p/>
        </draw:line>
        <draw:line draw:style-name="gr2" draw:text-style-name="P1" draw:layer="layout" svg:x1="9cm" svg:y1="13cm" svg:x2="9cm" svg:y2="15cm">
          <text:p/>
        </draw:line>
        <draw:g>
          <draw:line draw:style-name="gr5" draw:text-style-name="P1" draw:layer="layout" svg:x1="7.3cm" svg:y1="15.3cm" svg:x2="8.1cm" svg:y2="15.3cm">
            <text:p/>
          </draw:line>
          <draw:line draw:style-name="gr2" draw:text-style-name="P1" draw:layer="layout" svg:x1="7.3cm" svg:y1="15cm" svg:x2="7.3cm" svg:y2="15.45cm">
            <text:p/>
          </draw:line>
          <draw:line draw:style-name="gr2" draw:text-style-name="P1" draw:layer="layout" svg:x1="8.1cm" svg:y1="15cm" svg:x2="8.1cm" svg:y2="15.45cm">
            <text:p/>
          </draw:line>
        </draw:g>
        <draw:line draw:style-name="gr4" draw:text-style-name="P1" draw:layer="layout" svg:x1="20cm" svg:y1="10.25cm" svg:x2="20.5cm" svg:y2="10.25cm">
          <text:p/>
        </draw:line>
        <draw:g>
          <draw:line draw:style-name="gr5" draw:text-style-name="P1" draw:layer="layout" svg:x1="3.7cm" svg:y1="12.2cm" svg:x2="3.7cm" svg:y2="12.6cm">
            <text:p/>
          </draw:line>
          <draw:line draw:style-name="gr2" draw:text-style-name="P1" draw:layer="layout" svg:x1="4cm" svg:y1="12.2cm" svg:x2="3.55cm" svg:y2="12.2cm">
            <text:p/>
          </draw:line>
          <draw:line draw:style-name="gr2" draw:text-style-name="P1" draw:layer="layout" svg:x1="4cm" svg:y1="12.6cm" svg:x2="3.55cm" svg:y2="12.6cm">
            <text:p/>
          </draw:line>
        </draw:g>
        <draw:line draw:style-name="gr2" draw:text-style-name="P1" draw:layer="layout" svg:x1="10.7cm" svg:y1="15cm" svg:x2="10.7cm" svg:y2="15.45cm">
          <text:p/>
        </draw:line>
        <draw:line draw:style-name="gr2" draw:text-style-name="P1" draw:layer="layout" svg:x1="9.3cm" svg:y1="15cm" svg:x2="9.3cm" svg:y2="15.45cm">
          <text:p/>
        </draw:line>
        <draw:line draw:style-name="gr2" draw:text-style-name="P1" draw:layer="layout" svg:x1="12.7cm" svg:y1="15cm" svg:x2="12.7cm" svg:y2="15.45cm">
          <text:p/>
        </draw:line>
        <draw:line draw:style-name="gr2" draw:text-style-name="P1" draw:layer="layout" svg:x1="11.3cm" svg:y1="15cm" svg:x2="11.3cm" svg:y2="15.45cm">
          <text:p/>
        </draw:line>
        <draw:line draw:style-name="gr2" draw:text-style-name="P1" draw:layer="layout" svg:x1="13cm" svg:y1="13.3cm" svg:x2="13.45cm" svg:y2="13.3cm">
          <text:p/>
        </draw:line>
        <draw:line draw:style-name="gr2" draw:text-style-name="P1" draw:layer="layout" svg:x1="13cm" svg:y1="14.7cm" svg:x2="13.45cm" svg:y2="14.7cm">
          <text:p/>
        </draw:line>
        <draw:g>
          <draw:line draw:style-name="gr2" draw:text-style-name="P1" draw:layer="layout" svg:x1="6.991cm" svg:y1="14.8cm" svg:x2="6.841cm" svg:y2="14.8cm">
            <text:p/>
          </draw:line>
          <draw:line draw:style-name="gr2" draw:text-style-name="P1" draw:layer="layout" svg:x1="6.991cm" svg:y1="13.9cm" svg:x2="6.841cm" svg:y2="13.9cm">
            <text:p/>
          </draw:line>
          <draw:line draw:style-name="gr2" draw:text-style-name="P1" draw:layer="layout" svg:x1="7.627cm" svg:y1="14.162cm" svg:x2="6.991cm" svg:y2="14.798cm">
            <text:p/>
          </draw:line>
          <draw:circle draw:style-name="gr6" draw:text-style-name="P2" draw:layer="layout" svg:width="1.8cm" svg:height="1.8cm" draw:transform="rotate (-1.5707963267949) translate (7.9cm 13.9cm)" draw:kind="arc" draw:start-angle="90.13" draw:end-angle="180.57">
            <text:p/>
          </draw:circle>
        </draw:g>
        <draw:g>
          <draw:line draw:style-name="gr2" draw:text-style-name="P1" draw:layer="layout" svg:x1="6.306cm" svg:y1="11.408cm" svg:x2="6.2cm" svg:y2="11.514cm">
            <text:p/>
          </draw:line>
          <draw:line draw:style-name="gr2" draw:text-style-name="P1" draw:layer="layout" svg:x1="6.942cm" svg:y1="12.044cm" svg:x2="6.836cm" svg:y2="12.15cm">
            <text:p/>
          </draw:line>
          <draw:line draw:style-name="gr2" draw:text-style-name="P1" draw:layer="layout" svg:x1="7.207cm" svg:y1="11.409cm" svg:x2="6.307cm" svg:y2="11.409cm">
            <text:p/>
          </draw:line>
          <draw:circle draw:style-name="gr6" draw:text-style-name="P2" draw:layer="layout" svg:width="1.8cm" svg:height="1.8cm" draw:transform="rotate (-0.785398163397449) translate (6.312cm 10.129cm)" draw:kind="arc" draw:start-angle="359.43" draw:end-angle="89.88">
            <text:p/>
          </draw:circle>
        </draw:g>
        <draw:line draw:style-name="gr2" draw:text-style-name="P1" draw:layer="layout" svg:x1="19.85cm" svg:y1="12.15cm" svg:x2="19.85cm" svg:y2="15cm">
          <text:p/>
        </draw:line>
        <draw:line draw:style-name="gr2" draw:text-style-name="P1" draw:layer="layout" svg:x1="20cm" svg:y1="12.1cm" svg:x2="20cm" svg:y2="15cm">
          <text:p/>
        </draw:line>
        <draw:line draw:style-name="gr2" draw:text-style-name="P1" draw:layer="layout" svg:x1="19.25cm" svg:y1="11.35cm" svg:x2="17cm" svg:y2="11.35cm">
          <text:p/>
        </draw:line>
        <draw:line draw:style-name="gr2" draw:text-style-name="P1" draw:layer="layout" svg:x1="19.2cm" svg:y1="11.5cm" svg:x2="17cm" svg:y2="11.5cm">
          <text:p/>
        </draw:line>
        <draw:line draw:style-name="gr2" draw:text-style-name="P1" draw:layer="layout" svg:x1="19.85cm" svg:y1="13.3cm" svg:x2="17cm" svg:y2="13.3cm">
          <text:p/>
        </draw:line>
        <draw:line draw:style-name="gr2" draw:text-style-name="P1" draw:layer="layout" svg:x1="19.85cm" svg:y1="13.45cm" svg:x2="17cm" svg:y2="13.45cm">
          <text:p/>
        </draw:line>
        <draw:line draw:style-name="gr2" draw:text-style-name="P1" draw:layer="layout" svg:x1="19.25cm" svg:y1="11.35cm" svg:x2="20cm" svg:y2="12.1cm">
          <text:p/>
        </draw:line>
        <draw:line draw:style-name="gr2" draw:text-style-name="P1" draw:layer="layout" svg:x1="19.2cm" svg:y1="11.5cm" svg:x2="19.85cm" svg:y2="12.15cm">
          <text:p/>
        </draw:line>
        <draw:g>
          <draw:line draw:style-name="gr2" draw:text-style-name="P1" draw:layer="layout" svg:x1="19.991cm" svg:y1="14.8cm" svg:x2="19.841cm" svg:y2="14.8cm">
            <text:p/>
          </draw:line>
          <draw:line draw:style-name="gr2" draw:text-style-name="P1" draw:layer="layout" svg:x1="19.991cm" svg:y1="13.9cm" svg:x2="19.841cm" svg:y2="13.9cm">
            <text:p/>
          </draw:line>
          <draw:line draw:style-name="gr2" draw:text-style-name="P1" draw:layer="layout" svg:x1="20.627cm" svg:y1="14.162cm" svg:x2="19.991cm" svg:y2="14.798cm">
            <text:p/>
          </draw:line>
          <draw:circle draw:style-name="gr6" draw:text-style-name="P2" draw:layer="layout" svg:width="1.8cm" svg:height="1.8cm" draw:transform="rotate (-1.5707963267949) translate (20.9cm 13.9cm)" draw:kind="arc" draw:start-angle="90.13" draw:end-angle="180.57">
            <text:p/>
          </draw:circle>
        </draw:g>
        <draw:g>
          <draw:line draw:style-name="gr2" draw:text-style-name="P1" draw:layer="layout" svg:x1="19.306cm" svg:y1="11.408cm" svg:x2="19.2cm" svg:y2="11.514cm">
            <text:p/>
          </draw:line>
          <draw:line draw:style-name="gr2" draw:text-style-name="P1" draw:layer="layout" svg:x1="19.942cm" svg:y1="12.044cm" svg:x2="19.836cm" svg:y2="12.15cm">
            <text:p/>
          </draw:line>
          <draw:line draw:style-name="gr2" draw:text-style-name="P1" draw:layer="layout" svg:x1="20.207cm" svg:y1="11.409cm" svg:x2="19.307cm" svg:y2="11.409cm">
            <text:p/>
          </draw:line>
          <draw:circle draw:style-name="gr6" draw:text-style-name="P2" draw:layer="layout" svg:width="1.8cm" svg:height="1.8cm" draw:transform="rotate (-0.785398163397449) translate (19.312cm 10.129cm)" draw:kind="arc" draw:start-angle="359.43" draw:end-angle="89.88">
            <text:p/>
          </draw:circle>
        </draw:g>
        <draw:g>
          <draw:line draw:style-name="gr2" draw:text-style-name="P1" draw:layer="layout" svg:x1="20.55cm" svg:y1="9.15cm" svg:x2="20.55cm" svg:y2="9cm">
            <text:p/>
          </draw:line>
          <draw:line draw:style-name="gr2" draw:text-style-name="P1" draw:layer="layout" svg:x1="21.45cm" svg:y1="9.15cm" svg:x2="21.45cm" svg:y2="9cm">
            <text:p/>
          </draw:line>
          <draw:line draw:style-name="gr2" draw:text-style-name="P1" draw:layer="layout" svg:x1="21.188cm" svg:y1="9.786cm" svg:x2="20.552cm" svg:y2="9.15cm">
            <text:p/>
          </draw:line>
          <draw:circle draw:style-name="gr6" draw:text-style-name="P2" draw:layer="layout" svg:width="1.8cm" svg:height="1.8cm" draw:transform="rotate (-3.14159265358979) translate (21.45cm 10.059cm)" draw:kind="arc" draw:start-angle="90.13" draw:end-angle="180.57">
            <text:p/>
          </draw:circle>
        </draw:g>
        <draw:g>
          <draw:line draw:style-name="gr2" draw:text-style-name="P1" draw:layer="layout" svg:x1="22.009cm" svg:y1="9.55cm" svg:x2="22.159cm" svg:y2="9.55cm">
            <text:p/>
          </draw:line>
          <draw:line draw:style-name="gr2" draw:text-style-name="P1" draw:layer="layout" svg:x1="22.009cm" svg:y1="10.45cm" svg:x2="22.159cm" svg:y2="10.45cm">
            <text:p/>
          </draw:line>
          <draw:line draw:style-name="gr2" draw:text-style-name="P1" draw:layer="layout" svg:x1="21.373cm" svg:y1="10.188cm" svg:x2="22.009cm" svg:y2="9.552cm">
            <text:p/>
          </draw:line>
          <draw:circle draw:style-name="gr6" draw:text-style-name="P2" draw:layer="layout" svg:width="1.8cm" svg:height="1.8cm" draw:transform="rotate (1.5707963267949) translate (21.1cm 10.45cm)" draw:kind="arc" draw:start-angle="90.13" draw:end-angle="180.57">
            <text:p/>
          </draw:circle>
        </draw:g>
        <draw:g>
          <draw:line draw:style-name="gr2" draw:text-style-name="P1" draw:layer="layout" svg:x1="21.808cm" svg:y1="11.158cm" svg:x2="21.914cm" svg:y2="11.264cm">
            <text:p/>
          </draw:line>
          <draw:line draw:style-name="gr2" draw:text-style-name="P1" draw:layer="layout" svg:x1="21.172cm" svg:y1="11.794cm" svg:x2="21.278cm" svg:y2="11.9cm">
            <text:p/>
          </draw:line>
          <draw:line draw:style-name="gr2" draw:text-style-name="P1" draw:layer="layout" svg:x1="20.907cm" svg:y1="11.159cm" svg:x2="21.806cm" svg:y2="11.159cm">
            <text:p/>
          </draw:line>
          <draw:circle draw:style-name="gr6" draw:text-style-name="P2" draw:layer="layout" svg:width="1.8cm" svg:height="1.8cm" draw:transform="rotate (0.785398163397448) translate (20.529cm 11.151cm)" draw:kind="arc" draw:start-angle="90.13" draw:end-angle="180.57">
            <text:p/>
          </draw:circle>
        </draw:g>
        <draw:line draw:style-name="gr2" draw:text-style-name="P1" draw:layer="layout" svg:x1="9cm" svg:y1="14.5cm" svg:x2="8.5cm" svg:y2="14.45cm">
          <text:p/>
        </draw:line>
        <draw:line draw:style-name="gr2" draw:text-style-name="P1" draw:layer="layout" svg:x1="9cm" svg:y1="13.5cm" svg:x2="8.5cm" svg:y2="13.55cm">
          <text:p/>
        </draw:line>
        <draw:line draw:style-name="gr2" draw:text-style-name="P1" draw:layer="layout" svg:x1="9.7cm" svg:y1="13.8cm" svg:x2="9cm" svg:y2="14.498cm">
          <text:p/>
        </draw:line>
        <draw:ellipse draw:style-name="gr6" draw:text-style-name="P2" draw:layer="layout" svg:width="2.004cm" svg:height="1.98cm" draw:transform="rotate (-1.5707963267949) translate (10cm 13.5cm)" draw:kind="arc" draw:start-angle="90.13" draw:end-angle="180.57">
          <text:p/>
        </draw:ellipse>
        <draw:line draw:style-name="gr2" draw:text-style-name="P1" draw:layer="layout" svg:x1="7.864cm" svg:y1="13.812cm" svg:x2="8.5cm" svg:y2="14.448cm">
          <text:p/>
        </draw:line>
        <draw:circle draw:style-name="gr6" draw:text-style-name="P2" draw:layer="layout" svg:width="1.8cm" svg:height="1.8cm" draw:transform="rotate (1.5707963267949) translate (7.591cm 15.35cm)" draw:kind="arc" draw:start-angle="359.43" draw:end-angle="89.87">
          <text:p/>
        </draw:circle>
        <draw:line draw:style-name="gr2" draw:text-style-name="P1" draw:layer="layout" svg:x1="8.5cm" svg:y1="10cm" svg:x2="8.8cm" svg:y2="10cm">
          <text:p/>
        </draw:line>
        <draw:line draw:style-name="gr2" draw:text-style-name="P1" draw:layer="layout" svg:x1="8.5cm" svg:y1="12cm" svg:x2="8.8cm" svg:y2="12cm">
          <text:p/>
        </draw:line>
        <draw:g>
          <draw:line draw:style-name="gr2" draw:text-style-name="P1" draw:layer="layout" svg:x1="8.4cm" svg:y1="9.141cm" svg:x2="8.4cm" svg:y2="8.991cm">
            <text:p/>
          </draw:line>
          <draw:line draw:style-name="gr2" draw:text-style-name="P1" draw:layer="layout" svg:x1="7.5cm" svg:y1="9.141cm" svg:x2="7.5cm" svg:y2="8.991cm">
            <text:p/>
          </draw:line>
          <draw:line draw:style-name="gr2" draw:text-style-name="P1" draw:layer="layout" svg:x1="7.762cm" svg:y1="9.777cm" svg:x2="8.398cm" svg:y2="9.141cm">
            <text:p/>
          </draw:line>
          <draw:circle draw:style-name="gr6" draw:text-style-name="P2" draw:layer="layout" svg:width="1.8cm" svg:height="1.8cm" draw:transform="rotate (-3.14159265358979) translate (9.3cm 10.05cm)" draw:kind="arc" draw:start-angle="359.43" draw:end-angle="89.87">
            <text:p/>
          </draw:circle>
        </draw:g>
        <draw:line draw:style-name="gr2" draw:text-style-name="P1" draw:layer="layout" svg:x1="4cm" svg:y1="11cm" svg:x2="3.55cm" svg:y2="11cm">
          <text:p/>
        </draw:line>
        <draw:line draw:style-name="gr2" draw:text-style-name="P1" draw:layer="layout" svg:x1="4cm" svg:y1="10cm" svg:x2="3.55cm" svg:y2="10cm">
          <text:p/>
        </draw:line>
        <draw:line draw:style-name="gr2" draw:text-style-name="P1" draw:layer="layout" svg:x1="2.796cm" svg:y1="10.301cm" svg:x2="3.55cm" svg:y2="11cm">
          <text:p/>
        </draw:line>
        <draw:ellipse draw:style-name="gr6" draw:text-style-name="P2" draw:layer="layout" svg:width="2cm" svg:height="1.98cm" draw:transform="rotate (1.5707963267949) translate (2.5cm 12cm)" draw:kind="arc" draw:start-angle="359.43" draw:end-angle="89.87">
          <text:p/>
        </draw:ellipse>
        <draw:measure draw:style-name="gr7" draw:text-style-name="P2" draw:layer="measurelines" svg:x1="3.55cm" svg:y1="5.55cm" svg:x2="13.45cm" svg:y2="5.55cm">
          <text:p text:style-name="P2"><text:span text:style-name="T1"><text:measure text:kind="gap"/></text:span><text:span text:style-name="T1"><text:measure text:kind="value">99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2" draw:layer="measurelines" svg:x1="13.45cm" svg:y1="5.55cm" svg:x2="13.45cm" svg:y2="15.45cm">
          <text:p text:style-name="P2"><text:span text:style-name="T1"><text:measure text:kind="gap"/></text:span><text:span text:style-name="T1"><text:measure text:kind="value">99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polygon draw:style-name="gr8" draw:text-style-name="P3" draw:layer="Furnishing" svg:width="1.549cm" svg:height="1.549cm" draw:transform="rotate (1.5707963267949) translate (4.05cm 13.25cm)" svg:viewBox="0 0 1550 1550" draw:points="1550,0 1548,81 1541,162 1531,243 1516,322 1497,401 1474,479 1447,555 1416,631 1381,703 1343,775 1300,844 1254,911 1205,975 1152,1037 1096,1096 1037,1152 975,1205 911,1254 844,1300 775,1343 703,1381 631,1416 555,1447 479,1474 401,1497 322,1516 243,1531 162,1541 81,1548 0,1550 0,0">
            <text:p/>
          </draw:polygon>
          <draw:polygon draw:style-name="gr9" draw:text-style-name="P3" draw:layer="Furnishing" svg:width="1.549cm" svg:height="1.549cm" draw:transform="rotate (1.5707963267949) translate (4.05cm 13.25cm)" svg:viewBox="0 0 1550 1550" draw:points="1550,0 1548,81 1541,162 1531,243 1516,322 1497,401 1474,479 1447,555 1416,631 1381,703 1343,775 1300,844 1254,911 1205,975 1152,1037 1096,1096 1037,1152 975,1205 911,1254 844,1300 775,1343 703,1381 631,1416 555,1447 479,1474 401,1497 322,1516 243,1531 162,1541 81,1548 0,1550 0,0">
            <text:p/>
          </draw:polygon>
        </draw:g>
        <draw:custom-shape draw:style-name="gr10" draw:text-style-name="P1" draw:layer="Furnishing" svg:width="4.2cm" svg:height="6.55cm" svg:x="8.8cm" svg:y="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4.7cm" svg:x2="3.55cm" svg:y2="14.7cm">
          <text:p/>
        </draw:line>
        <draw:line draw:style-name="gr2" draw:text-style-name="P1" draw:layer="layout" svg:x1="4cm" svg:y1="13.7cm" svg:x2="3.55cm" svg:y2="13.7cm">
          <text:p/>
        </draw:line>
        <draw:line draw:style-name="gr2" draw:text-style-name="P1" draw:layer="layout" svg:x1="2.796cm" svg:y1="14.001cm" svg:x2="3.55cm" svg:y2="14.7cm">
          <text:p/>
        </draw:line>
        <draw:ellipse draw:style-name="gr6" draw:text-style-name="P2" draw:layer="layout" svg:width="2cm" svg:height="1.98cm" draw:transform="rotate (1.5707963267949) translate (2.5cm 15.7cm)" draw:kind="arc" draw:start-angle="359.43" draw:end-angle="89.87">
          <text:p/>
        </draw:ellipse>
        <draw:g>
          <draw:line draw:style-name="gr5" draw:text-style-name="P1" draw:layer="layout" svg:x1="5.3cm" svg:y1="15.3cm" svg:x2="5.7cm" svg:y2="15.3cm">
            <text:p/>
          </draw:line>
          <draw:line draw:style-name="gr2" draw:text-style-name="P1" draw:layer="layout" svg:x1="5.3cm" svg:y1="15cm" svg:x2="5.3cm" svg:y2="15.45cm">
            <text:p/>
          </draw:line>
          <draw:line draw:style-name="gr2" draw:text-style-name="P1" draw:layer="layout" svg:x1="5.7cm" svg:y1="15cm" svg:x2="5.7cm" svg:y2="15.45cm">
            <text:p/>
          </draw:line>
        </draw:g>
        <draw:g>
          <draw:line draw:style-name="gr5" draw:text-style-name="P1" draw:layer="Furnishing" svg:x1="3.7cm" svg:y1="7.1cm" svg:x2="3.7cm" svg:y2="7.9cm">
            <text:p/>
          </draw:line>
          <draw:line draw:style-name="gr2" draw:text-style-name="P1" draw:layer="Furnishing" svg:x1="4cm" svg:y1="7.1cm" svg:x2="3.55cm" svg:y2="7.1cm">
            <text:p/>
          </draw:line>
          <draw:line draw:style-name="gr2" draw:text-style-name="P1" draw:layer="Furnishing" svg:x1="4cm" svg:y1="7.9cm" svg:x2="3.55cm" svg:y2="7.9cm">
            <text:p/>
          </draw:line>
        </draw:g>
        <draw:g>
          <draw:line draw:style-name="gr5" draw:text-style-name="P1" draw:layer="Furnishing" svg:x1="5.9cm" svg:y1="5.7cm" svg:x2="5.1cm" svg:y2="5.7cm">
            <text:p/>
          </draw:line>
          <draw:line draw:style-name="gr2" draw:text-style-name="P1" draw:layer="Furnishing" svg:x1="5.9cm" svg:y1="6cm" svg:x2="5.9cm" svg:y2="5.55cm">
            <text:p/>
          </draw:line>
          <draw:line draw:style-name="gr2" draw:text-style-name="P1" draw:layer="Furnishing" svg:x1="5.1cm" svg:y1="6cm" svg:x2="5.1cm" svg:y2="5.55cm">
            <text:p/>
          </draw:line>
        </draw:g>
        <draw:g>
          <draw:line draw:style-name="gr5" draw:text-style-name="P1" draw:layer="Furnishing" svg:x1="7.9cm" svg:y1="5.7cm" svg:x2="7.1cm" svg:y2="5.7cm">
            <text:p/>
          </draw:line>
          <draw:line draw:style-name="gr2" draw:text-style-name="P1" draw:layer="Furnishing" svg:x1="7.9cm" svg:y1="6cm" svg:x2="7.9cm" svg:y2="5.55cm">
            <text:p/>
          </draw:line>
          <draw:line draw:style-name="gr2" draw:text-style-name="P1" draw:layer="Furnishing" svg:x1="7.1cm" svg:y1="6cm" svg:x2="7.1cm" svg:y2="5.55cm">
            <text:p/>
          </draw:line>
        </draw:g>
        <draw:g>
          <draw:line draw:style-name="gr5" draw:text-style-name="P1" draw:layer="Furnishing" svg:x1="13.3cm" svg:y1="7.9cm" svg:x2="13.3cm" svg:y2="7.1cm">
            <text:p/>
          </draw:line>
          <draw:line draw:style-name="gr2" draw:text-style-name="P1" draw:layer="Furnishing" svg:x1="13cm" svg:y1="7.9cm" svg:x2="13.45cm" svg:y2="7.9cm">
            <text:p/>
          </draw:line>
          <draw:line draw:style-name="gr2" draw:text-style-name="P1" draw:layer="Furnishing" svg:x1="13cm" svg:y1="7.1cm" svg:x2="13.45cm" svg:y2="7.1cm">
            <text:p/>
          </draw:line>
        </draw:g>
        <draw:g>
          <draw:line draw:style-name="gr5" draw:text-style-name="P1" draw:layer="Furnishing" svg:x1="13.3cm" svg:y1="9.9cm" svg:x2="13.3cm" svg:y2="9.1cm">
            <text:p/>
          </draw:line>
          <draw:line draw:style-name="gr2" draw:text-style-name="P1" draw:layer="Furnishing" svg:x1="13cm" svg:y1="9.9cm" svg:x2="13.45cm" svg:y2="9.9cm">
            <text:p/>
          </draw:line>
          <draw:line draw:style-name="gr2" draw:text-style-name="P1" draw:layer="Furnishing" svg:x1="13cm" svg:y1="9.1cm" svg:x2="13.45cm" svg:y2="9.1cm">
            <text:p/>
          </draw:line>
        </draw:g>
        <draw:g>
          <draw:line draw:style-name="gr5" draw:text-style-name="P1" draw:layer="Furnishing" svg:x1="13.3cm" svg:y1="11.9cm" svg:x2="13.3cm" svg:y2="11.1cm">
            <text:p/>
          </draw:line>
          <draw:line draw:style-name="gr2" draw:text-style-name="P1" draw:layer="Furnishing" svg:x1="13cm" svg:y1="11.9cm" svg:x2="13.45cm" svg:y2="11.9cm">
            <text:p/>
          </draw:line>
          <draw:line draw:style-name="gr2" draw:text-style-name="P1" draw:layer="Furnishing" svg:x1="13cm" svg:y1="11.1cm" svg:x2="13.45cm" svg:y2="11.1cm">
            <text:p/>
          </draw:line>
        </draw:g>
        <draw:g>
          <draw:line draw:style-name="gr5" draw:text-style-name="P1" draw:layer="layout" svg:x1="16.7cm" svg:y1="12.2cm" svg:x2="16.7cm" svg:y2="12.6cm">
            <text:p/>
          </draw:line>
          <draw:line draw:style-name="gr2" draw:text-style-name="P1" draw:layer="layout" svg:x1="17cm" svg:y1="12.2cm" svg:x2="16.55cm" svg:y2="12.2cm">
            <text:p/>
          </draw:line>
          <draw:line draw:style-name="gr2" draw:text-style-name="P1" draw:layer="layout" svg:x1="17cm" svg:y1="12.6cm" svg:x2="16.55cm" svg:y2="12.6cm">
            <text:p/>
          </draw:line>
        </draw:g>
        <draw:g>
          <draw:line draw:style-name="gr5" draw:text-style-name="P1" draw:layer="Furnishing" svg:x1="16.7cm" svg:y1="7.1cm" svg:x2="16.7cm" svg:y2="7.9cm">
            <text:p/>
          </draw:line>
          <draw:line draw:style-name="gr2" draw:text-style-name="P1" draw:layer="Furnishing" svg:x1="17cm" svg:y1="7.1cm" svg:x2="16.55cm" svg:y2="7.1cm">
            <text:p/>
          </draw:line>
          <draw:line draw:style-name="gr2" draw:text-style-name="P1" draw:layer="Furnishing" svg:x1="17cm" svg:y1="7.9cm" svg:x2="16.55cm" svg:y2="7.9cm">
            <text:p/>
          </draw:line>
        </draw:g>
        <draw:g>
          <draw:line draw:style-name="gr5" draw:text-style-name="P1" draw:layer="Furnishing" svg:x1="16.7cm" svg:y1="9.9cm" svg:x2="16.7cm" svg:y2="10.7cm">
            <text:p/>
          </draw:line>
          <draw:line draw:style-name="gr2" draw:text-style-name="P1" draw:layer="Furnishing" svg:x1="17cm" svg:y1="9.9cm" svg:x2="16.55cm" svg:y2="9.9cm">
            <text:p/>
          </draw:line>
          <draw:line draw:style-name="gr2" draw:text-style-name="P1" draw:layer="Furnishing" svg:x1="17cm" svg:y1="10.7cm" svg:x2="16.55cm" svg:y2="10.7cm">
            <text:p/>
          </draw:line>
        </draw:g>
        <draw:g>
          <draw:line draw:style-name="gr5" draw:text-style-name="P1" draw:layer="layout" svg:x1="20.1cm" svg:y1="15.3cm" svg:x2="20.9cm" svg:y2="15.3cm">
            <text:p/>
          </draw:line>
          <draw:line draw:style-name="gr2" draw:text-style-name="P1" draw:layer="layout" svg:x1="20.1cm" svg:y1="15cm" svg:x2="20.1cm" svg:y2="15.45cm">
            <text:p/>
          </draw:line>
          <draw:line draw:style-name="gr2" draw:text-style-name="P1" draw:layer="layout" svg:x1="20.9cm" svg:y1="15cm" svg:x2="20.9cm" svg:y2="15.45cm">
            <text:p/>
          </draw:line>
        </draw:g>
        <draw:g>
          <draw:line draw:style-name="gr5" draw:text-style-name="P1" draw:layer="layout" svg:x1="18.3cm" svg:y1="15.3cm" svg:x2="18.7cm" svg:y2="15.3cm">
            <text:p/>
          </draw:line>
          <draw:line draw:style-name="gr2" draw:text-style-name="P1" draw:layer="layout" svg:x1="18.3cm" svg:y1="15cm" svg:x2="18.3cm" svg:y2="15.45cm">
            <text:p/>
          </draw:line>
          <draw:line draw:style-name="gr2" draw:text-style-name="P1" draw:layer="layout" svg:x1="18.7cm" svg:y1="15cm" svg:x2="18.7cm" svg:y2="15.45cm">
            <text:p/>
          </draw:line>
        </draw:g>
        <draw:g>
          <draw:line draw:style-name="gr5" draw:text-style-name="P1" draw:layer="layout" svg:x1="22.1cm" svg:y1="15.3cm" svg:x2="22.9cm" svg:y2="15.3cm">
            <text:p/>
          </draw:line>
          <draw:line draw:style-name="gr2" draw:text-style-name="P1" draw:layer="layout" svg:x1="22.1cm" svg:y1="15cm" svg:x2="22.1cm" svg:y2="15.45cm">
            <text:p/>
          </draw:line>
          <draw:line draw:style-name="gr2" draw:text-style-name="P1" draw:layer="layout" svg:x1="22.9cm" svg:y1="15cm" svg:x2="22.9cm" svg:y2="15.45cm">
            <text:p/>
          </draw:line>
        </draw:g>
        <draw:g>
          <draw:line draw:style-name="gr5" draw:text-style-name="P1" draw:layer="layout" svg:x1="24.1cm" svg:y1="15.3cm" svg:x2="24.9cm" svg:y2="15.3cm">
            <text:p/>
          </draw:line>
          <draw:line draw:style-name="gr2" draw:text-style-name="P1" draw:layer="layout" svg:x1="24.1cm" svg:y1="15cm" svg:x2="24.1cm" svg:y2="15.45cm">
            <text:p/>
          </draw:line>
          <draw:line draw:style-name="gr2" draw:text-style-name="P1" draw:layer="layout" svg:x1="24.9cm" svg:y1="15cm" svg:x2="24.9cm" svg:y2="15.45cm">
            <text:p/>
          </draw:line>
        </draw:g>
        <draw:g>
          <draw:line draw:style-name="gr5" draw:text-style-name="P1" draw:layer="Furnishing" svg:x1="26.3cm" svg:y1="7.9cm" svg:x2="26.3cm" svg:y2="7.1cm">
            <text:p/>
          </draw:line>
          <draw:line draw:style-name="gr2" draw:text-style-name="P1" draw:layer="Furnishing" svg:x1="26cm" svg:y1="7.9cm" svg:x2="26.45cm" svg:y2="7.9cm">
            <text:p/>
          </draw:line>
          <draw:line draw:style-name="gr2" draw:text-style-name="P1" draw:layer="Furnishing" svg:x1="26cm" svg:y1="7.1cm" svg:x2="26.45cm" svg:y2="7.1cm">
            <text:p/>
          </draw:line>
        </draw:g>
        <draw:g>
          <draw:line draw:style-name="gr5" draw:text-style-name="P1" draw:layer="Furnishing" svg:x1="26.3cm" svg:y1="9.9cm" svg:x2="26.3cm" svg:y2="9.1cm">
            <text:p/>
          </draw:line>
          <draw:line draw:style-name="gr2" draw:text-style-name="P1" draw:layer="Furnishing" svg:x1="26cm" svg:y1="9.9cm" svg:x2="26.45cm" svg:y2="9.9cm">
            <text:p/>
          </draw:line>
          <draw:line draw:style-name="gr2" draw:text-style-name="P1" draw:layer="Furnishing" svg:x1="26cm" svg:y1="9.1cm" svg:x2="26.45cm" svg:y2="9.1cm">
            <text:p/>
          </draw:line>
        </draw:g>
        <draw:g>
          <draw:line draw:style-name="gr5" draw:text-style-name="P1" draw:layer="Furnishing" svg:x1="26.3cm" svg:y1="13.9cm" svg:x2="26.3cm" svg:y2="13.1cm">
            <text:p/>
          </draw:line>
          <draw:line draw:style-name="gr2" draw:text-style-name="P1" draw:layer="Furnishing" svg:x1="26cm" svg:y1="13.9cm" svg:x2="26.45cm" svg:y2="13.9cm">
            <text:p/>
          </draw:line>
          <draw:line draw:style-name="gr2" draw:text-style-name="P1" draw:layer="Furnishing" svg:x1="26cm" svg:y1="13.1cm" svg:x2="26.45cm" svg:y2="13.1cm">
            <text:p/>
          </draw:line>
        </draw:g>
        <draw:g>
          <draw:line draw:style-name="gr5" draw:text-style-name="P1" draw:layer="Furnishing" svg:x1="18.9cm" svg:y1="5.7cm" svg:x2="18.1cm" svg:y2="5.7cm">
            <text:p/>
          </draw:line>
          <draw:line draw:style-name="gr2" draw:text-style-name="P1" draw:layer="Furnishing" svg:x1="18.9cm" svg:y1="6cm" svg:x2="18.9cm" svg:y2="5.55cm">
            <text:p/>
          </draw:line>
          <draw:line draw:style-name="gr2" draw:text-style-name="P1" draw:layer="Furnishing" svg:x1="18.1cm" svg:y1="6cm" svg:x2="18.1cm" svg:y2="5.55cm">
            <text:p/>
          </draw:line>
        </draw:g>
        <draw:g>
          <draw:line draw:style-name="gr5" draw:text-style-name="P1" draw:layer="Furnishing" svg:x1="20.9cm" svg:y1="5.7cm" svg:x2="20.1cm" svg:y2="5.7cm">
            <text:p/>
          </draw:line>
          <draw:line draw:style-name="gr2" draw:text-style-name="P1" draw:layer="Furnishing" svg:x1="20.9cm" svg:y1="6cm" svg:x2="20.9cm" svg:y2="5.55cm">
            <text:p/>
          </draw:line>
          <draw:line draw:style-name="gr2" draw:text-style-name="P1" draw:layer="Furnishing" svg:x1="20.1cm" svg:y1="6cm" svg:x2="20.1cm" svg:y2="5.55cm">
            <text:p/>
          </draw:line>
        </draw:g>
        <draw:g>
          <draw:line draw:style-name="gr5" draw:text-style-name="P1" draw:layer="Furnishing" svg:x1="24.9cm" svg:y1="5.7cm" svg:x2="24.1cm" svg:y2="5.7cm">
            <text:p/>
          </draw:line>
          <draw:line draw:style-name="gr2" draw:text-style-name="P1" draw:layer="Furnishing" svg:x1="24.9cm" svg:y1="6cm" svg:x2="24.9cm" svg:y2="5.55cm">
            <text:p/>
          </draw:line>
          <draw:line draw:style-name="gr2" draw:text-style-name="P1" draw:layer="Furnishing" svg:x1="24.1cm" svg:y1="6cm" svg:x2="24.1cm" svg:y2="5.55cm">
            <text:p/>
          </draw:line>
        </draw:g>
        <draw:measure draw:style-name="gr11" draw:text-style-name="P4" draw:layer="measurelines" svg:x1="9.3cm" svg:y1="15.45cm" svg:x2="10.7cm" svg:y2="15.45cm">
          <text:p text:style-name="P4"><text:span text:style-name="T2"><text:measure text:kind="gap"/></text:span><text:span text:style-name="T2"><text:measure text:kind="value">14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12" draw:text-style-name="P6" draw:layer="measurelines" svg:x1="10.7cm" svg:y1="15cm" svg:x2="11.3cm" svg:y2="15cm">
          <text:p text:style-name="P5"><text:span text:style-name="T2"><text:measure text:kind="gap"/></text:span><text:span text:style-name="T2"><text:measure text:kind="value">6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13" draw:text-style-name="P4" draw:layer="measurelines" svg:x1="12.7cm" svg:y1="15.45cm" svg:x2="13.45cm" svg:y2="15.45cm">
          <text:p text:style-name="P4"><text:span text:style-name="T2"><text:measure text:kind="gap"/></text:span><text:span text:style-name="T2"><text:measure text:kind="value">75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</draw:page>
      <draw:page draw:name="page2" draw:style-name="dp1" draw:master-page-name="Default">
        <office:forms form:automatic-focus="false" form:apply-design-mode="false"/>
        <draw:custom-shape draw:style-name="gr14" draw:text-style-name="P7" draw:layer="layout" svg:width="5.95cm" svg:height="9.899cm" draw:transform="rotate (-1.5707963267949) translate (13.884cm 9.763cm)">
          <text:p/>
          <draw:enhanced-geometry svg:viewBox="0 0 21600 21600" draw:extrusion="false" draw:type="rectangle" draw:enhanced-path="M 0 0 L 21600 0 21600 21600 0 21600 0 0 Z N"/>
        </draw:custom-shape>
        <draw:custom-shape draw:style-name="gr15" draw:text-style-name="P8" draw:layer="layout" svg:width="9.907cm" svg:height="0.05cm" svg:x="3.985cm" svg:y="9.621cm">
          <text:p/>
          <draw:enhanced-geometry svg:viewBox="0 0 21600 21600" draw:type="rectangle" draw:enhanced-path="M 0 0 L 21600 0 21600 21600 0 21600 0 0 Z N"/>
        </draw:custom-shape>
        <draw:polygon draw:style-name="gr16" draw:text-style-name="P9" draw:layer="layout" svg:width="5.527cm" svg:height="9.905cm" draw:transform="rotate (1.61425502516956) translate (17.0186840630902cm 10.1796561954825cm)" svg:viewBox="0 0 5528 9906" draw:points="430,0 798,15 5528,5174 368,9906 0,9890">
          <text:p/>
        </draw:polygon>
        <draw:custom-shape draw:style-name="gr17" draw:text-style-name="P10" draw:layer="layout" svg:width="9.9cm" svg:height="0.3cm" svg:x="3.984cm" svg:y="15.7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95cm" svg:height="9.899cm" draw:transform="rotate (-1.5707963267949) translate (26.899cm 9.75cm)">
          <text:p/>
          <draw:enhanced-geometry svg:viewBox="0 0 21600 21600" draw:extrusion="false" draw:type="rectangle" draw:enhanced-path="M 0 0 L 21600 0 21600 21600 0 21600 0 0 Z N"/>
        </draw:custom-shape>
        <draw:custom-shape draw:style-name="gr18" draw:text-style-name="P10" draw:layer="layout" svg:width="9.9cm" svg:height="0.3cm" svg:x="17cm" svg:y="1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9.9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393cm" svg:y="9.9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2" draw:layer="layout" svg:width="5.376cm" svg:height="10.8cm" draw:transform="rotate (-1.5707963267949) translate (14.284cm 4.245cm)">
          <text:p/>
          <draw:enhanced-geometry svg:viewBox="0 0 21600 21600" draw:extrusion="false" draw:type="rectangle" draw:enhanced-path="M 0 0 L 21600 0 21600 21600 0 21600 0 0 Z N"/>
        </draw:custom-shape>
        <draw:polygon draw:style-name="gr21" draw:text-style-name="P13" draw:layer="layout" svg:width="7.485cm" svg:height="0.295cm" draw:transform="rotate (0.785398163397448) translate (16.6535cm 9.5835cm)" svg:viewBox="0 0 7486 296" draw:points="0,104 100,4 7486,0 7386,100 375,115 192,296">
          <text:p/>
        </draw:polygon>
        <draw:custom-shape draw:style-name="gr22" draw:text-style-name="P14" draw:layer="layout" svg:width="7.499cm" svg:height="0.05cm" draw:transform="rotate (0.785398163397448) translate (16.611cm 9.5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13" draw:layer="layout" svg:width="7.485cm" svg:height="0.295cm" draw:transform="rotate (-0.785398163397449) translate (21.95cm 4.296cm)" svg:viewBox="0 0 7486 296" draw:points="7486,104 7386,4 0,0 100,100 7106,107 7295,296">
          <text:p/>
        </draw:polygon>
        <draw:custom-shape draw:style-name="gr24" draw:text-style-name="P14" draw:layer="layout" svg:width="7.5cm" svg:height="0.05cm" draw:transform="rotate (0.785398163397448) translate (21.948cm 9.5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15" draw:layer="layout" svg:width="0.3cm" svg:height="0.15cm" svg:x="21.808cm" svg:y="4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6" draw:layer="layout" svg:width="10.804cm" svg:height="0.2cm" svg:x="3.484cm" svg:y="4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4.4cm" svg:height="0.962cm" svg:x="6.846cm" svg:y="2.963cm">
          <draw:text-box>
            <text:p text:style-name="P6"><text:span text:style-name="T1">Півд.-Схід</text:span></text:p>
          </draw:text-box>
        </draw:frame>
        <draw:frame draw:style-name="gr27" draw:text-style-name="P17" draw:layer="layout" svg:width="4.4cm" svg:height="0.962cm" svg:x="19.746cm" svg:y="3.051cm">
          <draw:text-box>
            <text:p text:style-name="P6"><text:span text:style-name="T1">Півд.-Захід</text:span></text:p>
          </draw:text-box>
        </draw:frame>
        <draw:custom-shape draw:style-name="gr28" draw:text-style-name="P11" draw:layer="layout" svg:width="0.5cm" svg:height="0.3cm" svg:x="3.97cm" svg:y="15.2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4.3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3.9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3.4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3.0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2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2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1.6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1.2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7cm" svg:y="10.7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7cm" svg:y="10.3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393cm" svg:y="15.2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3cm" svg:y="14.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4.3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3cm" svg:y="13.9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3.4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3cm" svg:y="13.0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2.5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3cm" svg:y="12.1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1.69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3cm" svg:y="11.2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393cm" svg:y="10.7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03cm" svg:y="10.35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3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3.393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9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47cm" svg:y="9.6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97cm" svg:y="9.6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9.8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5.2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4.8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4.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3.9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3.4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3.0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2.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2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1.6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1.2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3cm" svg:y="10.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3cm" svg:y="10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26.415cm" svg:y="9.8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5.2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5cm" svg:y="14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4.3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5cm" svg:y="13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3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5cm" svg:y="13.0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2.56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5cm" svg:y="12.1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1.67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5cm" svg:y="11.2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5cm" svg:y="10.77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5cm" svg:y="10.3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16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6.421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9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48cm" svg:y="9.6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98cm" svg:y="9.663cm">
          <text:p/>
          <draw:enhanced-geometry svg:viewBox="0 0 21600 21600" draw:type="rectangle" draw:enhanced-path="M 0 0 L 21600 0 21600 21600 0 21600 0 0 Z N"/>
        </draw:custom-shape>
        <draw:measure draw:style-name="gr31" draw:text-style-name="P4" draw:layer="measurelines" svg:x1="17cm" svg:y1="16cm" svg:x2="26.9cm" svg:y2="16cm">
          <text:p text:style-name="P4"><text:span text:style-name="T2"><text:measure text:kind="gap"/></text:span><text:span text:style-name="T2"><text:measure text:kind="value">9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32" draw:text-style-name="P4" draw:layer="measurelines" svg:x1="3.984cm" svg:y1="16.013cm" svg:x2="13.884cm" svg:y2="16.013cm">
          <text:p text:style-name="P4"><text:span text:style-name="T2"><text:measure text:kind="gap"/></text:span><text:span text:style-name="T2"><text:measure text:kind="value">9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g>
            <draw:polygon draw:style-name="gr33" draw:text-style-name="P20" draw:layer="layout" svg:width="0.399cm" svg:height="0.699cm" svg:x="5.731cm" svg:y="10.51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5.764cm" svg:y="10.57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5.931cm" svg:y="10.253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5.931cm" svg:y="10.253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5.961cm" svg:y="10.254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6.02cm" svg:y="10.265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5.886cm" svg:y="10.253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5.886cm" svg:y="10.253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5.8cm" svg:y="10.254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5.713cm" svg:y="10.265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5.707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782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857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932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07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82cm" svg:y="11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6.076cm" svg:y="10.285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5.631cm" svg:y="10.285cm" svg:viewBox="0 0 156 269" svg:d="M101 269c-34-80-67-159-101-240 27-11 54-21 82-29 25 83 49 166 74 249-18 6-37 12-55 20z">
            <text:p/>
          </draw:path>
        </draw:g>
        <draw:g>
          <draw:g>
            <draw:polygon draw:style-name="gr33" draw:text-style-name="P20" draw:layer="layout" svg:width="0.399cm" svg:height="0.699cm" svg:x="5.731cm" svg:y="13.47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5.764cm" svg:y="13.53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5.931cm" svg:y="13.213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5.931cm" svg:y="13.213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5.961cm" svg:y="13.214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6.02cm" svg:y="13.225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5.886cm" svg:y="13.213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5.886cm" svg:y="13.213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5.8cm" svg:y="13.214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5.713cm" svg:y="13.225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5.707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782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857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932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07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82cm" svg:y="1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6.076cm" svg:y="13.245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5.631cm" svg:y="13.245cm" svg:viewBox="0 0 156 269" svg:d="M101 269c-34-80-67-159-101-240 27-11 54-21 82-29 25 83 49 166 74 249-18 6-37 12-55 20z">
            <text:p/>
          </draw:path>
        </draw:g>
        <draw:g>
          <draw:g>
            <draw:polygon draw:style-name="gr33" draw:text-style-name="P20" draw:layer="layout" svg:width="0.399cm" svg:height="0.699cm" svg:x="23.65cm" svg:y="10.501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23.683cm" svg:y="10.568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23.85cm" svg:y="10.242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23.85cm" svg:y="10.242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23.88cm" svg:y="10.243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23.939cm" svg:y="10.254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23.805cm" svg:y="10.242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23.805cm" svg:y="10.242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23.719cm" svg:y="10.243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23.632cm" svg:y="10.254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23.626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701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776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851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926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001cm" svg:y="11.2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23.995cm" svg:y="10.274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23.55cm" svg:y="10.274cm" svg:viewBox="0 0 156 269" svg:d="M101 269c-34-80-67-159-101-240 27-11 54-21 82-29 25 83 49 166 74 249-18 6-37 12-55 20z">
            <text:p/>
          </draw:path>
        </draw:g>
        <draw:g>
          <draw:g>
            <draw:polygon draw:style-name="gr33" draw:text-style-name="P20" draw:layer="layout" svg:width="0.399cm" svg:height="0.699cm" svg:x="23.65cm" svg:y="13.462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23.683cm" svg:y="13.52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23.85cm" svg:y="13.203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23.85cm" svg:y="13.203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23.88cm" svg:y="13.204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23.939cm" svg:y="13.215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23.805cm" svg:y="13.203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23.805cm" svg:y="13.203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23.719cm" svg:y="13.204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23.632cm" svg:y="13.215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23.626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701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776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851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926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001cm" svg:y="14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23.995cm" svg:y="13.235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23.55cm" svg:y="13.235cm" svg:viewBox="0 0 156 269" svg:d="M101 269c-34-80-67-159-101-240 27-11 54-21 82-29 25 83 49 166 74 249-18 6-37 12-55 20z">
            <text:p/>
          </draw:path>
        </draw:g>
        <draw:g>
          <draw:circle draw:style-name="gr38" draw:text-style-name="P2" draw:layer="layout" svg:width="2.1cm" svg:height="2.1cm" draw:transform="rotate (-3.14159265358979) translate (7.984cm 11.785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7.536cm" svg:y="10.518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7.603cm" svg:y="10.651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603cm" svg:y="10.98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969cm" svg:y="10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7.5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5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6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74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8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8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9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04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1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1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2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7.934cm" svg:y="10.257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7.934cm" svg:y="10.257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7.973cm" svg:y="10.258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8.047cm" svg:y="10.265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8.121cm" svg:y="10.278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8.193cm" svg:y="10.298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8.265cm" svg:y="10.325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7.886cm" svg:y="10.257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7.886cm" svg:y="10.257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7.794cm" svg:y="10.258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7.702cm" svg:y="10.265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7.612cm" svg:y="10.278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7.522cm" svg:y="10.298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7.435cm" svg:y="10.325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9.984cm 11.785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9.536cm" svg:y="10.518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9.603cm" svg:y="10.651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603cm" svg:y="10.98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969cm" svg:y="10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9.5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5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74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8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8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04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12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198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73cm" svg:y="11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9.934cm" svg:y="10.257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9.934cm" svg:y="10.257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9.973cm" svg:y="10.258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0.047cm" svg:y="10.265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0.121cm" svg:y="10.278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0.193cm" svg:y="10.298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0.265cm" svg:y="10.325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9.886cm" svg:y="10.257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9.886cm" svg:y="10.257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9.794cm" svg:y="10.258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9.702cm" svg:y="10.265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9.612cm" svg:y="10.278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9.522cm" svg:y="10.298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9.435cm" svg:y="10.325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1.984cm 11.78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1.536cm" svg:y="10.52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1.603cm" svg:y="10.65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603cm" svg:y="10.98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969cm" svg:y="10.9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1.52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59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7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74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82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89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7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04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12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198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73cm" svg:y="11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1.934cm" svg:y="10.26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1.934cm" svg:y="10.26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1.973cm" svg:y="10.26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2.047cm" svg:y="10.26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2.121cm" svg:y="10.28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2.193cm" svg:y="10.30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2.265cm" svg:y="10.32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1.886cm" svg:y="10.26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1.886cm" svg:y="10.26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1.794cm" svg:y="10.26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1.702cm" svg:y="10.26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1.612cm" svg:y="10.28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1.522cm" svg:y="10.30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1.435cm" svg:y="10.32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8.184cm 14.753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7.736cm" svg:y="13.486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7.803cm" svg:y="13.61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7.803cm" svg:y="13.95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8.169cm" svg:y="13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7.72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79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87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7.94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02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09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17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24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32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398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8.473cm" svg:y="14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8.134cm" svg:y="13.225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8.134cm" svg:y="13.225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8.173cm" svg:y="13.226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8.247cm" svg:y="13.233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8.321cm" svg:y="13.246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8.393cm" svg:y="13.266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8.465cm" svg:y="13.293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8.086cm" svg:y="13.225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8.086cm" svg:y="13.225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7.994cm" svg:y="13.226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7.902cm" svg:y="13.233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7.812cm" svg:y="13.246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7.722cm" svg:y="13.266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7.635cm" svg:y="13.293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9cm 11.769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8.552cm" svg:y="10.5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619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619cm" svg:y="10.96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85cm" svg:y="10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8.5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7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8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0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1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8.95cm" svg:y="10.241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8.95cm" svg:y="10.241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8.989cm" svg:y="10.242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9.063cm" svg:y="10.249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9.137cm" svg:y="10.262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9.209cm" svg:y="10.282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9.281cm" svg:y="10.309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8.902cm" svg:y="10.241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8.902cm" svg:y="10.241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8.81cm" svg:y="10.242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8.718cm" svg:y="10.249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8.628cm" svg:y="10.262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8.538cm" svg:y="10.282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8.451cm" svg:y="10.309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1.797cm 11.76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1.349cm" svg:y="10.50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1.416cm" svg:y="10.63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1.416cm" svg:y="10.96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1.782cm" svg:y="10.9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1.33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41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48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56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63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71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78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86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93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011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086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1.747cm" svg:y="10.2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1.747cm" svg:y="10.2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1.786cm" svg:y="10.24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1.86cm" svg:y="10.24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1.934cm" svg:y="10.26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2.006cm" svg:y="10.28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2.078cm" svg:y="10.30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1.699cm" svg:y="10.2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1.699cm" svg:y="10.2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1.607cm" svg:y="10.24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1.515cm" svg:y="10.24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1.425cm" svg:y="10.26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1.335cm" svg:y="10.28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1.248cm" svg:y="10.30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9cm 14.74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8.552cm" svg:y="13.473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619cm" svg:y="13.60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619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85cm" svg:y="13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8.5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76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8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06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13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14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89cm" svg:y="1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8.95cm" svg:y="13.212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8.95cm" svg:y="13.212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8.989cm" svg:y="13.213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9.063cm" svg:y="13.2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9.137cm" svg:y="13.233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9.209cm" svg:y="13.253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9.281cm" svg:y="13.2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8.902cm" svg:y="13.212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8.902cm" svg:y="13.212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8.81cm" svg:y="13.213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8.718cm" svg:y="13.2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8.628cm" svg:y="13.233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8.538cm" svg:y="13.253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8.451cm" svg:y="13.28cm" svg:viewBox="0 0 170 273" svg:d="M101 273c-34-81-67-160-101-240 29-12 58-23 87-33 28 83 55 164 83 246-23 8-46 17-69 27z">
            <text:p/>
          </draw:path>
        </draw:g>
        <draw:g>
          <draw:g>
            <draw:path draw:style-name="gr42" draw:text-style-name="P24" draw:layer="layout" svg:width="1.399cm" svg:height="2.16cm" svg:x="11.731cm" svg:y="13.552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11.731cm" svg:y="13.552cm" svg:viewBox="0 0 1400 2161" svg:d="M0 161v2000h1400v-2000h-2c-229-111-445-161-699-161s-470 50-699 161z">
              <text:p/>
            </draw:path>
          </draw:g>
          <draw:g>
            <draw:path draw:style-name="gr35" draw:text-style-name="P22" draw:layer="layout" svg:width="0.042cm" svg:height="0.259cm" svg:x="12.43cm" svg:y="13.282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2.43cm" svg:y="13.282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2.466cm" svg:y="13.282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2.535cm" svg:y="13.286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2.604cm" svg:y="13.294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2.673cm" svg:y="13.305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2.741cm" svg:y="13.32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2.808cm" svg:y="13.338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2.874cm" svg:y="13.36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2.94cm" svg:y="13.385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3.005cm" svg:y="13.414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3.069cm" svg:y="13.446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2.389cm" svg:y="13.282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2.389cm" svg:y="13.282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2.308cm" svg:y="13.283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2.228cm" svg:y="13.286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2.148cm" svg:y="13.294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2.068cm" svg:y="13.305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11.989cm" svg:y="13.32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11.911cm" svg:y="13.338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11.834cm" svg:y="13.36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11.758cm" svg:y="13.385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11.684cm" svg:y="13.414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11.612cm" svg:y="13.446cm" svg:viewBox="0 0 181 267" svg:d="M119 267c-40-77-79-154-119-231 24-12 48-24 72-36 37 79 73 157 109 236-20 10-41 20-62 31z">
            <text:p/>
          </draw:path>
        </draw:g>
        <draw:g>
          <draw:g>
            <draw:path draw:style-name="gr42" draw:text-style-name="P24" draw:layer="layout" svg:width="1.399cm" svg:height="2.16cm" svg:x="9.731cm" svg:y="13.551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9.731cm" svg:y="13.551cm" svg:viewBox="0 0 1400 2161" svg:d="M0 161v2000h1400v-2000h-2c-229-111-445-161-699-161s-470 50-699 161z">
              <text:p/>
            </draw:path>
          </draw:g>
          <draw:g>
            <draw:path draw:style-name="gr35" draw:text-style-name="P22" draw:layer="layout" svg:width="0.042cm" svg:height="0.259cm" svg:x="10.43cm" svg:y="13.281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0.43cm" svg:y="13.281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0.466cm" svg:y="13.281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0.535cm" svg:y="13.285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0.604cm" svg:y="13.293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0.673cm" svg:y="13.304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0.741cm" svg:y="13.319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0.808cm" svg:y="13.337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0.874cm" svg:y="13.359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0.94cm" svg:y="13.384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1.005cm" svg:y="13.413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1.069cm" svg:y="13.445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0.389cm" svg:y="13.281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0.389cm" svg:y="13.281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0.308cm" svg:y="13.282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0.228cm" svg:y="13.285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0.148cm" svg:y="13.293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0.068cm" svg:y="13.304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9.989cm" svg:y="13.319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9.911cm" svg:y="13.337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9.834cm" svg:y="13.359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9.758cm" svg:y="13.384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9.684cm" svg:y="13.413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9.612cm" svg:y="13.445cm" svg:viewBox="0 0 181 267" svg:d="M119 267c-40-77-79-154-119-231 24-12 48-24 72-36 37 79 73 157 109 236-20 10-41 20-62 31z">
            <text:p/>
          </draw:path>
        </draw:g>
        <draw:g>
          <draw:custom-shape draw:style-name="gr44" draw:text-style-name="P26" draw:layer="layout" svg:width="0.992cm" svg:height="2.002cm" svg:x="25.139cm" svg:y="13.7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9" draw:layer="layout" svg:width="0.5cm" svg:height="0.15cm" svg:x="25.631cm" svg:y="13.5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5cm" svg:height="0.15cm" svg:x="25.131cm" svg:y="13.5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52cm" svg:height="0.26cm" svg:x="25.63cm" svg:y="13.302cm" svg:viewBox="0 0 53 261" svg:d="M0 260c3-87 5-173 8-260 16 0 30 1 45 2-6 86-11 172-16 259-12-1-24-1-37-1z">
              <text:p/>
            </draw:path>
            <draw:path draw:style-name="gr36" draw:text-style-name="P23" draw:layer="layout" svg:width="0.052cm" svg:height="0.26cm" svg:x="25.63cm" svg:y="13.302cm" svg:viewBox="0 0 53 261" svg:d="M8 0c16 0 30 1 45 2-6 86-11 172-16 259-12-1-24-1-37-1">
              <text:p/>
            </draw:path>
            <draw:path draw:style-name="gr37" draw:text-style-name="P22" draw:layer="layout" svg:width="0.098cm" svg:height="0.264cm" svg:x="25.667cm" svg:y="13.304cm" svg:viewBox="0 0 99 265" svg:d="M0 259c5-87 10-173 16-259 28 1 55 4 83 7-10 86-20 172-30 258-23-2-46-4-69-6z">
              <text:p/>
            </draw:path>
            <draw:path draw:style-name="gr37" draw:text-style-name="P22" draw:layer="layout" svg:width="0.113cm" svg:height="0.268cm" svg:x="25.736cm" svg:y="13.311cm" svg:viewBox="0 0 114 269" svg:d="M0 258c10-86 20-172 30-258 28 3 57 8 84 13-15 85-30 170-45 256-23-4-46-8-69-11z">
              <text:p/>
            </draw:path>
            <draw:path draw:style-name="gr37" draw:text-style-name="P22" draw:layer="layout" svg:width="0.127cm" svg:height="0.269cm" svg:x="25.805cm" svg:y="13.324cm" svg:viewBox="0 0 128 270" svg:d="M0 256c15-86 30-171 45-256 28 4 55 10 83 17-20 84-40 168-61 253-22-6-44-10-67-14z">
              <text:p/>
            </draw:path>
            <draw:path draw:style-name="gr37" draw:text-style-name="P22" draw:layer="layout" svg:width="0.142cm" svg:height="0.27cm" svg:x="25.872cm" svg:y="13.341cm" svg:viewBox="0 0 143 271" svg:d="M0 253c21-85 41-169 61-253 28 6 55 14 82 22-25 83-50 165-75 249-22-7-44-13-68-18z">
              <text:p/>
            </draw:path>
            <draw:path draw:style-name="gr37" draw:text-style-name="P22" draw:layer="layout" svg:width="0.155cm" svg:height="0.27cm" svg:x="25.94cm" svg:y="13.363cm" svg:viewBox="0 0 156 271" svg:d="M0 249c25-84 50-166 75-249 27 8 54 17 81 27-30 81-60 162-90 244-21-8-44-16-66-22z">
              <text:p/>
            </draw:path>
            <draw:path draw:style-name="gr37" draw:text-style-name="P22" draw:layer="layout" svg:width="0.167cm" svg:height="0.268cm" svg:x="26.006cm" svg:y="13.39cm" svg:viewBox="0 0 168 269" svg:d="M0 244c30-82 60-163 90-244 26 9 52 20 78 31-35 80-69 159-103 238-22-9-43-17-65-25z">
              <text:p/>
            </draw:path>
            <draw:path draw:style-name="gr37" draw:text-style-name="P22" draw:layer="layout" svg:width="0.179cm" svg:height="0.267cm" svg:x="26.071cm" svg:y="13.421cm" svg:viewBox="0 0 180 268" svg:d="M0 238c34-79 68-158 103-238 26 11 52 23 77 36-39 78-78 154-117 232-21-10-41-20-63-30z">
              <text:p/>
            </draw:path>
            <draw:path draw:style-name="gr35" draw:text-style-name="P22" draw:layer="layout" svg:width="0.051cm" svg:height="0.26cm" svg:x="25.588cm" svg:y="13.301cm" svg:viewBox="0 0 52 261" svg:d="M10 261c-3-87-7-173-10-260 17-1 35-1 52 0-3 87-6 173-7 260-11-1-24-1-35 0z">
              <text:p/>
            </draw:path>
            <draw:path draw:style-name="gr45" draw:text-style-name="P23" draw:layer="layout" svg:width="0.051cm" svg:height="0.26cm" svg:x="25.588cm" svg:y="13.301cm" svg:viewBox="0 0 52 261" svg:d="M52 1c-17-1-35-1-52 0 3 87 7 173 10 260 11-1 24-1 35 0">
              <text:p/>
            </draw:path>
            <draw:path draw:style-name="gr37" draw:text-style-name="P22" draw:layer="layout" svg:width="0.095cm" svg:height="0.264cm" svg:x="25.502cm" svg:y="13.302cm" svg:viewBox="0 0 96 265" svg:d="M27 265c-9-87-18-172-27-259 29-3 57-5 86-6 3 87 7 173 10 260-23 1-46 2-69 5z">
              <text:p/>
            </draw:path>
            <draw:path draw:style-name="gr37" draw:text-style-name="P22" draw:layer="layout" svg:width="0.11cm" svg:height="0.267cm" svg:x="25.418cm" svg:y="13.308cm" svg:viewBox="0 0 111 268" svg:d="M43 268c-15-86-29-171-43-256 28-5 56-9 84-12 9 87 18 172 27 259-23 2-46 5-68 9z">
              <text:p/>
            </draw:path>
            <draw:path draw:style-name="gr37" draw:text-style-name="P22" draw:layer="layout" svg:width="0.128cm" svg:height="0.269cm" svg:x="25.332cm" svg:y="13.32cm" svg:viewBox="0 0 129 270" svg:d="M60 270c-20-85-40-169-60-253 29-7 57-13 86-17 14 85 28 170 43 256-23 4-47 8-69 14z">
              <text:p/>
            </draw:path>
            <draw:path draw:style-name="gr37" draw:text-style-name="P22" draw:layer="layout" svg:width="0.141cm" svg:height="0.27cm" svg:x="25.25cm" svg:y="13.337cm" svg:viewBox="0 0 142 271" svg:d="M75 271c-25-84-50-166-75-249 28-9 54-16 82-22 20 84 40 168 60 253-22 5-45 11-67 18z">
              <text:p/>
            </draw:path>
            <draw:path draw:style-name="gr37" draw:text-style-name="P22" draw:layer="layout" svg:width="0.155cm" svg:height="0.27cm" svg:x="25.169cm" svg:y="13.359cm" svg:viewBox="0 0 156 271" svg:d="M91 271c-31-82-61-162-91-244 27-10 53-19 81-27 25 83 50 165 75 249-22 6-44 14-65 22z">
              <text:p/>
            </draw:path>
            <draw:path draw:style-name="gr37" draw:text-style-name="P22" draw:layer="layout" svg:width="0.171cm" svg:height="0.269cm" svg:x="25.088cm" svg:y="13.386cm" svg:viewBox="0 0 172 270" svg:d="M107 270c-36-79-71-157-107-237 27-11 54-22 81-33 30 82 60 162 91 244-22 8-44 17-65 26z">
              <text:p/>
            </draw:path>
            <draw:path draw:style-name="gr37" draw:text-style-name="P22" draw:layer="layout" svg:width="0.182cm" svg:height="0.267cm" svg:x="25.012cm" svg:y="13.419cm" svg:viewBox="0 0 183 268" svg:d="M121 268c-41-77-81-153-121-230 25-14 50-26 76-38 36 80 71 158 107 237-21 10-42 20-62 31z">
              <text:p/>
            </draw:path>
          </draw:g>
        </draw:g>
        <draw:g>
          <draw:custom-shape draw:style-name="gr44" draw:text-style-name="P26" draw:layer="layout" svg:width="0.992cm" svg:height="2.002cm" svg:x="21.439cm" svg:y="13.7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9" draw:layer="layout" svg:width="0.5cm" svg:height="0.15cm" svg:x="21.931cm" svg:y="13.5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5cm" svg:height="0.15cm" svg:x="21.431cm" svg:y="13.5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52cm" svg:height="0.26cm" svg:x="21.93cm" svg:y="13.302cm" svg:viewBox="0 0 53 261" svg:d="M0 260c3-87 5-173 8-260 16 0 30 1 45 2-6 86-11 172-16 259-12-1-24-1-37-1z">
              <text:p/>
            </draw:path>
            <draw:path draw:style-name="gr36" draw:text-style-name="P23" draw:layer="layout" svg:width="0.052cm" svg:height="0.26cm" svg:x="21.93cm" svg:y="13.302cm" svg:viewBox="0 0 53 261" svg:d="M8 0c16 0 30 1 45 2-6 86-11 172-16 259-12-1-24-1-37-1">
              <text:p/>
            </draw:path>
            <draw:path draw:style-name="gr37" draw:text-style-name="P22" draw:layer="layout" svg:width="0.098cm" svg:height="0.264cm" svg:x="21.967cm" svg:y="13.304cm" svg:viewBox="0 0 99 265" svg:d="M0 259c5-87 10-173 16-259 28 1 55 4 83 7-10 86-20 172-30 258-23-2-46-4-69-6z">
              <text:p/>
            </draw:path>
            <draw:path draw:style-name="gr37" draw:text-style-name="P22" draw:layer="layout" svg:width="0.113cm" svg:height="0.268cm" svg:x="22.036cm" svg:y="13.311cm" svg:viewBox="0 0 114 269" svg:d="M0 258c10-86 20-172 30-258 28 3 57 8 84 13-15 85-30 170-45 256-23-4-46-8-69-11z">
              <text:p/>
            </draw:path>
            <draw:path draw:style-name="gr37" draw:text-style-name="P22" draw:layer="layout" svg:width="0.127cm" svg:height="0.269cm" svg:x="22.105cm" svg:y="13.324cm" svg:viewBox="0 0 128 270" svg:d="M0 256c15-86 30-171 45-256 28 4 55 10 83 17-20 84-40 168-61 253-22-6-44-10-67-14z">
              <text:p/>
            </draw:path>
            <draw:path draw:style-name="gr37" draw:text-style-name="P22" draw:layer="layout" svg:width="0.142cm" svg:height="0.27cm" svg:x="22.172cm" svg:y="13.341cm" svg:viewBox="0 0 143 271" svg:d="M0 253c21-85 41-169 61-253 28 6 55 14 82 22-25 83-50 165-75 249-22-7-44-13-68-18z">
              <text:p/>
            </draw:path>
            <draw:path draw:style-name="gr37" draw:text-style-name="P22" draw:layer="layout" svg:width="0.155cm" svg:height="0.27cm" svg:x="22.24cm" svg:y="13.363cm" svg:viewBox="0 0 156 271" svg:d="M0 249c25-84 50-166 75-249 27 8 54 17 81 27-30 81-60 162-90 244-21-8-44-16-66-22z">
              <text:p/>
            </draw:path>
            <draw:path draw:style-name="gr37" draw:text-style-name="P22" draw:layer="layout" svg:width="0.167cm" svg:height="0.268cm" svg:x="22.306cm" svg:y="13.39cm" svg:viewBox="0 0 168 269" svg:d="M0 244c30-82 60-163 90-244 26 9 52 20 78 31-35 80-69 159-103 238-22-9-43-17-65-25z">
              <text:p/>
            </draw:path>
            <draw:path draw:style-name="gr37" draw:text-style-name="P22" draw:layer="layout" svg:width="0.179cm" svg:height="0.267cm" svg:x="22.371cm" svg:y="13.421cm" svg:viewBox="0 0 180 268" svg:d="M0 238c34-79 68-158 103-238 26 11 52 23 77 36-39 78-78 154-117 232-21-10-41-20-63-30z">
              <text:p/>
            </draw:path>
            <draw:path draw:style-name="gr35" draw:text-style-name="P22" draw:layer="layout" svg:width="0.051cm" svg:height="0.26cm" svg:x="21.888cm" svg:y="13.301cm" svg:viewBox="0 0 52 261" svg:d="M10 261c-3-87-7-173-10-260 17-1 35-1 52 0-3 87-6 173-7 260-11-1-24-1-35 0z">
              <text:p/>
            </draw:path>
            <draw:path draw:style-name="gr45" draw:text-style-name="P23" draw:layer="layout" svg:width="0.051cm" svg:height="0.26cm" svg:x="21.888cm" svg:y="13.301cm" svg:viewBox="0 0 52 261" svg:d="M52 1c-17-1-35-1-52 0 3 87 7 173 10 260 11-1 24-1 35 0">
              <text:p/>
            </draw:path>
            <draw:path draw:style-name="gr37" draw:text-style-name="P22" draw:layer="layout" svg:width="0.095cm" svg:height="0.264cm" svg:x="21.802cm" svg:y="13.302cm" svg:viewBox="0 0 96 265" svg:d="M27 265c-9-87-18-172-27-259 29-3 57-5 86-6 3 87 7 173 10 260-23 1-46 2-69 5z">
              <text:p/>
            </draw:path>
            <draw:path draw:style-name="gr37" draw:text-style-name="P22" draw:layer="layout" svg:width="0.11cm" svg:height="0.267cm" svg:x="21.718cm" svg:y="13.308cm" svg:viewBox="0 0 111 268" svg:d="M43 268c-15-86-29-171-43-256 28-5 56-9 84-12 9 87 18 172 27 259-23 2-46 5-68 9z">
              <text:p/>
            </draw:path>
            <draw:path draw:style-name="gr37" draw:text-style-name="P22" draw:layer="layout" svg:width="0.128cm" svg:height="0.269cm" svg:x="21.632cm" svg:y="13.32cm" svg:viewBox="0 0 129 270" svg:d="M60 270c-20-85-40-169-60-253 29-7 57-13 86-17 14 85 28 170 43 256-23 4-47 8-69 14z">
              <text:p/>
            </draw:path>
            <draw:path draw:style-name="gr37" draw:text-style-name="P22" draw:layer="layout" svg:width="0.141cm" svg:height="0.27cm" svg:x="21.55cm" svg:y="13.337cm" svg:viewBox="0 0 142 271" svg:d="M75 271c-25-84-50-166-75-249 28-9 54-16 82-22 20 84 40 168 60 253-22 5-45 11-67 18z">
              <text:p/>
            </draw:path>
            <draw:path draw:style-name="gr37" draw:text-style-name="P22" draw:layer="layout" svg:width="0.155cm" svg:height="0.27cm" svg:x="21.469cm" svg:y="13.359cm" svg:viewBox="0 0 156 271" svg:d="M91 271c-31-82-61-162-91-244 27-10 53-19 81-27 25 83 50 165 75 249-22 6-44 14-65 22z">
              <text:p/>
            </draw:path>
            <draw:path draw:style-name="gr37" draw:text-style-name="P22" draw:layer="layout" svg:width="0.171cm" svg:height="0.269cm" svg:x="21.388cm" svg:y="13.386cm" svg:viewBox="0 0 172 270" svg:d="M107 270c-36-79-71-157-107-237 27-11 54-22 81-33 30 82 60 162 91 244-22 8-44 17-65 26z">
              <text:p/>
            </draw:path>
            <draw:path draw:style-name="gr37" draw:text-style-name="P22" draw:layer="layout" svg:width="0.182cm" svg:height="0.267cm" svg:x="21.312cm" svg:y="13.419cm" svg:viewBox="0 0 183 268" svg:d="M121 268c-41-77-81-153-121-230 25-14 50-26 76-38 36 80 71 158 107 237-21 10-42 20-62 31z">
              <text:p/>
            </draw:path>
          </draw:g>
        </draw:g>
      </draw:page>
      <draw:page draw:name="page3" draw:style-name="dp1" draw:master-page-name="Default">
        <office:forms form:automatic-focus="false" form:apply-design-mode="false"/>
        <draw:custom-shape draw:style-name="gr14" draw:text-style-name="P7" draw:layer="layout" svg:width="5.95cm" svg:height="9.899cm" draw:transform="rotate (-1.5707963267949) translate (26.9cm 9.751cm)">
          <text:p/>
          <draw:enhanced-geometry svg:viewBox="0 0 21600 21600" draw:extrusion="false" draw:type="rectangle" draw:enhanced-path="M 0 0 L 21600 0 21600 21600 0 21600 0 0 Z N"/>
        </draw:custom-shape>
        <draw:custom-shape draw:style-name="gr17" draw:text-style-name="P10" draw:layer="layout" svg:width="9.9cm" svg:height="0.3cm" svg:x="4cm" svg:y="15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9.9cm" svg:height="0.3cm" svg:x="17cm" svg:y="15.7cm">
          <text:p/>
          <draw:enhanced-geometry svg:viewBox="0 0 21600 21600" draw:type="rectangle" draw:enhanced-path="M 0 0 L 21600 0 21600 21600 0 21600 0 0 Z N"/>
        </draw:custom-shape>
        <draw:polygon draw:style-name="gr46" draw:text-style-name="P7" draw:layer="layout" svg:width="9.899cm" svg:height="5.949cm" svg:x="4cm" svg:y="9.75cm" svg:viewBox="0 0 9900 5950" draw:points="0,0 9900,0 9900,5950 0,5950">
          <text:p/>
        </draw:polygon>
        <draw:frame draw:style-name="gr27" draw:text-style-name="P17" draw:layer="layout" svg:width="4.4cm" svg:height="0.962cm" svg:x="6.842cm" svg:y="2.969cm">
          <draw:text-box>
            <text:p text:style-name="P6"><text:span text:style-name="T1">Півн.-Захід</text:span></text:p>
          </draw:text-box>
        </draw:frame>
        <draw:frame draw:style-name="gr27" draw:text-style-name="P17" draw:layer="layout" svg:width="4.4cm" svg:height="0.962cm" svg:x="19.742cm" svg:y="3.057cm">
          <draw:text-box>
            <text:p text:style-name="P6"><text:span text:style-name="T1">Півн.-Схід</text:span></text:p>
          </draw:text-box>
        </draw:frame>
        <draw:custom-shape draw:style-name="gr15" draw:text-style-name="P8" draw:layer="layout" svg:width="9.907cm" svg:height="0.05cm" svg:x="4cm" svg:y="9.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9.8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408cm" svg:y="9.8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2" draw:layer="layout" svg:width="5.376cm" svg:height="10.8cm" draw:transform="rotate (-1.5707963267949) translate (14.299cm 4.234cm)">
          <text:p/>
          <draw:enhanced-geometry svg:viewBox="0 0 21600 21600" draw:extrusion="false" draw:type="rectangle" draw:enhanced-path="M 0 0 L 21600 0 21600 21600 0 21600 0 0 Z N"/>
        </draw:custom-shape>
        <draw:custom-shape draw:style-name="gr26" draw:text-style-name="P16" draw:layer="layout" svg:width="10.804cm" svg:height="0.2cm" svg:x="3.499cm" svg:y="4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5cm" svg:height="0.3cm" svg:x="3.985cm" svg:y="15.2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4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4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3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3.46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3.0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2.5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2.1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1.6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1.2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3.985cm" svg:y="10.7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3.985cm" svg:y="10.3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3.408cm" svg:y="15.2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18cm" svg:y="14.80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4.36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18cm" svg:y="13.9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3.4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18cm" svg:y="13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2.5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18cm" svg:y="12.1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1.6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18cm" svg:y="11.2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13.408cm" svg:y="10.7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13.518cm" svg:y="10.34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3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3.408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4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5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6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7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8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9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0.9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1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485cm" svg:y="9.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2.985cm" svg:y="9.66cm">
          <text:p/>
          <draw:enhanced-geometry svg:viewBox="0 0 21600 21600" draw:type="rectangle" draw:enhanced-path="M 0 0 L 21600 0 21600 21600 0 21600 0 0 Z N"/>
        </draw:custom-shape>
        <draw:polygon draw:style-name="gr16" draw:text-style-name="P9" draw:layer="layout" svg:width="5.527cm" svg:height="9.905cm" draw:transform="rotate (1.61425502516956) translate (17.0196840630902cm 10.1826561954825cm)" svg:viewBox="0 0 5528 9906" draw:points="430,0 798,15 5528,5174 368,9906 0,9890">
          <text:p/>
        </draw:polygon>
        <draw:polygon draw:style-name="gr21" draw:text-style-name="P13" draw:layer="layout" svg:width="7.485cm" svg:height="0.295cm" draw:transform="rotate (0.785398163397448) translate (16.6545cm 9.5865cm)" svg:viewBox="0 0 7486 296" draw:points="0,104 100,4 7486,0 7386,100 375,115 192,296">
          <text:p/>
        </draw:polygon>
        <draw:custom-shape draw:style-name="gr22" draw:text-style-name="P14" draw:layer="layout" svg:width="7.499cm" svg:height="0.05cm" draw:transform="rotate (0.785398163397448) translate (16.612cm 9.5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13" draw:layer="layout" svg:width="7.485cm" svg:height="0.295cm" draw:transform="rotate (-0.785398163397449) translate (21.951cm 4.299cm)" svg:viewBox="0 0 7486 296" draw:points="7486,104 7386,4 0,0 100,100 7106,107 7295,296">
          <text:p/>
        </draw:polygon>
        <draw:custom-shape draw:style-name="gr24" draw:text-style-name="P14" draw:layer="layout" svg:width="7.5cm" svg:height="0.05cm" draw:transform="rotate (0.785398163397448) translate (21.949cm 9.5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15" draw:layer="layout" svg:width="0.3cm" svg:height="0.15cm" svg:x="21.809cm" svg:y="4.2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1" draw:layer="layout" svg:width="0.5cm" svg:height="0.3cm" svg:x="16.984cm" svg:y="9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5.2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4.8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4.3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3.9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3.4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3.0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2.57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2.1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1.67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1.2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16.984cm" svg:y="10.78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381cm" svg:height="0.3cm" svg:x="16.984cm" svg:y="10.3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5cm" svg:height="0.3cm" svg:x="26.416cm" svg:y="9.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6cm" svg:y="14.8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4.3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6cm" svg:y="13.9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3.4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6cm" svg:y="13.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2.5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6cm" svg:y="12.1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1.6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6cm" svg:y="11.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1" draw:layer="layout" svg:width="0.5cm" svg:height="0.3cm" svg:x="26.416cm" svg:y="10.7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18" draw:layer="layout" svg:width="0.381cm" svg:height="0.3cm" svg:x="26.526cm" svg:y="10.3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9" draw:layer="layout" svg:width="0.5cm" svg:height="0.15cm" svg:x="16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6.422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7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8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19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0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1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2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3.9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4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481cm" svg:y="9.6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25.981cm" svg:y="9.666cm">
          <text:p/>
          <draw:enhanced-geometry svg:viewBox="0 0 21600 21600" draw:type="rectangle" draw:enhanced-path="M 0 0 L 21600 0 21600 21600 0 21600 0 0 Z N"/>
        </draw:custom-shape>
        <draw:g>
          <draw:circle draw:style-name="gr38" draw:text-style-name="P2" draw:layer="layout" svg:width="2.1cm" svg:height="2.1cm" draw:transform="rotate (-3.14159265358979) translate (6.002cm 11.772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5.554cm" svg:y="10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5.621cm" svg:y="10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5.621cm" svg:y="10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5.987cm" svg:y="10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5.54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61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69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76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84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91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5.99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06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14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216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6.291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5.952cm" svg:y="10.24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5.952cm" svg:y="10.24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5.991cm" svg:y="10.245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6.065cm" svg:y="10.25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6.139cm" svg:y="10.265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6.211cm" svg:y="10.285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6.283cm" svg:y="10.312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5.904cm" svg:y="10.24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5.904cm" svg:y="10.24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5.812cm" svg:y="10.245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5.72cm" svg:y="10.25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5.63cm" svg:y="10.265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5.54cm" svg:y="10.285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5.453cm" svg:y="10.312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0cm 11.769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9.552cm" svg:y="10.5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9.619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619cm" svg:y="10.96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985cm" svg:y="10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9.5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7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8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06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13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1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8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9.95cm" svg:y="10.241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9.95cm" svg:y="10.241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9.989cm" svg:y="10.242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0.063cm" svg:y="10.249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0.137cm" svg:y="10.262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0.209cm" svg:y="10.282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0.281cm" svg:y="10.309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9.902cm" svg:y="10.241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9.902cm" svg:y="10.241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9.81cm" svg:y="10.242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9.718cm" svg:y="10.249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9.628cm" svg:y="10.262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9.538cm" svg:y="10.282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9.451cm" svg:y="10.309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1.998cm 11.77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1.55cm" svg:y="10.503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1.617cm" svg:y="10.63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617cm" svg:y="10.9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983cm" svg:y="10.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1.53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1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8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76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83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1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8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06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13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12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87cm" svg:y="1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1.948cm" svg:y="10.242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1.948cm" svg:y="10.242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1.987cm" svg:y="10.243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2.061cm" svg:y="10.25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2.135cm" svg:y="10.263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2.207cm" svg:y="10.283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2.279cm" svg:y="10.31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1.9cm" svg:y="10.242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1.9cm" svg:y="10.242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1.808cm" svg:y="10.243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1.716cm" svg:y="10.25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1.626cm" svg:y="10.263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1.536cm" svg:y="10.283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1.449cm" svg:y="10.31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0cm 14.772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9.552cm" svg:y="13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9.619cm" svg:y="13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619cm" svg:y="13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9.985cm" svg:y="13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9.53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1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68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76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83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1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9.98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06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13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1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0.28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9.95cm" svg:y="13.24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9.95cm" svg:y="13.24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9.989cm" svg:y="13.245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0.063cm" svg:y="13.25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0.137cm" svg:y="13.265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0.209cm" svg:y="13.285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0.281cm" svg:y="13.312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9.902cm" svg:y="13.24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9.902cm" svg:y="13.24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9.81cm" svg:y="13.245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9.718cm" svg:y="13.25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9.628cm" svg:y="13.265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9.538cm" svg:y="13.285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9.451cm" svg:y="13.312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2.002cm 14.772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1.554cm" svg:y="13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1.621cm" svg:y="13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621cm" svg:y="13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1.987cm" svg:y="13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1.54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1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69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76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84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1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1.99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06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14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16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2.291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1.952cm" svg:y="13.24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1.952cm" svg:y="13.24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1.991cm" svg:y="13.245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2.065cm" svg:y="13.25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2.139cm" svg:y="13.265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2.211cm" svg:y="13.285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2.283cm" svg:y="13.312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1.904cm" svg:y="13.24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1.904cm" svg:y="13.24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1.812cm" svg:y="13.245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1.72cm" svg:y="13.25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1.63cm" svg:y="13.265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1.54cm" svg:y="13.285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1.453cm" svg:y="13.312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18.94cm 11.767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18.492cm" svg:y="10.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8.559cm" svg:y="10.63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559cm" svg:y="10.96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8.925cm" svg:y="10.9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18.47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55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62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70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77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85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8.92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00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07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154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19.229cm" svg:y="11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18.89cm" svg:y="10.239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18.89cm" svg:y="10.239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18.929cm" svg:y="10.24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19.003cm" svg:y="10.247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19.077cm" svg:y="10.26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19.149cm" svg:y="10.28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19.221cm" svg:y="10.307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18.842cm" svg:y="10.239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18.842cm" svg:y="10.239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18.75cm" svg:y="10.24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18.658cm" svg:y="10.247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18.568cm" svg:y="10.26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18.478cm" svg:y="10.28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18.391cm" svg:y="10.307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2.94cm 11.769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2.492cm" svg:y="10.502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2.559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2.559cm" svg:y="10.96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2.925cm" svg:y="10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2.47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55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62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70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77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85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92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00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07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154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229cm" svg:y="11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2.89cm" svg:y="10.241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2.89cm" svg:y="10.241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2.929cm" svg:y="10.242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3.003cm" svg:y="10.249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3.077cm" svg:y="10.262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3.149cm" svg:y="10.282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3.221cm" svg:y="10.309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2.842cm" svg:y="10.241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2.842cm" svg:y="10.241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2.75cm" svg:y="10.242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2.658cm" svg:y="10.249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2.568cm" svg:y="10.262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2.478cm" svg:y="10.282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2.391cm" svg:y="10.309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4.938cm 11.76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4.49cm" svg:y="10.50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4.557cm" svg:y="10.63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4.557cm" svg:y="10.96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4.923cm" svg:y="10.9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4.47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55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62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70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77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85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92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00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07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152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227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4.888cm" svg:y="10.2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4.888cm" svg:y="10.2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4.927cm" svg:y="10.24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5.001cm" svg:y="10.24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5.075cm" svg:y="10.26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5.147cm" svg:y="10.28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5.219cm" svg:y="10.30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4.84cm" svg:y="10.2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4.84cm" svg:y="10.2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4.748cm" svg:y="10.24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4.656cm" svg:y="10.24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4.566cm" svg:y="10.26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4.476cm" svg:y="10.28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4.389cm" svg:y="10.30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0.94cm 14.77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0.492cm" svg:y="13.51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0.559cm" svg:y="13.64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0.559cm" svg:y="13.97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0.925cm" svg:y="13.9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0.4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5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6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7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7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8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0.9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0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0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1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1.2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0.89cm" svg:y="13.25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0.89cm" svg:y="13.25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0.929cm" svg:y="13.25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1.003cm" svg:y="13.25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1.077cm" svg:y="13.27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1.149cm" svg:y="13.29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1.221cm" svg:y="13.31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0.842cm" svg:y="13.25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0.842cm" svg:y="13.25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0.75cm" svg:y="13.25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0.658cm" svg:y="13.25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0.568cm" svg:y="13.27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0.478cm" svg:y="13.29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0.391cm" svg:y="13.31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2.94cm 14.778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2.492cm" svg:y="13.511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2.559cm" svg:y="13.64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2.559cm" svg:y="13.97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2.925cm" svg:y="13.9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2.4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5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6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7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7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8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2.9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00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07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154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3.229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2.89cm" svg:y="13.25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2.89cm" svg:y="13.25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2.929cm" svg:y="13.251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3.003cm" svg:y="13.258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3.077cm" svg:y="13.271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3.149cm" svg:y="13.291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3.221cm" svg:y="13.318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2.842cm" svg:y="13.25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2.842cm" svg:y="13.25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2.75cm" svg:y="13.251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2.658cm" svg:y="13.258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2.568cm" svg:y="13.271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2.478cm" svg:y="13.291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2.391cm" svg:y="13.318cm" svg:viewBox="0 0 170 273" svg:d="M101 273c-34-81-67-160-101-240 29-12 58-23 87-33 28 83 55 164 83 246-23 8-46 17-69 27z">
            <text:p/>
          </draw:path>
        </draw:g>
        <draw:g>
          <draw:circle draw:style-name="gr38" draw:text-style-name="P2" draw:layer="layout" svg:width="2.1cm" svg:height="2.1cm" draw:transform="rotate (-3.14159265358979) translate (24.94cm 14.772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24.492cm" svg:y="13.50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24.559cm" svg:y="13.63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4.559cm" svg:y="13.97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24.925cm" svg:y="13.9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24.47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55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62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70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77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85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4.92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00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07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154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25.229cm" svg:y="14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24.89cm" svg:y="13.244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24.89cm" svg:y="13.244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24.929cm" svg:y="13.245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25.003cm" svg:y="13.252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25.077cm" svg:y="13.265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25.149cm" svg:y="13.285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25.221cm" svg:y="13.312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24.842cm" svg:y="13.244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24.842cm" svg:y="13.244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24.75cm" svg:y="13.245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24.658cm" svg:y="13.252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24.568cm" svg:y="13.265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24.478cm" svg:y="13.285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24.391cm" svg:y="13.312cm" svg:viewBox="0 0 170 273" svg:d="M101 273c-34-81-67-160-101-240 29-12 58-23 87-33 28 83 55 164 83 246-23 8-46 17-69 27z">
            <text:p/>
          </draw:path>
        </draw:g>
        <draw:g>
          <draw:g>
            <draw:path draw:style-name="gr35" draw:text-style-name="P22" draw:layer="layout" svg:width="0.042cm" svg:height="0.259cm" svg:x="18.38cm" svg:y="13.272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8.38cm" svg:y="13.272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8.416cm" svg:y="13.272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8.485cm" svg:y="13.276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8.554cm" svg:y="13.284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8.623cm" svg:y="13.295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8.691cm" svg:y="13.31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8.758cm" svg:y="13.328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8.824cm" svg:y="13.35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8.89cm" svg:y="13.375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8.955cm" svg:y="13.404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9.019cm" svg:y="13.436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8.339cm" svg:y="13.272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8.339cm" svg:y="13.272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8.258cm" svg:y="13.273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8.178cm" svg:y="13.276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8.098cm" svg:y="13.284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8.018cm" svg:y="13.295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17.939cm" svg:y="13.31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17.861cm" svg:y="13.328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17.784cm" svg:y="13.35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17.708cm" svg:y="13.375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17.634cm" svg:y="13.404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17.562cm" svg:y="13.436cm" svg:viewBox="0 0 181 267" svg:d="M119 267c-40-77-79-154-119-231 24-12 48-24 72-36 37 79 73 157 109 236-20 10-41 20-62 31z">
            <text:p/>
          </draw:path>
          <draw:g>
            <draw:path draw:style-name="gr42" draw:text-style-name="P24" draw:layer="layout" svg:width="1.399cm" svg:height="2.16cm" svg:x="17.681cm" svg:y="13.542cm" svg:viewBox="0 0 1400 2161" svg:d="M0 161v2000h1400v-2000h-2c-229-111-445-161-699-161s-470 50-699 161z">
              <text:p/>
            </draw:path>
            <draw:path draw:style-name="gr47" draw:text-style-name="P27" draw:layer="layout" svg:width="1cm" svg:height="2.126cm" svg:x="17.879cm" svg:y="13.575cm" svg:viewBox="0 0 1001 2127" svg:d="M1 127v2000h1000v-2000l-1 1c-161-88-318-128-502-128-182 0-337 39-498 126z">
              <text:p/>
            </draw:path>
            <draw:path draw:style-name="gr43" draw:text-style-name="P25" draw:layer="layout" svg:width="1.399cm" svg:height="2.16cm" svg:x="17.681cm" svg:y="13.542cm" svg:viewBox="0 0 1400 2161" svg:d="M0 161v2000h1400v-2000h-2c-229-111-445-161-699-161s-470 50-699 161z">
              <text:p/>
            </draw:path>
          </draw:g>
        </draw:g>
      </draw:page>
      <draw:page draw:name="page4" draw:style-name="dp1" draw:master-page-name="Default">
        <office:forms form:automatic-focus="false" form:apply-design-mode="false"/>
        <draw:custom-shape draw:style-name="gr48" draw:text-style-name="P1" draw:layer="Furnishing" svg:width="2.65cm" svg:height="6.55cm" draw:transform="rotate (1.5707963267949) translate (3cm 4cm)">
          <text:p/>
          <draw:enhanced-geometry svg:viewBox="0 0 21600 21600" draw:type="rectangle" draw:enhanced-path="M 0 0 L 21600 0 21600 21600 0 21600 0 0 Z N"/>
        </draw:custom-shape>
        <draw:measure draw:style-name="gr12" draw:text-style-name="P28" draw:layer="measurelines" svg:x1="3cm" svg:y1="4cm" svg:x2="3cm" svg:y2="3.2cm">
          <text:p text:style-name="P28"><text:span text:style-name="T3"><text:measure text:kind="gap"/></text:span><text:span text:style-name="T3"><text:measure text:kind="value">80</text:measure></text:span><text:span text:style-name="T3"><text:s/></text:span><text:span text:style-name="T3"><text:measure text:kind="unit">cm</text:measure></text:span><text:span text:style-name="T3"><text:measure text:kind="gap"/></text:span></text:p>
        </draw:measure>
        <draw:line draw:style-name="gr49" draw:text-style-name="P1" draw:layer="Furnishing" svg:x1="2.85cm" svg:y1="3.2cm" svg:x2="10.6cm" svg:y2="3.2cm">
          <text:p/>
        </draw:line>
        <draw:g>
          <draw:polygon draw:style-name="gr39" draw:text-style-name="P20" draw:layer="Furnishing" svg:width="0.799cm" svg:height="1.399cm" svg:x="4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0" draw:text-style-name="P21" draw:layer="Furnishing" svg:width="0.666cm" svg:height="0.267cm" svg:x="4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1" draw:layer="Furnishing" svg:width="0.3cm" svg:height="0.866cm" svg:x="4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1" draw:layer="Furnishing" svg:width="0.3cm" svg:height="0.866cm" svg:x="4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50" draw:text-style-name="P1" draw:layer="Furnishing" svg:width="0.799cm" svg:height="1.399cm" svg:x="6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51" draw:text-style-name="P29" draw:layer="Furnishing" svg:width="0.666cm" svg:height="0.267cm" svg:x="6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9" draw:layer="Furnishing" svg:width="0.3cm" svg:height="0.866cm" svg:x="6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9" draw:layer="Furnishing" svg:width="0.3cm" svg:height="0.866cm" svg:x="6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50" draw:text-style-name="P1" draw:layer="Furnishing" svg:width="0.799cm" svg:height="1.399cm" svg:x="8.1cm" svg:y="1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51" draw:text-style-name="P29" draw:layer="Furnishing" svg:width="0.666cm" svg:height="0.267cm" svg:x="8.167cm" svg:y="1.73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9" draw:layer="Furnishing" svg:width="0.3cm" svg:height="0.866cm" svg:x="8.167cm" svg:y="2.06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9" draw:layer="Furnishing" svg:width="0.3cm" svg:height="0.866cm" svg:x="8.533cm" svg:y="2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3" draw:text-style-name="P30" draw:layer="Furnishing" svg:width="3cm" svg:height="3cm" svg:x="2.4cm" svg:y="10.05cm">
          <text:p/>
          <draw:enhanced-geometry svg:viewBox="0 0 21600 21600" draw:type="rectangle" draw:enhanced-path="M 0 0 L 21600 0 21600 21600 0 21600 0 0 Z N"/>
        </draw:custom-shape>
        <draw:path draw:style-name="gr43" draw:text-style-name="P25" draw:layer="Furnishing" svg:width="1.399cm" svg:height="2.16cm" svg:x="6.3cm" svg:y="10.689cm" svg:viewBox="0 0 1400 2161" svg:d="M0 161v2000h1400v-2000h-2c-229-111-445-161-699-161s-470 50-699 161z">
          <text:p/>
        </draw:path>
        <draw:polygon draw:style-name="gr23" draw:text-style-name="P13" draw:layer="Furnishing" svg:width="7.349cm" svg:height="0.099cm" svg:x="3.05cm" svg:y="14.9cm" svg:viewBox="0 0 7350 100" draw:points="0,100 100,0 7350,0 7350,100">
          <text:p/>
        </draw:polygon>
        <draw:custom-shape draw:style-name="gr54" draw:text-style-name="P14" draw:layer="Furnishing" svg:width="7.4cm" svg:height="0.05cm" svg:x="3cm" svg:y="14.8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Furnishing" svg:width="3cm" svg:height="3cm" svg:x="2.4cm" svg:y="10.0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0.6cm" svg:height="0.3cm" svg:x="1.15cm" svg:y="9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5cm" svg:height="0.15cm" svg:x="3cm" svg:y="16cm">
          <text:p/>
          <draw:enhanced-geometry svg:viewBox="0 0 21600 21600" draw:type="rectangle" draw:enhanced-path="M 0 0 L 21600 0 21600 21600 0 21600 0 0 Z N"/>
        </draw:custom-shape>
        <draw:polygon draw:style-name="gr57" draw:text-style-name="P33" draw:layer="layout" svg:width="0.499cm" svg:height="0.218cm" svg:x="3.4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3.9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4.4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4.9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5.4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5.9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6.4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6.9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7.4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7.9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8.4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8.9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9.4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9.9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10.4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10.9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11.46cm" svg:y="16cm" svg:viewBox="0 0 500 219" draw:points="0,0 500,0 500,150 380,150 380,219 133,219 133,150 0,150">
          <text:p/>
        </draw:polygon>
        <draw:polygon draw:style-name="gr57" draw:text-style-name="P33" draw:layer="layout" svg:width="0.499cm" svg:height="0.218cm" svg:x="11.96cm" svg:y="16cm" svg:viewBox="0 0 500 219" draw:points="0,0 500,0 500,150 380,150 380,219 133,219 133,150 0,150">
          <text:p/>
        </draw:polygon>
        <draw:custom-shape draw:style-name="gr30" draw:text-style-name="P19" draw:layer="layout" svg:width="0.5cm" svg:height="0.15cm" svg:x="12.4cm" svg:y="16cm">
          <text:p/>
          <draw:enhanced-geometry svg:viewBox="0 0 21600 21600" draw:type="rectangle" draw:enhanced-path="M 0 0 L 21600 0 21600 21600 0 21600 0 0 Z N"/>
        </draw:custom-shape>
        <draw:polygon draw:style-name="gr58" draw:text-style-name="P34" draw:layer="layout" svg:width="0.699cm" svg:height="0.299cm" svg:x="1.95cm" svg:y="16cm" svg:viewBox="0 0 700 300" draw:points="0,0 700,0 700,150 475,151 477,300 235,300 235,152 0,150">
          <text:p/>
        </draw:polygon>
        <draw:custom-shape draw:style-name="gr30" draw:text-style-name="P19" draw:layer="layout" svg:width="0.5cm" svg:height="0.15cm" svg:x="1.95cm" svg:y="15.7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0.075cm" svg:height="0.135cm" svg:x="9.186cm" svg:y="4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5" draw:layer="layout" svg:width="0.075cm" svg:height="0.135cm" draw:transform="rotate (1.5707963267949) translate (9.001cm 4.575cm)">
          <text:p/>
          <draw:enhanced-geometry svg:viewBox="0 0 21600 21600" draw:type="rectangle" draw:enhanced-path="M 0 0 L 21600 0 21600 21600 0 21600 0 0 Z N"/>
        </draw:custom-shape>
        <draw:g>
          <draw:custom-shape draw:style-name="gr60" draw:text-style-name="P35" draw:layer="layout" svg:width="0.04cm" svg:height="0.135cm" svg:x="9.3cm" svg:y="4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61" draw:text-style-name="P36" draw:layer="layout" svg:width="0.039cm" svg:height="0.134cm" draw:transform="rotate (-3.14159265358979) translate (9.34cm 4.585cm)" svg:viewBox="0 0 40 135" draw:points="0,135 40,135 40,0 0,0">
            <text:p/>
          </draw:polyline>
        </draw:g>
        <draw:g>
          <draw:custom-shape draw:style-name="gr60" draw:text-style-name="P35" draw:layer="layout" svg:width="0.04cm" svg:height="0.135cm" svg:x="9.401cm" svg:y="4.4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61" draw:text-style-name="P36" draw:layer="layout" svg:width="0.039cm" svg:height="0.134cm" draw:transform="rotate (-3.14159265358979) translate (9.441cm 4.585cm)" svg:viewBox="0 0 40 135" draw:points="40,135 0,135 0,0 40,0">
            <text:p/>
          </draw:polyline>
        </draw:g>
        <draw:custom-shape draw:style-name="gr62" draw:text-style-name="P35" draw:layer="layout" svg:width="0.075cm" svg:height="0.26cm" draw:transform="rotate (1.5707963267949) translate (8.851cm 4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0" draw:text-style-name="P35" draw:layer="layout" svg:width="0.04cm" svg:height="0.26cm" svg:x="9.266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61" draw:text-style-name="P36" draw:layer="layout" svg:width="0.039cm" svg:height="0.259cm" draw:transform="rotate (-3.14159265358979) translate (9.306cm 4.26cm)" svg:viewBox="0 0 40 260" draw:points="0,260 40,260 40,0 0,0">
            <text:p/>
          </draw:polyline>
        </draw:g>
        <draw:g>
          <draw:custom-shape draw:style-name="gr60" draw:text-style-name="P35" draw:layer="layout" svg:width="0.04cm" svg:height="0.26cm" svg:x="9.351cm" svg:y="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line draw:style-name="gr61" draw:text-style-name="P36" draw:layer="layout" svg:width="0.039cm" svg:height="0.259cm" draw:transform="rotate (-3.14159265358979) translate (9.391cm 4.26cm)" svg:viewBox="0 0 40 260" draw:points="40,260 0,260 0,0 40,0">
            <text:p/>
          </draw:polyline>
        </draw:g>
        <draw:custom-shape draw:style-name="gr62" draw:text-style-name="P35" draw:layer="layout" svg:width="0.075cm" svg:height="0.26cm" svg:x="9.15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36" draw:layer="layout" svg:x1="10.401cm" svg:y1="4.2cm" svg:x2="10.401cm" svg:y2="6.4cm">
          <text:p/>
        </draw:line>
        <draw:line draw:style-name="gr49" draw:text-style-name="P36" draw:layer="layout" svg:x1="9.201cm" svg:y1="5.05cm" svg:x2="9.201cm" svg:y2="6.35cm">
          <text:p/>
        </draw:line>
        <draw:line draw:style-name="gr49" draw:text-style-name="P36" draw:layer="layout" svg:x1="7.402cm" svg:y1="4.2cm" svg:x2="7.402cm" svg:y2="6.4cm">
          <text:p/>
        </draw:line>
        <draw:line draw:style-name="gr49" draw:text-style-name="P36" draw:layer="layout" svg:x1="6.202cm" svg:y1="5.05cm" svg:x2="6.202cm" svg:y2="6.35cm">
          <text:p/>
        </draw:line>
        <draw:g>
          <draw:g>
            <draw:polygon draw:style-name="gr63" draw:text-style-name="P37" draw:layer="layout" svg:width="0.399cm" svg:height="0.699cm" svg:x="9.001cm" svg:y="5.3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9.034cm" svg:y="5.36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2" draw:text-style-name="P35" draw:layer="layout" svg:width="0.075cm" svg:height="0.135cm" draw:transform="rotate (1.5707963267949) translate (8.866cm 6.1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6.0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9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6.1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6.0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svg:x="8.97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9.05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9.12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9.20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9.27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9.35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9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9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8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7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6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6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5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4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3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401cm 5.3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9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8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7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6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6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5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4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3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8.866cm 5.309cm)">
            <text:p/>
            <draw:enhanced-geometry svg:viewBox="0 0 21600 21600" draw:type="rectangle" draw:enhanced-path="M 0 0 L 21600 0 21600 21600 0 21600 0 0 Z N"/>
          </draw:custom-shape>
          <draw:g>
            <draw:path draw:style-name="gr60" draw:text-style-name="P35" draw:layer="layout" svg:width="0.038cm" svg:height="0.135cm" svg:x="9.2cm" svg:y="5.161cm" svg:viewBox="0 0 39 136" svg:d="M0 135c0-45 0-90 0-135 13 0 26 0 39 1-2 45-5 90-8 135-10-1-21-1-31-1z">
              <text:p/>
            </draw:path>
            <draw:path draw:style-name="gr61" draw:text-style-name="P36" draw:layer="layout" svg:width="0.038cm" svg:height="0.135cm" svg:x="9.2cm" svg:y="5.162cm" svg:viewBox="0 0 39 136" svg:d="M0 0c13 0 26 0 39 1-2 45-5 90-8 135-10-1-21-1-31-1">
              <text:p/>
            </draw:path>
          </draw:g>
          <draw:path draw:style-name="gr62" draw:text-style-name="P35" draw:layer="layout" svg:width="0.081cm" svg:height="0.141cm" svg:x="9.23cm" svg:y="5.163cm" svg:viewBox="0 0 82 142" svg:d="M0 135c3-45 5-90 8-135 25 2 50 5 74 9-8 44-16 89-23 133-20-4-39-6-59-7z">
            <text:p/>
          </draw:path>
          <draw:path draw:style-name="gr62" draw:text-style-name="P35" draw:layer="layout" svg:width="0.094cm" svg:height="0.145cm" svg:x="9.289cm" svg:y="5.172cm" svg:viewBox="0 0 95 146" svg:d="M0 133c7-44 15-89 23-133 24 4 49 10 72 17-13 43-26 86-39 129-18-5-38-10-56-13z">
            <text:p/>
          </draw:path>
          <draw:g>
            <draw:path draw:style-name="gr60" draw:text-style-name="P35" draw:layer="layout" svg:width="0.038cm" svg:height="0.135cm" svg:x="9.163cm" svg:y="5.161cm" svg:viewBox="0 0 39 136" svg:d="M8 136c-3-45-6-90-8-135 13-1 26-1 39-1 0 45 0 90 0 135-10 0-21 0-31 1z">
              <text:p/>
            </draw:path>
            <draw:path draw:style-name="gr61" draw:text-style-name="P36" draw:layer="layout" svg:width="0.038cm" svg:height="0.135cm" svg:x="9.163cm" svg:y="5.162cm" svg:viewBox="0 0 39 136" svg:d="M39 0c-13 0-26 0-39 1 3 45 5 90 8 135 10-1 21-1 31-1">
              <text:p/>
            </draw:path>
          </draw:g>
          <draw:path draw:style-name="gr62" draw:text-style-name="P35" draw:layer="layout" svg:width="0.08cm" svg:height="0.141cm" svg:x="9.09cm" svg:y="5.163cm" svg:viewBox="0 0 81 142" svg:d="M23 142c-7-45-15-89-23-133 24-4 48-7 73-9 3 45 5 90 8 135-20 1-39 3-58 7z">
            <text:p/>
          </draw:path>
          <draw:path draw:style-name="gr62" draw:text-style-name="P35" draw:layer="layout" svg:width="0.095cm" svg:height="0.145cm" svg:x="9.017cm" svg:y="5.172cm" svg:viewBox="0 0 96 146" svg:d="M39 146c-13-43-26-86-39-129 24-7 48-13 73-17 8 44 16 88 23 133-19 3-38 8-57 13z">
            <text:p/>
          </draw:path>
          <draw:path draw:style-name="gr62" draw:text-style-name="P35" draw:layer="layout" svg:width="0.108cm" svg:height="0.149cm" svg:x="9.345cm" svg:y="5.189cm" svg:viewBox="0 0 109 150" svg:d="M0 129c13-43 26-86 39-129 24 7 47 16 70 26-18 41-36 83-54 124-18-8-36-15-55-21z">
            <text:p/>
          </draw:path>
          <draw:path draw:style-name="gr62" draw:text-style-name="P35" draw:layer="layout" svg:width="0.106cm" svg:height="0.148cm" svg:x="8.949cm" svg:y="5.19cm" svg:viewBox="0 0 107 149" svg:d="M52 149c-17-42-35-83-52-124 22-10 46-18 69-25 12 43 25 86 38 129-18 6-37 12-55 20z">
            <text:p/>
          </draw:path>
        </draw:g>
        <draw:g>
          <draw:g>
            <draw:polygon draw:style-name="gr64" draw:text-style-name="P37" draw:layer="layout" svg:width="0.799cm" svg:height="1.399cm" svg:x="10.001cm" svg:y="4.6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0.068cm" svg:y="4.73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0.068cm" svg:y="5.06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0.434cm" svg:y="5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2" draw:text-style-name="P35" draw:layer="layout" svg:width="0.075cm" svg:height="0.135cm" draw:transform="rotate (1.5707963267949) translate (9.866cm 6.1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6.0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9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9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8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7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6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6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5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4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3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3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2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1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0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5.0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4.9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4.8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4.7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4.7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9.866cm 4.6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6.1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6.0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9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9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8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7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6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6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5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4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3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3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2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1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0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5.0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4.9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4.8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4.7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4.7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0.801cm 4.6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svg:x="9.98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06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13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2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28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36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43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5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58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66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0.73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60" draw:text-style-name="P35" draw:layer="layout" svg:width="0.044cm" svg:height="0.135cm" svg:x="10.399cm" svg:y="4.461cm" svg:viewBox="0 0 45 136" svg:d="M0 135c0-45 0-90 0-135 15 0 30 0 45 1-2 45-3 90-5 135-13-1-27-1-40-1z">
              <text:p/>
            </draw:path>
            <draw:path draw:style-name="gr61" draw:text-style-name="P36" draw:layer="layout" svg:width="0.044cm" svg:height="0.135cm" svg:x="10.399cm" svg:y="4.462cm" svg:viewBox="0 0 45 136" svg:d="M0 0c15 0 30 0 45 1-2 45-3 90-5 135-13-1-27-1-40-1">
              <text:p/>
            </draw:path>
          </draw:g>
          <draw:path draw:style-name="gr62" draw:text-style-name="P35" draw:layer="layout" svg:width="0.087cm" svg:height="0.139cm" svg:x="10.438cm" svg:y="4.463cm" svg:viewBox="0 0 88 140" svg:d="M0 135c2-45 3-90 5-135 28 1 56 3 83 6-5 45-9 89-14 134-24-3-49-4-74-5z">
            <text:p/>
          </draw:path>
          <draw:path draw:style-name="gr62" draw:text-style-name="P35" draw:layer="layout" svg:width="0.097cm" svg:height="0.144cm" svg:x="10.512cm" svg:y="4.469cm" svg:viewBox="0 0 98 145" svg:d="M0 134c5-45 9-89 14-134 28 3 56 7 84 12-8 44-16 89-24 133-25-5-49-8-74-11z">
            <text:p/>
          </draw:path>
          <draw:path draw:style-name="gr62" draw:text-style-name="P35" draw:layer="layout" svg:width="0.106cm" svg:height="0.148cm" svg:x="10.586cm" svg:y="4.481cm" svg:viewBox="0 0 107 149" svg:d="M0 133c8-44 16-89 24-133 28 5 56 11 83 18-11 44-23 87-34 131-24-6-48-12-73-16z">
            <text:p/>
          </draw:path>
          <draw:path draw:style-name="gr62" draw:text-style-name="P35" draw:layer="layout" svg:width="0.113cm" svg:height="0.151cm" svg:x="10.659cm" svg:y="4.499cm" svg:viewBox="0 0 114 152" svg:d="M0 131c11-44 23-87 34-131 27 7 53 15 80 24-14 42-29 85-43 128-23-8-47-15-71-21z">
            <text:p/>
          </draw:path>
          <draw:path draw:style-name="gr62" draw:text-style-name="P35" draw:layer="layout" svg:width="0.121cm" svg:height="0.153cm" svg:x="10.73cm" svg:y="4.523cm" svg:viewBox="0 0 122 154" svg:d="M0 128c14-43 29-86 43-128 26 8 53 18 79 29-17 42-34 83-51 125-24-10-47-18-71-26z">
            <text:p/>
          </draw:path>
          <draw:g>
            <draw:path draw:style-name="gr60" draw:text-style-name="P35" draw:layer="layout" svg:width="0.044cm" svg:height="0.135cm" svg:x="10.356cm" svg:y="4.461cm" svg:viewBox="0 0 45 136" svg:d="M5 136c-2-45-3-90-5-135 16-1 30-1 45-1 0 45 0 90 0 135-13 0-26 0-40 1z">
              <text:p/>
            </draw:path>
            <draw:path draw:style-name="gr61" draw:text-style-name="P36" draw:layer="layout" svg:width="0.044cm" svg:height="0.135cm" svg:x="10.356cm" svg:y="4.462cm" svg:viewBox="0 0 45 136" svg:d="M45 0c-15 0-29 0-45 1 2 45 3 90 5 135 14-1 27-1 40-1">
              <text:p/>
            </draw:path>
          </draw:g>
          <draw:path draw:style-name="gr62" draw:text-style-name="P35" draw:layer="layout" svg:width="0.088cm" svg:height="0.139cm" svg:x="10.272cm" svg:y="4.463cm" svg:viewBox="0 0 89 140" svg:d="M15 140c-5-44-10-89-15-134 28-3 57-5 84-6 2 45 3 90 5 135-24 1-49 3-74 5z">
            <text:p/>
          </draw:path>
          <draw:path draw:style-name="gr62" draw:text-style-name="P35" draw:layer="layout" svg:width="0.096cm" svg:height="0.144cm" svg:x="10.19cm" svg:y="4.469cm" svg:viewBox="0 0 97 145" svg:d="M24 145c-8-44-16-89-24-133 27-5 56-9 82-12 5 45 10 90 15 134-24 3-48 6-73 11z">
            <text:p/>
          </draw:path>
          <draw:path draw:style-name="gr62" draw:text-style-name="P35" draw:layer="layout" svg:width="0.105cm" svg:height="0.148cm" svg:x="10.108cm" svg:y="4.481cm" svg:viewBox="0 0 106 149" svg:d="M34 149c-11-44-23-87-34-131 27-7 55-13 82-18 8 44 16 89 24 133-24 4-48 10-72 16z">
            <text:p/>
          </draw:path>
          <draw:path draw:style-name="gr62" draw:text-style-name="P35" draw:layer="layout" svg:width="0.113cm" svg:height="0.151cm" svg:x="10.028cm" svg:y="4.499cm" svg:viewBox="0 0 114 152" svg:d="M43 152c-14-43-29-86-43-128 27-9 53-17 80-24 11 44 23 87 34 131-24 6-47 13-71 21z">
            <text:p/>
          </draw:path>
          <draw:path draw:style-name="gr62" draw:text-style-name="P35" draw:layer="layout" svg:width="0.12cm" svg:height="0.153cm" svg:x="9.95cm" svg:y="4.523cm" svg:viewBox="0 0 121 154" svg:d="M52 154c-18-42-35-83-52-125 26-11 51-20 78-29 14 42 29 85 43 128-24 8-46 16-69 26z">
            <text:p/>
          </draw:path>
        </draw:g>
        <draw:g>
          <draw:g>
            <draw:path draw:style-name="gr60" draw:text-style-name="P35" draw:layer="layout" svg:width="0.046cm" svg:height="0.26cm" svg:x="6.201cm" svg:y="5.038cm" svg:viewBox="0 0 47 261" svg:d="M0 260c0-87 0-173 0-260 15 0 32 1 47 1-6 87-11 173-16 260-10-1-21-1-31-1z">
              <text:p/>
            </draw:path>
            <draw:path draw:style-name="gr61" draw:text-style-name="P36" draw:layer="layout" svg:width="0.046cm" svg:height="0.26cm" svg:x="6.201cm" svg:y="5.038cm" svg:viewBox="0 0 47 261" svg:d="M0 0c15 0 32 1 47 1-6 87-11 173-16 260-10-1-21-1-31-1">
              <text:p/>
            </draw:path>
          </draw:g>
          <draw:path draw:style-name="gr62" draw:text-style-name="P35" draw:layer="layout" svg:width="0.102cm" svg:height="0.266cm" svg:x="6.231cm" svg:y="5.039cm" svg:viewBox="0 0 103 267" svg:d="M0 260c5-87 10-173 15-260 30 2 59 5 88 11-15 85-29 170-44 256-20-4-39-6-59-7z">
            <text:p/>
          </draw:path>
          <draw:path draw:style-name="gr62" draw:text-style-name="P35" draw:layer="layout" svg:width="0.128cm" svg:height="0.268cm" svg:x="6.29cm" svg:y="5.05cm" svg:viewBox="0 0 129 269" svg:d="M0 256c15-86 29-171 44-256 29 5 58 11 85 20-24 83-48 165-73 249-18-5-38-10-56-13z">
            <text:p/>
          </draw:path>
          <draw:g>
            <draw:path draw:style-name="gr60" draw:text-style-name="P35" draw:layer="layout" svg:width="0.046cm" svg:height="0.26cm" svg:x="6.156cm" svg:y="5.038cm" svg:viewBox="0 0 47 261" svg:d="M16 261c-5-87-10-173-16-260 15 0 32-1 47-1 0 87 0 173 0 260-10 0-21 0-31 1z">
              <text:p/>
            </draw:path>
            <draw:path draw:style-name="gr61" draw:text-style-name="P36" draw:layer="layout" svg:width="0.046cm" svg:height="0.26cm" svg:x="6.156cm" svg:y="5.038cm" svg:viewBox="0 0 47 261" svg:d="M47 0c-15 0-32 1-47 1 6 87 11 173 16 260 10-1 21-1 31-1">
              <text:p/>
            </draw:path>
          </draw:g>
          <draw:path draw:style-name="gr62" draw:text-style-name="P35" draw:layer="layout" svg:width="0.101cm" svg:height="0.266cm" svg:x="6.07cm" svg:y="5.039cm" svg:viewBox="0 0 102 267" svg:d="M44 267c-15-86-29-171-44-256 28-5 56-9 86-11 6 87 11 173 16 260-20 1-39 3-58 7z">
            <text:p/>
          </draw:path>
          <draw:path draw:style-name="gr62" draw:text-style-name="P35" draw:layer="layout" svg:width="0.13cm" svg:height="0.268cm" svg:x="5.983cm" svg:y="5.05cm" svg:viewBox="0 0 131 269" svg:d="M74 269c-25-83-49-166-74-249 29-9 57-15 87-20 15 85 29 170 44 256-19 3-38 8-57 13z">
            <text:p/>
          </draw:path>
          <draw:g>
            <draw:polygon draw:style-name="gr63" draw:text-style-name="P37" draw:layer="layout" svg:width="0.399cm" svg:height="0.699cm" svg:x="6.002cm" svg:y="5.3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6.035cm" svg:y="5.36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2" draw:text-style-name="P35" draw:layer="layout" svg:width="0.075cm" svg:height="0.135cm" draw:transform="rotate (1.5707963267949) translate (5.867cm 6.1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6.0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9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6.1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6.0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svg:x="5.97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6.05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6.12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6.20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6.27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6.35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9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9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8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7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6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6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5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4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3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3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2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402cm 5.1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9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8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7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6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6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5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4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3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3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2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5.867cm 5.159cm)">
            <text:p/>
            <draw:enhanced-geometry svg:viewBox="0 0 21600 21600" draw:type="rectangle" draw:enhanced-path="M 0 0 L 21600 0 21600 21600 0 21600 0 0 Z N"/>
          </draw:custom-shape>
          <draw:path draw:style-name="gr62" draw:text-style-name="P35" draw:layer="layout" svg:width="0.156cm" svg:height="0.268cm" svg:x="6.346cm" svg:y="5.07cm" svg:viewBox="0 0 157 269" svg:d="M0 249c25-84 49-166 73-249 29 8 57 18 84 29-34 81-67 160-101 240-19-8-37-14-56-20z">
            <text:p/>
          </draw:path>
          <draw:path draw:style-name="gr62" draw:text-style-name="P35" draw:layer="layout" svg:width="0.155cm" svg:height="0.268cm" svg:x="5.901cm" svg:y="5.07cm" svg:viewBox="0 0 156 269" svg:d="M101 269c-34-80-67-159-101-240 27-11 54-21 82-29 25 83 49 166 74 249-18 6-37 12-55 20z">
            <text:p/>
          </draw:path>
        </draw:g>
        <draw:g>
          <draw:polygon draw:style-name="gr64" draw:text-style-name="P37" draw:layer="layout" svg:width="0.799cm" svg:height="1.399cm" svg:x="7.002cm" svg:y="4.6cm" svg:viewBox="0 0 800 1400" draw:points="0,1400 0,77 0,1400 800,1400 800,1400 800,77 800,77 751,59 701,43 653,29 604,19 555,11 504,4 453,1 400,0 347,1 296,4 245,11 196,19 148,29 99,43 49,59 0,77">
            <text:p/>
          </draw:polygon>
          <draw:custom-shape draw:style-name="gr40" draw:text-style-name="P21" draw:layer="layout" svg:width="0.666cm" svg:height="0.267cm" svg:x="7.069cm" svg:y="4.73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1" draw:layer="layout" svg:width="0.3cm" svg:height="0.866cm" svg:x="7.069cm" svg:y="5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1" draw:layer="layout" svg:width="0.3cm" svg:height="0.866cm" svg:x="7.435cm" svg:y="5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6.1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6.0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9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9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8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7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6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6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5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4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3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3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2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1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0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5.0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4.9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4.8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4.7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4.7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4.6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4.5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867cm 4.4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6.1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6.0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9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9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8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7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6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6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5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4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3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3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2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1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0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5.0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4.9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4.8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4.7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4.7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4.6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4.5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7.802cm 4.4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svg:x="6.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06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2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2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36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4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5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5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66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7.7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0" draw:text-style-name="P35" draw:layer="layout" svg:width="0.049cm" svg:height="0.26cm" svg:x="7.401cm" svg:y="4.336cm" svg:viewBox="0 0 50 261" svg:d="M0 260c0-87 0-173 0-260 16 0 32 0 50 1-3 87-7 173-10 260-14-1-27-1-40-1z">
            <text:p/>
          </draw:path>
          <draw:path draw:style-name="gr61" draw:text-style-name="P36" draw:layer="layout" svg:width="0.049cm" svg:height="0.26cm" svg:x="7.401cm" svg:y="4.336cm" svg:viewBox="0 0 50 261" svg:d="M0 0c16 0 32 0 50 1-3 87-7 173-10 260-14-1-27-1-40-1">
            <text:p/>
          </draw:path>
          <draw:path draw:style-name="gr62" draw:text-style-name="P35" draw:layer="layout" svg:width="0.101cm" svg:height="0.264cm" svg:x="7.44cm" svg:y="4.337cm" svg:viewBox="0 0 102 265" svg:d="M0 260c3-87 7-173 10-260 31 1 61 3 92 7-9 86-19 172-28 258-25-3-49-4-74-5z">
            <text:p/>
          </draw:path>
          <draw:path draw:style-name="gr62" draw:text-style-name="P35" draw:layer="layout" svg:width="0.12cm" svg:height="0.268cm" svg:x="7.514cm" svg:y="4.344cm" svg:viewBox="0 0 121 269" svg:d="M0 258c9-86 19-172 28-258 31 3 63 8 93 13-16 86-31 170-47 256-25-4-49-8-74-11z">
            <text:p/>
          </draw:path>
          <draw:path draw:style-name="gr62" draw:text-style-name="P35" draw:layer="layout" svg:width="0.136cm" svg:height="0.271cm" svg:x="7.588cm" svg:y="4.357cm" svg:viewBox="0 0 137 272" svg:d="M0 256c16-86 31-170 47-256 30 6 60 13 90 20-21 85-43 168-65 252-24-6-48-12-72-16z">
            <text:p/>
          </draw:path>
          <draw:path draw:style-name="gr62" draw:text-style-name="P35" draw:layer="layout" svg:width="0.154cm" svg:height="0.272cm" svg:x="7.66cm" svg:y="4.377cm" svg:viewBox="0 0 155 273" svg:d="M0 252c22-84 44-167 65-252 30 8 61 17 90 27-28 83-55 164-83 246-24-8-48-15-72-21z">
            <text:p/>
          </draw:path>
          <draw:path draw:style-name="gr62" draw:text-style-name="P35" draw:layer="layout" svg:width="0.169cm" svg:height="0.272cm" svg:x="7.732cm" svg:y="4.404cm" svg:viewBox="0 0 170 273" svg:d="M0 246c28-82 55-163 83-246 29 10 58 21 87 33-34 80-67 159-101 240-23-10-46-19-69-27z">
            <text:p/>
          </draw:path>
          <draw:path draw:style-name="gr60" draw:text-style-name="P35" draw:layer="layout" svg:width="0.049cm" svg:height="0.26cm" svg:x="7.353cm" svg:y="4.336cm" svg:viewBox="0 0 50 261" svg:d="M10 261c-3-87-7-173-10-260 18-1 34-1 50-1 0 87 0 173 0 260-13 0-26 0-40 1z">
            <text:p/>
          </draw:path>
          <draw:path draw:style-name="gr61" draw:text-style-name="P36" draw:layer="layout" svg:width="0.049cm" svg:height="0.26cm" svg:x="7.353cm" svg:y="4.336cm" svg:viewBox="0 0 50 261" svg:d="M50 0c-16 0-32 0-50 1 3 87 7 173 10 260 14-1 27-1 40-1">
            <text:p/>
          </draw:path>
          <draw:path draw:style-name="gr62" draw:text-style-name="P35" draw:layer="layout" svg:width="0.101cm" svg:height="0.264cm" svg:x="7.261cm" svg:y="4.337cm" svg:viewBox="0 0 102 265" svg:d="M28 265c-9-86-19-172-28-258 30-4 62-6 92-7 3 87 7 173 10 260-24 1-49 3-74 5z">
            <text:p/>
          </draw:path>
          <draw:path draw:style-name="gr62" draw:text-style-name="P35" draw:layer="layout" svg:width="0.119cm" svg:height="0.268cm" svg:x="7.169cm" svg:y="4.344cm" svg:viewBox="0 0 120 269" svg:d="M47 269c-16-86-31-170-47-256 30-5 61-10 92-13 9 86 19 172 28 258-25 3-48 7-73 11z">
            <text:p/>
          </draw:path>
          <draw:path draw:style-name="gr62" draw:text-style-name="P35" draw:layer="layout" svg:width="0.136cm" svg:height="0.271cm" svg:x="7.079cm" svg:y="4.357cm" svg:viewBox="0 0 137 272" svg:d="M65 272c-22-84-44-167-65-252 29-7 59-14 90-20 16 86 31 170 47 256-25 5-49 10-72 16z">
            <text:p/>
          </draw:path>
          <draw:path draw:style-name="gr62" draw:text-style-name="P35" draw:layer="layout" svg:width="0.154cm" svg:height="0.272cm" svg:x="6.989cm" svg:y="4.377cm" svg:viewBox="0 0 155 273" svg:d="M83 273c-28-82-55-163-83-246 29-10 60-19 90-27 21 85 43 168 65 252-24 6-48 13-72 21z">
            <text:p/>
          </draw:path>
          <draw:path draw:style-name="gr62" draw:text-style-name="P35" draw:layer="layout" svg:width="0.169cm" svg:height="0.272cm" svg:x="6.902cm" svg:y="4.404cm" svg:viewBox="0 0 170 273" svg:d="M101 273c-34-81-67-160-101-240 29-12 58-23 87-33 28 83 55 164 83 246-23 8-46 17-69 27z">
            <text:p/>
          </draw:path>
        </draw:g>
        <draw:line draw:style-name="gr49" draw:text-style-name="P36" draw:layer="layout" svg:x1="13.386cm" svg:y1="4.15cm" svg:x2="13.386cm" svg:y2="6.35cm">
          <text:p/>
        </draw:line>
        <draw:line draw:style-name="gr49" draw:text-style-name="P36" draw:layer="layout" svg:x1="12.186cm" svg:y1="5cm" svg:x2="12.186cm" svg:y2="6.3cm">
          <text:p/>
        </draw:line>
        <draw:g>
          <draw:g>
            <draw:path draw:style-name="gr60" draw:text-style-name="P35" draw:layer="layout" svg:width="0.046cm" svg:height="0.26cm" svg:x="12.185cm" svg:y="4.988cm" svg:viewBox="0 0 47 261" svg:d="M0 260c0-87 0-173 0-260 15 0 32 1 47 1-6 87-11 173-16 260-10-1-21-1-31-1z">
              <text:p/>
            </draw:path>
            <draw:path draw:style-name="gr61" draw:text-style-name="P36" draw:layer="layout" svg:width="0.046cm" svg:height="0.26cm" svg:x="12.185cm" svg:y="4.988cm" svg:viewBox="0 0 47 261" svg:d="M0 0c15 0 32 1 47 1-6 87-11 173-16 260-10-1-21-1-31-1">
              <text:p/>
            </draw:path>
          </draw:g>
          <draw:path draw:style-name="gr62" draw:text-style-name="P35" draw:layer="layout" svg:width="0.102cm" svg:height="0.266cm" svg:x="12.215cm" svg:y="4.989cm" svg:viewBox="0 0 103 267" svg:d="M0 260c5-87 10-173 15-260 30 2 59 5 88 11-15 85-29 170-44 256-20-4-39-6-59-7z">
            <text:p/>
          </draw:path>
          <draw:path draw:style-name="gr62" draw:text-style-name="P35" draw:layer="layout" svg:width="0.128cm" svg:height="0.268cm" svg:x="12.274cm" svg:y="5cm" svg:viewBox="0 0 129 269" svg:d="M0 256c15-86 29-171 44-256 29 5 58 11 85 20-24 83-48 165-73 249-18-5-38-10-56-13z">
            <text:p/>
          </draw:path>
          <draw:g>
            <draw:path draw:style-name="gr60" draw:text-style-name="P35" draw:layer="layout" svg:width="0.046cm" svg:height="0.26cm" svg:x="12.14cm" svg:y="4.988cm" svg:viewBox="0 0 47 261" svg:d="M16 261c-5-87-10-173-16-260 15 0 32-1 47-1 0 87 0 173 0 260-10 0-21 0-31 1z">
              <text:p/>
            </draw:path>
            <draw:path draw:style-name="gr61" draw:text-style-name="P36" draw:layer="layout" svg:width="0.046cm" svg:height="0.26cm" svg:x="12.14cm" svg:y="4.988cm" svg:viewBox="0 0 47 261" svg:d="M47 0c-15 0-32 1-47 1 6 87 11 173 16 260 10-1 21-1 31-1">
              <text:p/>
            </draw:path>
          </draw:g>
          <draw:path draw:style-name="gr62" draw:text-style-name="P35" draw:layer="layout" svg:width="0.101cm" svg:height="0.266cm" svg:x="12.054cm" svg:y="4.989cm" svg:viewBox="0 0 102 267" svg:d="M44 267c-15-86-29-171-44-256 28-5 56-9 86-11 6 87 11 173 16 260-20 1-39 3-58 7z">
            <text:p/>
          </draw:path>
          <draw:path draw:style-name="gr62" draw:text-style-name="P35" draw:layer="layout" svg:width="0.13cm" svg:height="0.268cm" svg:x="11.967cm" svg:y="5cm" svg:viewBox="0 0 131 269" svg:d="M74 269c-25-83-49-166-74-249 29-9 57-15 87-20 15 85 29 170 44 256-19 3-38 8-57 13z">
            <text:p/>
          </draw:path>
          <draw:g>
            <draw:polygon draw:style-name="gr63" draw:text-style-name="P37" draw:layer="layout" svg:width="0.399cm" svg:height="0.699cm" svg:x="11.986cm" svg:y="5.25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12.019cm" svg:y="5.31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2" draw:text-style-name="P35" draw:layer="layout" svg:width="0.075cm" svg:height="0.135cm" draw:transform="rotate (1.5707963267949) translate (11.851cm 6.0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6.0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9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6.0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6.0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svg:x="11.961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2.036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2.111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2.186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2.261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2.336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9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8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7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7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6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5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4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4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3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2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386cm 5.1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8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7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7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6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5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4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4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3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2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1.851cm 5.184cm)">
            <text:p/>
            <draw:enhanced-geometry svg:viewBox="0 0 21600 21600" draw:type="rectangle" draw:enhanced-path="M 0 0 L 21600 0 21600 21600 0 21600 0 0 Z N"/>
          </draw:custom-shape>
          <draw:path draw:style-name="gr62" draw:text-style-name="P35" draw:layer="layout" svg:width="0.156cm" svg:height="0.268cm" svg:x="12.33cm" svg:y="5.02cm" svg:viewBox="0 0 157 269" svg:d="M0 249c25-84 49-166 73-249 29 8 57 18 84 29-34 81-67 160-101 240-19-8-37-14-56-20z">
            <text:p/>
          </draw:path>
          <draw:path draw:style-name="gr62" draw:text-style-name="P35" draw:layer="layout" svg:width="0.155cm" svg:height="0.268cm" svg:x="11.885cm" svg:y="5.02cm" svg:viewBox="0 0 156 269" svg:d="M101 269c-34-80-67-159-101-240 27-11 54-21 82-29 25 83 49 166 74 249-18 6-37 12-55 20z">
            <text:p/>
          </draw:path>
        </draw:g>
        <draw:g>
          <draw:g>
            <draw:polygon draw:style-name="gr64" draw:text-style-name="P37" draw:layer="layout" svg:width="0.799cm" svg:height="1.399cm" svg:x="12.986cm" svg:y="4.55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13.053cm" svg:y="4.68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3.053cm" svg:y="5.01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13.419cm" svg:y="5.0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2" draw:text-style-name="P35" draw:layer="layout" svg:width="0.075cm" svg:height="0.135cm" draw:transform="rotate (1.5707963267949) translate (12.851cm 6.0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6.0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9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8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7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7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6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5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4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4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3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2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1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1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5.0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4.9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4.8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4.8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4.7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4.6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4.5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2.851cm 4.5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6.0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6.0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9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8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7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7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6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5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4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4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3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2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1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1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5.0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4.9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4.8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4.8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4.73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4.65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4.584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13.786cm 4.509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svg:x="12.97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04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12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19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27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34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42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49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57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649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5" draw:layer="layout" svg:width="0.075cm" svg:height="0.135cm" svg:x="13.724cm" svg:y="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60" draw:text-style-name="P35" draw:layer="layout" svg:width="0.049cm" svg:height="0.26cm" svg:x="13.385cm" svg:y="4.286cm" svg:viewBox="0 0 50 261" svg:d="M0 260c0-87 0-173 0-260 16 0 32 0 50 1-3 87-7 173-10 260-14-1-27-1-40-1z">
              <text:p/>
            </draw:path>
            <draw:path draw:style-name="gr61" draw:text-style-name="P36" draw:layer="layout" svg:width="0.049cm" svg:height="0.26cm" svg:x="13.385cm" svg:y="4.286cm" svg:viewBox="0 0 50 261" svg:d="M0 0c16 0 32 0 50 1-3 87-7 173-10 260-14-1-27-1-40-1">
              <text:p/>
            </draw:path>
          </draw:g>
          <draw:path draw:style-name="gr62" draw:text-style-name="P35" draw:layer="layout" svg:width="0.101cm" svg:height="0.264cm" svg:x="13.424cm" svg:y="4.287cm" svg:viewBox="0 0 102 265" svg:d="M0 260c3-87 7-173 10-260 31 1 61 3 92 7-9 86-19 172-28 258-25-3-49-4-74-5z">
            <text:p/>
          </draw:path>
          <draw:path draw:style-name="gr62" draw:text-style-name="P35" draw:layer="layout" svg:width="0.12cm" svg:height="0.268cm" svg:x="13.498cm" svg:y="4.294cm" svg:viewBox="0 0 121 269" svg:d="M0 258c9-86 19-172 28-258 31 3 63 8 93 13-16 86-31 170-47 256-25-4-49-8-74-11z">
            <text:p/>
          </draw:path>
          <draw:path draw:style-name="gr62" draw:text-style-name="P35" draw:layer="layout" svg:width="0.136cm" svg:height="0.271cm" svg:x="13.572cm" svg:y="4.307cm" svg:viewBox="0 0 137 272" svg:d="M0 256c16-86 31-170 47-256 30 6 60 13 90 20-21 85-43 168-65 252-24-6-48-12-72-16z">
            <text:p/>
          </draw:path>
          <draw:path draw:style-name="gr62" draw:text-style-name="P35" draw:layer="layout" svg:width="0.154cm" svg:height="0.272cm" svg:x="13.644cm" svg:y="4.327cm" svg:viewBox="0 0 155 273" svg:d="M0 252c22-84 44-167 65-252 30 8 61 17 90 27-28 83-55 164-83 246-24-8-48-15-72-21z">
            <text:p/>
          </draw:path>
          <draw:path draw:style-name="gr62" draw:text-style-name="P35" draw:layer="layout" svg:width="0.169cm" svg:height="0.272cm" svg:x="13.716cm" svg:y="4.354cm" svg:viewBox="0 0 170 273" svg:d="M0 246c28-82 55-163 83-246 29 10 58 21 87 33-34 80-67 159-101 240-23-10-46-19-69-27z">
            <text:p/>
          </draw:path>
          <draw:g>
            <draw:path draw:style-name="gr60" draw:text-style-name="P35" draw:layer="layout" svg:width="0.049cm" svg:height="0.26cm" svg:x="13.337cm" svg:y="4.286cm" svg:viewBox="0 0 50 261" svg:d="M10 261c-3-87-7-173-10-260 18-1 34-1 50-1 0 87 0 173 0 260-13 0-26 0-40 1z">
              <text:p/>
            </draw:path>
            <draw:path draw:style-name="gr61" draw:text-style-name="P36" draw:layer="layout" svg:width="0.049cm" svg:height="0.26cm" svg:x="13.337cm" svg:y="4.286cm" svg:viewBox="0 0 50 261" svg:d="M50 0c-16 0-32 0-50 1 3 87 7 173 10 260 14-1 27-1 40-1">
              <text:p/>
            </draw:path>
          </draw:g>
          <draw:path draw:style-name="gr62" draw:text-style-name="P35" draw:layer="layout" svg:width="0.101cm" svg:height="0.264cm" svg:x="13.245cm" svg:y="4.287cm" svg:viewBox="0 0 102 265" svg:d="M28 265c-9-86-19-172-28-258 30-4 62-6 92-7 3 87 7 173 10 260-24 1-49 3-74 5z">
            <text:p/>
          </draw:path>
          <draw:path draw:style-name="gr62" draw:text-style-name="P35" draw:layer="layout" svg:width="0.119cm" svg:height="0.268cm" svg:x="13.153cm" svg:y="4.294cm" svg:viewBox="0 0 120 269" svg:d="M47 269c-16-86-31-170-47-256 30-5 61-10 92-13 9 86 19 172 28 258-25 3-48 7-73 11z">
            <text:p/>
          </draw:path>
          <draw:path draw:style-name="gr62" draw:text-style-name="P35" draw:layer="layout" svg:width="0.136cm" svg:height="0.271cm" svg:x="13.063cm" svg:y="4.307cm" svg:viewBox="0 0 137 272" svg:d="M65 272c-22-84-44-167-65-252 29-7 59-14 90-20 16 86 31 170 47 256-25 5-49 10-72 16z">
            <text:p/>
          </draw:path>
          <draw:path draw:style-name="gr62" draw:text-style-name="P35" draw:layer="layout" svg:width="0.154cm" svg:height="0.272cm" svg:x="12.973cm" svg:y="4.327cm" svg:viewBox="0 0 155 273" svg:d="M83 273c-28-82-55-163-83-246 29-10 60-19 90-27 21 85 43 168 65 252-24 6-48 13-72 21z">
            <text:p/>
          </draw:path>
          <draw:path draw:style-name="gr62" draw:text-style-name="P35" draw:layer="layout" svg:width="0.169cm" svg:height="0.272cm" svg:x="12.886cm" svg:y="4.354cm" svg:viewBox="0 0 170 273" svg:d="M101 273c-34-81-67-160-101-240 29-12 58-23 87-33 28 83 55 164 83 246-23 8-46 17-69 27z">
            <text:p/>
          </draw:path>
        </draw:g>
        <draw:line draw:style-name="gr49" draw:text-style-name="P36" draw:layer="layout" svg:x1="3.634cm" svg:y1="6.448cm" svg:x2="3.634cm" svg:y2="9.248cm">
          <text:p/>
        </draw:line>
        <draw:g>
          <draw:path draw:style-name="gr65" draw:text-style-name="P38" draw:layer="layout" svg:width="1cm" svg:height="2.126cm" svg:x="3.133cm" svg:y="6.871cm" svg:viewBox="0 0 1001 2127" svg:d="M1 127v2000h1000v-2000l-1 1c-161-88-318-128-502-128-182 0-337 39-498 126z">
            <text:p/>
          </draw:path>
          <draw:custom-shape draw:style-name="gr62" draw:text-style-name="P35" draw:layer="layout" svg:width="0.075cm" svg:height="0.135cm" draw:transform="rotate (1.5707963267949) translate (2.999cm 8.9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9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8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7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6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6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5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4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3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3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2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1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0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8.0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9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8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7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7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6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5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4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4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3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2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1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1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7.0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6.9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6.8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2.999cm 6.8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9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9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8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7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6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6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5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4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3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3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2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1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0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8.0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9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8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7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7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6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5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4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4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3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2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1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12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7.04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6.97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6.89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134cm 6.823cm)">
            <text:p/>
            <draw:enhanced-geometry svg:viewBox="0 0 21600 21600" draw:type="rectangle" draw:enhanced-path="M 0 0 L 21600 0 21600 21600 0 21600 0 0 Z N"/>
          </draw:custom-shape>
          <draw:g>
            <draw:path draw:style-name="gr60" draw:text-style-name="P35" draw:layer="layout" svg:width="0.052cm" svg:height="0.26cm" svg:x="3.63cm" svg:y="6.611cm" svg:viewBox="0 0 53 261" svg:d="M0 260c3-87 5-173 8-260 16 0 30 1 45 2-6 86-11 172-16 259-12-1-24-1-37-1z">
              <text:p/>
            </draw:path>
            <draw:path draw:style-name="gr61" draw:text-style-name="P36" draw:layer="layout" svg:width="0.052cm" svg:height="0.26cm" svg:x="3.63cm" svg:y="6.611cm" svg:viewBox="0 0 53 261" svg:d="M8 0c16 0 30 1 45 2-6 86-11 172-16 259-12-1-24-1-37-1">
              <text:p/>
            </draw:path>
          </draw:g>
          <draw:path draw:style-name="gr62" draw:text-style-name="P35" draw:layer="layout" svg:width="0.098cm" svg:height="0.264cm" svg:x="3.667cm" svg:y="6.613cm" svg:viewBox="0 0 99 265" svg:d="M0 259c5-87 10-173 16-259 28 1 55 4 83 7-10 86-20 172-30 258-23-2-46-4-69-6z">
            <text:p/>
          </draw:path>
          <draw:path draw:style-name="gr62" draw:text-style-name="P35" draw:layer="layout" svg:width="0.113cm" svg:height="0.268cm" svg:x="3.736cm" svg:y="6.62cm" svg:viewBox="0 0 114 269" svg:d="M0 258c10-86 20-172 30-258 28 3 57 8 84 13-15 85-30 170-45 256-23-4-46-8-69-11z">
            <text:p/>
          </draw:path>
          <draw:path draw:style-name="gr62" draw:text-style-name="P35" draw:layer="layout" svg:width="0.127cm" svg:height="0.269cm" svg:x="3.805cm" svg:y="6.633cm" svg:viewBox="0 0 128 270" svg:d="M0 256c15-86 30-171 45-256 28 4 55 10 83 17-20 84-40 168-61 253-22-6-44-10-67-14z">
            <text:p/>
          </draw:path>
          <draw:path draw:style-name="gr62" draw:text-style-name="P35" draw:layer="layout" svg:width="0.142cm" svg:height="0.27cm" svg:x="3.872cm" svg:y="6.65cm" svg:viewBox="0 0 143 271" svg:d="M0 253c21-85 41-169 61-253 28 6 55 14 82 22-25 83-50 165-75 249-22-7-44-13-68-18z">
            <text:p/>
          </draw:path>
          <draw:path draw:style-name="gr62" draw:text-style-name="P35" draw:layer="layout" svg:width="0.155cm" svg:height="0.27cm" svg:x="3.94cm" svg:y="6.672cm" svg:viewBox="0 0 156 271" svg:d="M0 249c25-84 50-166 75-249 27 8 54 17 81 27-30 81-60 162-90 244-21-8-44-16-66-22z">
            <text:p/>
          </draw:path>
          <draw:path draw:style-name="gr62" draw:text-style-name="P35" draw:layer="layout" svg:width="0.167cm" svg:height="0.268cm" svg:x="4.006cm" svg:y="6.699cm" svg:viewBox="0 0 168 269" svg:d="M0 244c30-82 60-163 90-244 26 9 52 20 78 31-35 80-69 159-103 238-22-9-43-17-65-25z">
            <text:p/>
          </draw:path>
          <draw:path draw:style-name="gr62" draw:text-style-name="P35" draw:layer="layout" svg:width="0.179cm" svg:height="0.267cm" svg:x="4.071cm" svg:y="6.73cm" svg:viewBox="0 0 180 268" svg:d="M0 238c34-79 68-158 103-238 26 11 52 23 77 36-39 78-78 154-117 232-21-10-41-20-63-30z">
            <text:p/>
          </draw:path>
          <draw:g>
            <draw:path draw:style-name="gr60" draw:text-style-name="P35" draw:layer="layout" svg:width="0.051cm" svg:height="0.26cm" svg:x="3.588cm" svg:y="6.61cm" svg:viewBox="0 0 52 261" svg:d="M10 261c-3-87-7-173-10-260 17-1 35-1 52 0-3 87-6 173-7 260-11-1-24-1-35 0z">
              <text:p/>
            </draw:path>
            <draw:path draw:style-name="gr66" draw:text-style-name="P36" draw:layer="layout" svg:width="0.051cm" svg:height="0.26cm" svg:x="3.588cm" svg:y="6.61cm" svg:viewBox="0 0 52 261" svg:d="M52 1c-17-1-35-1-52 0 3 87 7 173 10 260 11-1 24-1 35 0">
              <text:p/>
            </draw:path>
          </draw:g>
          <draw:path draw:style-name="gr62" draw:text-style-name="P35" draw:layer="layout" svg:width="0.095cm" svg:height="0.264cm" svg:x="3.502cm" svg:y="6.611cm" svg:viewBox="0 0 96 265" svg:d="M27 265c-9-87-18-172-27-259 29-3 57-5 86-6 3 87 7 173 10 260-23 1-46 2-69 5z">
            <text:p/>
          </draw:path>
          <draw:path draw:style-name="gr62" draw:text-style-name="P35" draw:layer="layout" svg:width="0.11cm" svg:height="0.267cm" svg:x="3.418cm" svg:y="6.617cm" svg:viewBox="0 0 111 268" svg:d="M43 268c-15-86-29-171-43-256 28-5 56-9 84-12 9 87 18 172 27 259-23 2-46 5-68 9z">
            <text:p/>
          </draw:path>
          <draw:path draw:style-name="gr62" draw:text-style-name="P35" draw:layer="layout" svg:width="0.128cm" svg:height="0.269cm" svg:x="3.332cm" svg:y="6.629cm" svg:viewBox="0 0 129 270" svg:d="M60 270c-20-85-40-169-60-253 29-7 57-13 86-17 14 85 28 170 43 256-23 4-47 8-69 14z">
            <text:p/>
          </draw:path>
          <draw:path draw:style-name="gr62" draw:text-style-name="P35" draw:layer="layout" svg:width="0.141cm" svg:height="0.27cm" svg:x="3.25cm" svg:y="6.646cm" svg:viewBox="0 0 142 271" svg:d="M75 271c-25-84-50-166-75-249 28-9 54-16 82-22 20 84 40 168 60 253-22 5-45 11-67 18z">
            <text:p/>
          </draw:path>
          <draw:path draw:style-name="gr62" draw:text-style-name="P35" draw:layer="layout" svg:width="0.155cm" svg:height="0.27cm" svg:x="3.169cm" svg:y="6.668cm" svg:viewBox="0 0 156 271" svg:d="M91 271c-31-82-61-162-91-244 27-10 53-19 81-27 25 83 50 165 75 249-22 6-44 14-65 22z">
            <text:p/>
          </draw:path>
          <draw:path draw:style-name="gr62" draw:text-style-name="P35" draw:layer="layout" svg:width="0.171cm" svg:height="0.269cm" svg:x="3.088cm" svg:y="6.695cm" svg:viewBox="0 0 172 270" svg:d="M107 270c-36-79-71-157-107-237 27-11 54-22 81-33 30 82 60 162 91 244-22 8-44 17-65 26z">
            <text:p/>
          </draw:path>
          <draw:path draw:style-name="gr62" draw:text-style-name="P35" draw:layer="layout" svg:width="0.182cm" svg:height="0.267cm" svg:x="3.012cm" svg:y="6.728cm" svg:viewBox="0 0 183 268" svg:d="M121 268c-41-77-81-153-121-230 25-14 50-26 76-38 36 80 71 158 107 237-21 10-42 20-62 31z">
            <text:p/>
          </draw:path>
        </draw:g>
        <draw:line draw:style-name="gr49" draw:text-style-name="P36" draw:layer="layout" svg:x1="5.834cm" svg:y1="6.448cm" svg:x2="5.834cm" svg:y2="9.348cm">
          <text:p/>
        </draw:line>
        <draw:g>
          <draw:custom-shape draw:style-name="gr62" draw:text-style-name="P35" draw:layer="layout" svg:width="0.075cm" svg:height="0.135cm" draw:transform="rotate (1.5707963267949) translate (4.995cm 9.0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9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8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7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7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6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5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4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4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3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2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1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1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8.0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9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8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8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7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6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5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5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4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3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2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2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1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7.0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6.9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6.9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4.995cm 6.8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9.0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9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8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7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7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6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5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4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4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3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2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1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1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8.0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9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8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8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7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6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5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5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4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3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2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2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12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7.05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6.978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6.903cm)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5" draw:layer="layout" svg:width="0.075cm" svg:height="0.135cm" draw:transform="rotate (1.5707963267949) translate (6.54cm 6.828cm)">
            <text:p/>
            <draw:enhanced-geometry svg:viewBox="0 0 21600 21600" draw:type="rectangle" draw:enhanced-path="M 0 0 L 21600 0 21600 21600 0 21600 0 0 Z N"/>
          </draw:custom-shape>
          <draw:g>
            <draw:path draw:style-name="gr42" draw:text-style-name="P24" draw:layer="layout" svg:width="1.399cm" svg:height="2.16cm" svg:x="5.134cm" svg:y="6.837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5.134cm" svg:y="6.837cm" svg:viewBox="0 0 1400 2161" svg:d="M0 161v2000h1400v-2000h-2c-229-111-445-161-699-161s-470 50-699 161z">
              <text:p/>
            </draw:path>
          </draw:g>
          <draw:g>
            <draw:path draw:style-name="gr60" draw:text-style-name="P35" draw:layer="layout" svg:width="0.042cm" svg:height="0.259cm" svg:x="5.833cm" svg:y="6.567cm" svg:viewBox="0 0 43 260" svg:d="M0 260c0-87 0-173 0-260 14 0 29 0 43 1-2 87-4 172-6 259-12 0-25 0-37 0z">
              <text:p/>
            </draw:path>
            <draw:path draw:style-name="gr61" draw:text-style-name="P36" draw:layer="layout" svg:width="0.042cm" svg:height="0.259cm" svg:x="5.833cm" svg:y="6.567cm" svg:viewBox="0 0 43 260" svg:d="M0 0c14 0 29 0 43 1-2 87-4 172-6 259-12 0-25 0-37 0">
              <text:p/>
            </draw:path>
          </draw:g>
          <draw:path draw:style-name="gr62" draw:text-style-name="P35" draw:layer="layout" svg:width="0.086cm" svg:height="0.263cm" svg:x="5.869cm" svg:y="6.567cm" svg:viewBox="0 0 87 264" svg:d="M0 260c2-87 4-173 6-260 27 1 54 2 81 4-6 87-12 173-18 260-23-2-46-3-69-4z">
            <text:p/>
          </draw:path>
          <draw:path draw:style-name="gr62" draw:text-style-name="P35" draw:layer="layout" svg:width="0.097cm" svg:height="0.265cm" svg:x="5.938cm" svg:y="6.571cm" svg:viewBox="0 0 98 266" svg:d="M0 260c6-87 12-173 18-260 27 2 53 5 80 8-10 86-19 172-29 258-23-3-46-5-69-6z">
            <text:p/>
          </draw:path>
          <draw:path draw:style-name="gr62" draw:text-style-name="P35" draw:layer="layout" svg:width="0.109cm" svg:height="0.267cm" svg:x="6.007cm" svg:y="6.579cm" svg:viewBox="0 0 110 268" svg:d="M0 258c10-86 19-172 29-258 27 3 55 7 81 11-13 86-27 171-41 257-23-4-47-7-69-10z">
            <text:p/>
          </draw:path>
          <draw:path draw:style-name="gr62" draw:text-style-name="P35" draw:layer="layout" svg:width="0.12cm" svg:height="0.268cm" svg:x="6.076cm" svg:y="6.59cm" svg:viewBox="0 0 121 269" svg:d="M0 257c14-86 28-171 41-257 27 4 53 9 80 15-18 85-35 169-53 254-23-5-45-9-68-12z">
            <text:p/>
          </draw:path>
          <draw:path draw:style-name="gr62" draw:text-style-name="P35" draw:layer="layout" svg:width="0.131cm" svg:height="0.269cm" svg:x="6.144cm" svg:y="6.605cm" svg:viewBox="0 0 132 270" svg:d="M0 254c18-85 35-169 53-254 26 5 52 11 79 18-22 84-43 167-65 252-22-6-45-11-67-16z">
            <text:p/>
          </draw:path>
          <draw:path draw:style-name="gr62" draw:text-style-name="P35" draw:layer="layout" svg:width="0.141cm" svg:height="0.269cm" svg:x="6.211cm" svg:y="6.623cm" svg:viewBox="0 0 142 270" svg:d="M0 252c22-85 43-168 65-252 26 7 52 14 77 22-25 83-50 165-76 248-22-6-44-13-66-18z">
            <text:p/>
          </draw:path>
          <draw:path draw:style-name="gr62" draw:text-style-name="P35" draw:layer="layout" svg:width="0.152cm" svg:height="0.269cm" svg:x="6.277cm" svg:y="6.645cm" svg:viewBox="0 0 153 270" svg:d="M0 248c26-83 51-165 76-248 26 8 52 16 77 25-29 82-58 163-87 245-22-8-44-15-66-22z">
            <text:p/>
          </draw:path>
          <draw:path draw:style-name="gr62" draw:text-style-name="P35" draw:layer="layout" svg:width="0.163cm" svg:height="0.269cm" svg:x="6.343cm" svg:y="6.67cm" svg:viewBox="0 0 164 270" svg:d="M0 245c29-82 58-163 87-245 25 9 52 19 77 29-33 81-66 160-99 241-21-9-43-17-65-25z">
            <text:p/>
          </draw:path>
          <draw:path draw:style-name="gr62" draw:text-style-name="P35" draw:layer="layout" svg:width="0.172cm" svg:height="0.267cm" svg:x="6.408cm" svg:y="6.699cm" svg:viewBox="0 0 173 268" svg:d="M0 241c33-81 66-160 99-241 25 10 49 21 74 32-37 79-73 157-109 236-21-9-42-18-64-27z">
            <text:p/>
          </draw:path>
          <draw:path draw:style-name="gr62" draw:text-style-name="P35" draw:layer="layout" svg:width="0.18cm" svg:height="0.266cm" svg:x="6.472cm" svg:y="6.731cm" svg:viewBox="0 0 181 267" svg:d="M0 236c36-79 72-157 109-236 24 12 48 24 72 36-40 77-79 154-119 231-21-11-42-21-62-31z">
            <text:p/>
          </draw:path>
          <draw:g>
            <draw:path draw:style-name="gr60" draw:text-style-name="P35" draw:layer="layout" svg:width="0.042cm" svg:height="0.259cm" svg:x="5.792cm" svg:y="6.567cm" svg:viewBox="0 0 43 260" svg:d="M6 260c-2-87-4-172-6-259 14-1 29-1 43-1 0 87 0 173 0 260-12 0-25 0-37 0z">
              <text:p/>
            </draw:path>
            <draw:path draw:style-name="gr61" draw:text-style-name="P36" draw:layer="layout" svg:width="0.042cm" svg:height="0.259cm" svg:x="5.792cm" svg:y="6.567cm" svg:viewBox="0 0 43 260" svg:d="M43 0c-14 0-29 0-43 1 2 87 4 172 6 259 12 0 25 0 37 0">
              <text:p/>
            </draw:path>
          </draw:g>
          <draw:path draw:style-name="gr62" draw:text-style-name="P35" draw:layer="layout" svg:width="0.086cm" svg:height="0.262cm" svg:x="5.711cm" svg:y="6.568cm" svg:viewBox="0 0 87 263" svg:d="M18 263c-6-87-12-173-18-260 27-2 54-3 81-3 2 87 4 172 6 259-23 1-46 2-69 4z">
            <text:p/>
          </draw:path>
          <draw:path draw:style-name="gr62" draw:text-style-name="P35" draw:layer="layout" svg:width="0.097cm" svg:height="0.265cm" svg:x="5.631cm" svg:y="6.571cm" svg:viewBox="0 0 98 266" svg:d="M29 266c-10-86-19-172-29-258 26-3 53-6 80-8 6 87 12 173 18 260-23 1-46 3-69 6z">
            <text:p/>
          </draw:path>
          <draw:path draw:style-name="gr62" draw:text-style-name="P35" draw:layer="layout" svg:width="0.108cm" svg:height="0.267cm" svg:x="5.551cm" svg:y="6.579cm" svg:viewBox="0 0 109 268" svg:d="M41 268c-14-86-28-171-41-257 26-4 53-8 80-11 10 86 19 172 29 258-22 3-45 6-68 10z">
            <text:p/>
          </draw:path>
          <draw:path draw:style-name="gr62" draw:text-style-name="P35" draw:layer="layout" svg:width="0.12cm" svg:height="0.268cm" svg:x="5.471cm" svg:y="6.59cm" svg:viewBox="0 0 121 269" svg:d="M53 269c-18-85-35-169-53-254 27-6 53-11 80-15 13 86 27 171 41 257-23 3-45 7-68 12z">
            <text:p/>
          </draw:path>
          <draw:path draw:style-name="gr62" draw:text-style-name="P35" draw:layer="layout" svg:width="0.131cm" svg:height="0.269cm" svg:x="5.392cm" svg:y="6.605cm" svg:viewBox="0 0 132 270" svg:d="M65 270c-22-85-43-168-65-252 27-7 53-13 79-18 18 85 35 169 53 254-22 5-45 10-67 16z">
            <text:p/>
          </draw:path>
          <draw:path draw:style-name="gr62" draw:text-style-name="P35" draw:layer="layout" svg:width="0.142cm" svg:height="0.27cm" svg:x="5.314cm" svg:y="6.623cm" svg:viewBox="0 0 143 271" svg:d="M76 271c-26-84-51-166-76-249 25-8 52-15 78-22 22 84 43 167 65 252-22 5-45 12-67 19z">
            <text:p/>
          </draw:path>
          <draw:path draw:style-name="gr62" draw:text-style-name="P35" draw:layer="layout" svg:width="0.152cm" svg:height="0.269cm" svg:x="5.237cm" svg:y="6.645cm" svg:viewBox="0 0 153 270" svg:d="M87 270c-29-82-58-163-87-245 25-9 51-17 77-25 25 83 50 165 76 249-22 6-44 14-66 21z">
            <text:p/>
          </draw:path>
          <draw:path draw:style-name="gr62" draw:text-style-name="P35" draw:layer="layout" svg:width="0.162cm" svg:height="0.269cm" svg:x="5.161cm" svg:y="6.67cm" svg:viewBox="0 0 163 270" svg:d="M99 270c-33-81-66-160-99-241 25-10 50-20 76-29 29 82 58 163 87 245-22 8-43 16-64 25z">
            <text:p/>
          </draw:path>
          <draw:path draw:style-name="gr62" draw:text-style-name="P35" draw:layer="layout" svg:width="0.172cm" svg:height="0.267cm" svg:x="5.087cm" svg:y="6.699cm" svg:viewBox="0 0 173 268" svg:d="M109 268c-36-79-72-157-109-236 25-11 49-22 74-32 33 81 66 160 99 241-22 9-43 18-64 27z">
            <text:p/>
          </draw:path>
          <draw:path draw:style-name="gr62" draw:text-style-name="P35" draw:layer="layout" svg:width="0.18cm" svg:height="0.266cm" svg:x="5.015cm" svg:y="6.731cm" svg:viewBox="0 0 181 267" svg:d="M119 267c-40-77-79-154-119-231 24-12 48-24 72-36 37 79 73 157 109 236-20 10-41 20-62 31z">
            <text:p/>
          </draw:path>
        </draw:g>
        <draw:line draw:style-name="gr49" draw:text-style-name="P36" draw:layer="layout" svg:x1="10.698cm" svg:y1="6.448cm" svg:x2="10.698cm" svg:y2="9.348cm">
          <text:p/>
        </draw:line>
        <draw:g>
          <draw:g>
            <draw:path draw:style-name="gr42" draw:text-style-name="P24" draw:layer="layout" svg:width="1.399cm" svg:height="2.16cm" svg:x="9.998cm" svg:y="6.837cm" svg:viewBox="0 0 1400 2161" svg:d="M0 161v2000h1400v-2000h-2c-229-111-445-161-699-161s-470 50-699 161z">
              <text:p/>
            </draw:path>
            <draw:path draw:style-name="gr43" draw:text-style-name="P25" draw:layer="layout" svg:width="1.399cm" svg:height="2.16cm" svg:x="9.998cm" svg:y="6.837cm" svg:viewBox="0 0 1400 2161" svg:d="M0 161v2000h1400v-2000h-2c-229-111-445-161-699-161s-470 50-699 161z">
              <text:p/>
            </draw:path>
          </draw:g>
          <draw:g>
            <draw:path draw:style-name="gr35" draw:text-style-name="P22" draw:layer="layout" svg:width="0.042cm" svg:height="0.259cm" svg:x="10.697cm" svg:y="6.567cm" svg:viewBox="0 0 43 260" svg:d="M0 260c0-87 0-173 0-260 14 0 29 0 43 1-2 87-4 172-6 259-12 0-25 0-37 0z">
              <text:p/>
            </draw:path>
            <draw:path draw:style-name="gr36" draw:text-style-name="P23" draw:layer="layout" svg:width="0.042cm" svg:height="0.259cm" svg:x="10.697cm" svg:y="6.567cm" svg:viewBox="0 0 43 260" svg:d="M0 0c14 0 29 0 43 1-2 87-4 172-6 259-12 0-25 0-37 0">
              <text:p/>
            </draw:path>
          </draw:g>
          <draw:path draw:style-name="gr37" draw:text-style-name="P22" draw:layer="layout" svg:width="0.086cm" svg:height="0.263cm" svg:x="10.733cm" svg:y="6.567cm" svg:viewBox="0 0 87 264" svg:d="M0 260c2-87 4-173 6-260 27 1 54 2 81 4-6 87-12 173-18 260-23-2-46-3-69-4z">
            <text:p/>
          </draw:path>
          <draw:path draw:style-name="gr37" draw:text-style-name="P22" draw:layer="layout" svg:width="0.097cm" svg:height="0.265cm" svg:x="10.802cm" svg:y="6.571cm" svg:viewBox="0 0 98 266" svg:d="M0 260c6-87 12-173 18-260 27 2 53 5 80 8-10 86-19 172-29 258-23-3-46-5-69-6z">
            <text:p/>
          </draw:path>
          <draw:path draw:style-name="gr37" draw:text-style-name="P22" draw:layer="layout" svg:width="0.109cm" svg:height="0.267cm" svg:x="10.871cm" svg:y="6.579cm" svg:viewBox="0 0 110 268" svg:d="M0 258c10-86 19-172 29-258 27 3 55 7 81 11-13 86-27 171-41 257-23-4-47-7-69-10z">
            <text:p/>
          </draw:path>
          <draw:path draw:style-name="gr37" draw:text-style-name="P22" draw:layer="layout" svg:width="0.12cm" svg:height="0.268cm" svg:x="10.94cm" svg:y="6.59cm" svg:viewBox="0 0 121 269" svg:d="M0 257c14-86 28-171 41-257 27 4 53 9 80 15-18 85-35 169-53 254-23-5-45-9-68-12z">
            <text:p/>
          </draw:path>
          <draw:path draw:style-name="gr37" draw:text-style-name="P22" draw:layer="layout" svg:width="0.131cm" svg:height="0.269cm" svg:x="11.008cm" svg:y="6.605cm" svg:viewBox="0 0 132 270" svg:d="M0 254c18-85 35-169 53-254 26 5 52 11 79 18-22 84-43 167-65 252-22-6-45-11-67-16z">
            <text:p/>
          </draw:path>
          <draw:path draw:style-name="gr37" draw:text-style-name="P22" draw:layer="layout" svg:width="0.141cm" svg:height="0.269cm" svg:x="11.075cm" svg:y="6.623cm" svg:viewBox="0 0 142 270" svg:d="M0 252c22-85 43-168 65-252 26 7 52 14 77 22-25 83-50 165-76 248-22-6-44-13-66-18z">
            <text:p/>
          </draw:path>
          <draw:path draw:style-name="gr37" draw:text-style-name="P22" draw:layer="layout" svg:width="0.152cm" svg:height="0.269cm" svg:x="11.141cm" svg:y="6.645cm" svg:viewBox="0 0 153 270" svg:d="M0 248c26-83 51-165 76-248 26 8 52 16 77 25-29 82-58 163-87 245-22-8-44-15-66-22z">
            <text:p/>
          </draw:path>
          <draw:path draw:style-name="gr37" draw:text-style-name="P22" draw:layer="layout" svg:width="0.163cm" svg:height="0.269cm" svg:x="11.207cm" svg:y="6.67cm" svg:viewBox="0 0 164 270" svg:d="M0 245c29-82 58-163 87-245 25 9 52 19 77 29-33 81-66 160-99 241-21-9-43-17-65-25z">
            <text:p/>
          </draw:path>
          <draw:path draw:style-name="gr37" draw:text-style-name="P22" draw:layer="layout" svg:width="0.172cm" svg:height="0.267cm" svg:x="11.272cm" svg:y="6.699cm" svg:viewBox="0 0 173 268" svg:d="M0 241c33-81 66-160 99-241 25 10 49 21 74 32-37 79-73 157-109 236-21-9-42-18-64-27z">
            <text:p/>
          </draw:path>
          <draw:path draw:style-name="gr37" draw:text-style-name="P22" draw:layer="layout" svg:width="0.18cm" svg:height="0.266cm" svg:x="11.336cm" svg:y="6.731cm" svg:viewBox="0 0 181 267" svg:d="M0 236c36-79 72-157 109-236 24 12 48 24 72 36-40 77-79 154-119 231-21-11-42-21-62-31z">
            <text:p/>
          </draw:path>
          <draw:g>
            <draw:path draw:style-name="gr35" draw:text-style-name="P22" draw:layer="layout" svg:width="0.042cm" svg:height="0.259cm" svg:x="10.656cm" svg:y="6.567cm" svg:viewBox="0 0 43 260" svg:d="M6 260c-2-87-4-172-6-259 14-1 29-1 43-1 0 87 0 173 0 260-12 0-25 0-37 0z">
              <text:p/>
            </draw:path>
            <draw:path draw:style-name="gr36" draw:text-style-name="P23" draw:layer="layout" svg:width="0.042cm" svg:height="0.259cm" svg:x="10.656cm" svg:y="6.567cm" svg:viewBox="0 0 43 260" svg:d="M43 0c-14 0-29 0-43 1 2 87 4 172 6 259 12 0 25 0 37 0">
              <text:p/>
            </draw:path>
          </draw:g>
          <draw:path draw:style-name="gr37" draw:text-style-name="P22" draw:layer="layout" svg:width="0.086cm" svg:height="0.262cm" svg:x="10.575cm" svg:y="6.568cm" svg:viewBox="0 0 87 263" svg:d="M18 263c-6-87-12-173-18-260 27-2 54-3 81-3 2 87 4 172 6 259-23 1-46 2-69 4z">
            <text:p/>
          </draw:path>
          <draw:path draw:style-name="gr37" draw:text-style-name="P22" draw:layer="layout" svg:width="0.097cm" svg:height="0.265cm" svg:x="10.495cm" svg:y="6.571cm" svg:viewBox="0 0 98 266" svg:d="M29 266c-10-86-19-172-29-258 26-3 53-6 80-8 6 87 12 173 18 260-23 1-46 3-69 6z">
            <text:p/>
          </draw:path>
          <draw:path draw:style-name="gr37" draw:text-style-name="P22" draw:layer="layout" svg:width="0.108cm" svg:height="0.267cm" svg:x="10.415cm" svg:y="6.579cm" svg:viewBox="0 0 109 268" svg:d="M41 268c-14-86-28-171-41-257 26-4 53-8 80-11 10 86 19 172 29 258-22 3-45 6-68 10z">
            <text:p/>
          </draw:path>
          <draw:path draw:style-name="gr37" draw:text-style-name="P22" draw:layer="layout" svg:width="0.12cm" svg:height="0.268cm" svg:x="10.335cm" svg:y="6.59cm" svg:viewBox="0 0 121 269" svg:d="M53 269c-18-85-35-169-53-254 27-6 53-11 80-15 13 86 27 171 41 257-23 3-45 7-68 12z">
            <text:p/>
          </draw:path>
          <draw:path draw:style-name="gr37" draw:text-style-name="P22" draw:layer="layout" svg:width="0.131cm" svg:height="0.269cm" svg:x="10.256cm" svg:y="6.605cm" svg:viewBox="0 0 132 270" svg:d="M65 270c-22-85-43-168-65-252 27-7 53-13 79-18 18 85 35 169 53 254-22 5-45 10-67 16z">
            <text:p/>
          </draw:path>
          <draw:path draw:style-name="gr37" draw:text-style-name="P22" draw:layer="layout" svg:width="0.142cm" svg:height="0.27cm" svg:x="10.178cm" svg:y="6.623cm" svg:viewBox="0 0 143 271" svg:d="M76 271c-26-84-51-166-76-249 25-8 52-15 78-22 22 84 43 167 65 252-22 5-45 12-67 19z">
            <text:p/>
          </draw:path>
          <draw:path draw:style-name="gr37" draw:text-style-name="P22" draw:layer="layout" svg:width="0.152cm" svg:height="0.269cm" svg:x="10.101cm" svg:y="6.645cm" svg:viewBox="0 0 153 270" svg:d="M87 270c-29-82-58-163-87-245 25-9 51-17 77-25 25 83 50 165 76 249-22 6-44 14-66 21z">
            <text:p/>
          </draw:path>
          <draw:path draw:style-name="gr37" draw:text-style-name="P22" draw:layer="layout" svg:width="0.162cm" svg:height="0.269cm" svg:x="10.025cm" svg:y="6.67cm" svg:viewBox="0 0 163 270" svg:d="M99 270c-33-81-66-160-99-241 25-10 50-20 76-29 29 82 58 163 87 245-22 8-43 16-64 25z">
            <text:p/>
          </draw:path>
          <draw:path draw:style-name="gr37" draw:text-style-name="P22" draw:layer="layout" svg:width="0.172cm" svg:height="0.267cm" svg:x="9.951cm" svg:y="6.699cm" svg:viewBox="0 0 173 268" svg:d="M109 268c-36-79-72-157-109-236 25-11 49-22 74-32 33 81 66 160 99 241-22 9-43 18-64 27z">
            <text:p/>
          </draw:path>
          <draw:path draw:style-name="gr37" draw:text-style-name="P22" draw:layer="layout" svg:width="0.18cm" svg:height="0.266cm" svg:x="9.879cm" svg:y="6.731cm" svg:viewBox="0 0 181 267" svg:d="M119 267c-40-77-79-154-119-231 24-12 48-24 72-36 37 79 73 157 109 236-20 10-41 20-62 31z">
            <text:p/>
          </draw:path>
        </draw:g>
        <draw:g>
          <draw:g>
            <draw:polygon draw:style-name="gr33" draw:text-style-name="P20" draw:layer="layout" svg:width="0.399cm" svg:height="0.699cm" svg:x="3.001cm" svg:y="5.3cm" svg:viewBox="0 0 400 700" draw:points="0,700 0,39 0,700 400,700 400,700 400,39 400,39 375,29 351,21 327,15 302,9 277,5 252,2 227,1 200,0 173,1 148,2 123,5 98,9 74,15 49,21 25,29 0,39">
              <text:p/>
            </draw:polygon>
            <draw:custom-shape draw:style-name="gr34" draw:text-style-name="P21" draw:layer="layout" svg:width="0.334cm" svg:height="0.6cm" svg:x="3.034cm" svg:y="5.367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46cm" svg:height="0.26cm" svg:x="3.201cm" svg:y="5.041cm" svg:viewBox="0 0 47 261" svg:d="M0 260c0-87 0-173 0-260 15 0 32 1 47 1-6 87-11 173-16 260-10-1-21-1-31-1z">
              <text:p/>
            </draw:path>
            <draw:path draw:style-name="gr36" draw:text-style-name="P23" draw:layer="layout" svg:width="0.046cm" svg:height="0.26cm" svg:x="3.201cm" svg:y="5.041cm" svg:viewBox="0 0 47 261" svg:d="M0 0c15 0 32 1 47 1-6 87-11 173-16 260-10-1-21-1-31-1">
              <text:p/>
            </draw:path>
          </draw:g>
          <draw:path draw:style-name="gr37" draw:text-style-name="P22" draw:layer="layout" svg:width="0.102cm" svg:height="0.266cm" svg:x="3.231cm" svg:y="5.042cm" svg:viewBox="0 0 103 267" svg:d="M0 260c5-87 10-173 15-260 30 2 59 5 88 11-15 85-29 170-44 256-20-4-39-6-59-7z">
            <text:p/>
          </draw:path>
          <draw:path draw:style-name="gr37" draw:text-style-name="P22" draw:layer="layout" svg:width="0.128cm" svg:height="0.268cm" svg:x="3.29cm" svg:y="5.053cm" svg:viewBox="0 0 129 269" svg:d="M0 256c15-86 29-171 44-256 29 5 58 11 85 20-24 83-48 165-73 249-18-5-38-10-56-13z">
            <text:p/>
          </draw:path>
          <draw:g>
            <draw:path draw:style-name="gr35" draw:text-style-name="P22" draw:layer="layout" svg:width="0.046cm" svg:height="0.26cm" svg:x="3.156cm" svg:y="5.041cm" svg:viewBox="0 0 47 261" svg:d="M16 261c-5-87-10-173-16-260 15 0 32-1 47-1 0 87 0 173 0 260-10 0-21 0-31 1z">
              <text:p/>
            </draw:path>
            <draw:path draw:style-name="gr36" draw:text-style-name="P23" draw:layer="layout" svg:width="0.046cm" svg:height="0.26cm" svg:x="3.156cm" svg:y="5.041cm" svg:viewBox="0 0 47 261" svg:d="M47 0c-15 0-32 1-47 1 6 87 11 173 16 260 10-1 21-1 31-1">
              <text:p/>
            </draw:path>
          </draw:g>
          <draw:path draw:style-name="gr37" draw:text-style-name="P22" draw:layer="layout" svg:width="0.101cm" svg:height="0.266cm" svg:x="3.07cm" svg:y="5.042cm" svg:viewBox="0 0 102 267" svg:d="M44 267c-15-86-29-171-44-256 28-5 56-9 86-11 6 87 11 173 16 260-20 1-39 3-58 7z">
            <text:p/>
          </draw:path>
          <draw:path draw:style-name="gr37" draw:text-style-name="P22" draw:layer="layout" svg:width="0.13cm" svg:height="0.268cm" svg:x="2.983cm" svg:y="5.053cm" svg:viewBox="0 0 131 269" svg:d="M74 269c-25-83-49-166-74-249 29-9 57-15 87-20 15 85 29 170 44 256-19 3-38 8-57 13z">
            <text:p/>
          </draw:path>
          <draw:custom-shape draw:style-name="gr37" draw:text-style-name="P22" draw:layer="layout" svg:width="0.075cm" svg:height="0.135cm" svg:x="2.977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052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127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202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277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3.352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7" draw:text-style-name="P22" draw:layer="layout" svg:width="0.156cm" svg:height="0.268cm" svg:x="3.346cm" svg:y="5.073cm" svg:viewBox="0 0 157 269" svg:d="M0 249c25-84 49-166 73-249 29 8 57 18 84 29-34 81-67 160-101 240-19-8-37-14-56-20z">
            <text:p/>
          </draw:path>
          <draw:path draw:style-name="gr37" draw:text-style-name="P22" draw:layer="layout" svg:width="0.155cm" svg:height="0.268cm" svg:x="2.901cm" svg:y="5.073cm" svg:viewBox="0 0 156 269" svg:d="M101 269c-34-80-67-159-101-240 27-11 54-21 82-29 25 83 49 166 74 249-18 6-37 12-55 20z">
            <text:p/>
          </draw:path>
        </draw:g>
        <draw:g>
          <draw:circle draw:style-name="gr38" draw:text-style-name="P2" draw:layer="layout" svg:width="2.1cm" svg:height="2.1cm" draw:transform="rotate (-3.14159265358979) translate (4.45cm 5.867cm)" draw:kind="arc" draw:start-angle="118.37" draw:end-angle="118.47">
            <text:p/>
          </draw:circle>
          <draw:g>
            <draw:polygon draw:style-name="gr39" draw:text-style-name="P20" draw:layer="layout" svg:width="0.799cm" svg:height="1.399cm" svg:x="4.002cm" svg:y="4.6cm" svg:viewBox="0 0 800 1400" draw:points="0,1400 0,77 0,1400 800,1400 800,1400 800,77 800,77 751,59 701,43 653,29 604,19 555,11 504,4 453,1 400,0 347,1 296,4 245,11 196,19 148,29 99,43 49,59 0,77">
              <text:p/>
            </draw:polygon>
            <draw:custom-shape draw:style-name="gr40" draw:text-style-name="P21" draw:layer="layout" svg:width="0.666cm" svg:height="0.267cm" svg:x="4.069cm" svg:y="4.73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4.069cm" svg:y="5.06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1" draw:layer="layout" svg:width="0.3cm" svg:height="0.866cm" svg:x="4.435cm" svg:y="5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2" draw:layer="layout" svg:width="0.075cm" svg:height="0.135cm" svg:x="3.98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06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13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21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28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36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43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51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58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664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2" draw:layer="layout" svg:width="0.075cm" svg:height="0.135cm" svg:x="4.739cm" svg:y="6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35" draw:text-style-name="P22" draw:layer="layout" svg:width="0.049cm" svg:height="0.26cm" svg:x="4.4cm" svg:y="4.339cm" svg:viewBox="0 0 50 261" svg:d="M0 260c0-87 0-173 0-260 16 0 32 0 50 1-3 87-7 173-10 260-14-1-27-1-40-1z">
              <text:p/>
            </draw:path>
            <draw:path draw:style-name="gr36" draw:text-style-name="P23" draw:layer="layout" svg:width="0.049cm" svg:height="0.26cm" svg:x="4.4cm" svg:y="4.339cm" svg:viewBox="0 0 50 261" svg:d="M0 0c16 0 32 0 50 1-3 87-7 173-10 260-14-1-27-1-40-1">
              <text:p/>
            </draw:path>
          </draw:g>
          <draw:path draw:style-name="gr37" draw:text-style-name="P22" draw:layer="layout" svg:width="0.101cm" svg:height="0.264cm" svg:x="4.439cm" svg:y="4.34cm" svg:viewBox="0 0 102 265" svg:d="M0 260c3-87 7-173 10-260 31 1 61 3 92 7-9 86-19 172-28 258-25-3-49-4-74-5z">
            <text:p/>
          </draw:path>
          <draw:path draw:style-name="gr37" draw:text-style-name="P22" draw:layer="layout" svg:width="0.12cm" svg:height="0.268cm" svg:x="4.513cm" svg:y="4.347cm" svg:viewBox="0 0 121 269" svg:d="M0 258c9-86 19-172 28-258 31 3 63 8 93 13-16 86-31 170-47 256-25-4-49-8-74-11z">
            <text:p/>
          </draw:path>
          <draw:path draw:style-name="gr37" draw:text-style-name="P22" draw:layer="layout" svg:width="0.136cm" svg:height="0.271cm" svg:x="4.587cm" svg:y="4.36cm" svg:viewBox="0 0 137 272" svg:d="M0 256c16-86 31-170 47-256 30 6 60 13 90 20-21 85-43 168-65 252-24-6-48-12-72-16z">
            <text:p/>
          </draw:path>
          <draw:path draw:style-name="gr37" draw:text-style-name="P22" draw:layer="layout" svg:width="0.154cm" svg:height="0.272cm" svg:x="4.659cm" svg:y="4.38cm" svg:viewBox="0 0 155 273" svg:d="M0 252c22-84 44-167 65-252 30 8 61 17 90 27-28 83-55 164-83 246-24-8-48-15-72-21z">
            <text:p/>
          </draw:path>
          <draw:path draw:style-name="gr37" draw:text-style-name="P22" draw:layer="layout" svg:width="0.169cm" svg:height="0.272cm" svg:x="4.731cm" svg:y="4.407cm" svg:viewBox="0 0 170 273" svg:d="M0 246c28-82 55-163 83-246 29 10 58 21 87 33-34 80-67 159-101 240-23-10-46-19-69-27z">
            <text:p/>
          </draw:path>
          <draw:g>
            <draw:path draw:style-name="gr35" draw:text-style-name="P22" draw:layer="layout" svg:width="0.049cm" svg:height="0.26cm" svg:x="4.352cm" svg:y="4.339cm" svg:viewBox="0 0 50 261" svg:d="M10 261c-3-87-7-173-10-260 18-1 34-1 50-1 0 87 0 173 0 260-13 0-26 0-40 1z">
              <text:p/>
            </draw:path>
            <draw:path draw:style-name="gr36" draw:text-style-name="P23" draw:layer="layout" svg:width="0.049cm" svg:height="0.26cm" svg:x="4.352cm" svg:y="4.339cm" svg:viewBox="0 0 50 261" svg:d="M50 0c-16 0-32 0-50 1 3 87 7 173 10 260 14-1 27-1 40-1">
              <text:p/>
            </draw:path>
          </draw:g>
          <draw:path draw:style-name="gr37" draw:text-style-name="P22" draw:layer="layout" svg:width="0.101cm" svg:height="0.264cm" svg:x="4.26cm" svg:y="4.34cm" svg:viewBox="0 0 102 265" svg:d="M28 265c-9-86-19-172-28-258 30-4 62-6 92-7 3 87 7 173 10 260-24 1-49 3-74 5z">
            <text:p/>
          </draw:path>
          <draw:path draw:style-name="gr37" draw:text-style-name="P22" draw:layer="layout" svg:width="0.119cm" svg:height="0.268cm" svg:x="4.168cm" svg:y="4.347cm" svg:viewBox="0 0 120 269" svg:d="M47 269c-16-86-31-170-47-256 30-5 61-10 92-13 9 86 19 172 28 258-25 3-48 7-73 11z">
            <text:p/>
          </draw:path>
          <draw:path draw:style-name="gr37" draw:text-style-name="P22" draw:layer="layout" svg:width="0.136cm" svg:height="0.271cm" svg:x="4.078cm" svg:y="4.36cm" svg:viewBox="0 0 137 272" svg:d="M65 272c-22-84-44-167-65-252 29-7 59-14 90-20 16 86 31 170 47 256-25 5-49 10-72 16z">
            <text:p/>
          </draw:path>
          <draw:path draw:style-name="gr37" draw:text-style-name="P22" draw:layer="layout" svg:width="0.154cm" svg:height="0.272cm" svg:x="3.988cm" svg:y="4.38cm" svg:viewBox="0 0 155 273" svg:d="M83 273c-28-82-55-163-83-246 29-10 60-19 90-27 21 85 43 168 65 252-24 6-48 13-72 21z">
            <text:p/>
          </draw:path>
          <draw:path draw:style-name="gr37" draw:text-style-name="P22" draw:layer="layout" svg:width="0.169cm" svg:height="0.272cm" svg:x="3.901cm" svg:y="4.407cm" svg:viewBox="0 0 170 273" svg:d="M101 273c-34-81-67-160-101-240 29-12 58-23 87-33 28 83 55 164 83 246-23 8-46 17-69 27z">
            <text:p/>
          </draw:path>
        </draw:g>
        <draw:line draw:style-name="gr49" draw:text-style-name="P36" draw:layer="layout" svg:x1="12.7cm" svg:y1="6.448cm" svg:x2="12.7cm" svg:y2="9.348cm">
          <text:p/>
        </draw:line>
        <draw:line draw:style-name="gr49" draw:text-style-name="P36" draw:layer="layout" svg:x1="8.496cm" svg:y1="6.448cm" svg:x2="8.496cm" svg:y2="9.248cm">
          <text:p/>
        </draw:line>
        <draw:g>
          <draw:custom-shape draw:style-name="gr44" draw:text-style-name="P26" draw:layer="layout" svg:width="0.992cm" svg:height="2.002cm" svg:x="8.004cm" svg:y="6.99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9" draw:layer="layout" svg:width="0.5cm" svg:height="0.15cm" svg:x="8.496cm" svg:y="6.8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5cm" svg:height="0.15cm" svg:x="7.996cm" svg:y="6.835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22" draw:layer="layout" svg:width="0.052cm" svg:height="0.26cm" svg:x="8.495cm" svg:y="6.597cm" svg:viewBox="0 0 53 261" svg:d="M0 260c3-87 5-173 8-260 16 0 30 1 45 2-6 86-11 172-16 259-12-1-24-1-37-1z">
              <text:p/>
            </draw:path>
            <draw:path draw:style-name="gr36" draw:text-style-name="P23" draw:layer="layout" svg:width="0.052cm" svg:height="0.26cm" svg:x="8.495cm" svg:y="6.597cm" svg:viewBox="0 0 53 261" svg:d="M8 0c16 0 30 1 45 2-6 86-11 172-16 259-12-1-24-1-37-1">
              <text:p/>
            </draw:path>
            <draw:path draw:style-name="gr37" draw:text-style-name="P22" draw:layer="layout" svg:width="0.098cm" svg:height="0.264cm" svg:x="8.532cm" svg:y="6.599cm" svg:viewBox="0 0 99 265" svg:d="M0 259c5-87 10-173 16-259 28 1 55 4 83 7-10 86-20 172-30 258-23-2-46-4-69-6z">
              <text:p/>
            </draw:path>
            <draw:path draw:style-name="gr37" draw:text-style-name="P22" draw:layer="layout" svg:width="0.113cm" svg:height="0.268cm" svg:x="8.601cm" svg:y="6.606cm" svg:viewBox="0 0 114 269" svg:d="M0 258c10-86 20-172 30-258 28 3 57 8 84 13-15 85-30 170-45 256-23-4-46-8-69-11z">
              <text:p/>
            </draw:path>
            <draw:path draw:style-name="gr37" draw:text-style-name="P22" draw:layer="layout" svg:width="0.127cm" svg:height="0.269cm" svg:x="8.67cm" svg:y="6.619cm" svg:viewBox="0 0 128 270" svg:d="M0 256c15-86 30-171 45-256 28 4 55 10 83 17-20 84-40 168-61 253-22-6-44-10-67-14z">
              <text:p/>
            </draw:path>
            <draw:path draw:style-name="gr37" draw:text-style-name="P22" draw:layer="layout" svg:width="0.142cm" svg:height="0.27cm" svg:x="8.737cm" svg:y="6.636cm" svg:viewBox="0 0 143 271" svg:d="M0 253c21-85 41-169 61-253 28 6 55 14 82 22-25 83-50 165-75 249-22-7-44-13-68-18z">
              <text:p/>
            </draw:path>
            <draw:path draw:style-name="gr37" draw:text-style-name="P22" draw:layer="layout" svg:width="0.155cm" svg:height="0.27cm" svg:x="8.805cm" svg:y="6.658cm" svg:viewBox="0 0 156 271" svg:d="M0 249c25-84 50-166 75-249 27 8 54 17 81 27-30 81-60 162-90 244-21-8-44-16-66-22z">
              <text:p/>
            </draw:path>
            <draw:path draw:style-name="gr37" draw:text-style-name="P22" draw:layer="layout" svg:width="0.167cm" svg:height="0.268cm" svg:x="8.871cm" svg:y="6.685cm" svg:viewBox="0 0 168 269" svg:d="M0 244c30-82 60-163 90-244 26 9 52 20 78 31-35 80-69 159-103 238-22-9-43-17-65-25z">
              <text:p/>
            </draw:path>
            <draw:path draw:style-name="gr37" draw:text-style-name="P22" draw:layer="layout" svg:width="0.179cm" svg:height="0.267cm" svg:x="8.936cm" svg:y="6.716cm" svg:viewBox="0 0 180 268" svg:d="M0 238c34-79 68-158 103-238 26 11 52 23 77 36-39 78-78 154-117 232-21-10-41-20-63-30z">
              <text:p/>
            </draw:path>
            <draw:path draw:style-name="gr35" draw:text-style-name="P22" draw:layer="layout" svg:width="0.051cm" svg:height="0.26cm" svg:x="8.453cm" svg:y="6.596cm" svg:viewBox="0 0 52 261" svg:d="M10 261c-3-87-7-173-10-260 17-1 35-1 52 0-3 87-6 173-7 260-11-1-24-1-35 0z">
              <text:p/>
            </draw:path>
            <draw:path draw:style-name="gr45" draw:text-style-name="P23" draw:layer="layout" svg:width="0.051cm" svg:height="0.26cm" svg:x="8.453cm" svg:y="6.596cm" svg:viewBox="0 0 52 261" svg:d="M52 1c-17-1-35-1-52 0 3 87 7 173 10 260 11-1 24-1 35 0">
              <text:p/>
            </draw:path>
            <draw:path draw:style-name="gr37" draw:text-style-name="P22" draw:layer="layout" svg:width="0.095cm" svg:height="0.264cm" svg:x="8.367cm" svg:y="6.597cm" svg:viewBox="0 0 96 265" svg:d="M27 265c-9-87-18-172-27-259 29-3 57-5 86-6 3 87 7 173 10 260-23 1-46 2-69 5z">
              <text:p/>
            </draw:path>
            <draw:path draw:style-name="gr37" draw:text-style-name="P22" draw:layer="layout" svg:width="0.11cm" svg:height="0.267cm" svg:x="8.283cm" svg:y="6.603cm" svg:viewBox="0 0 111 268" svg:d="M43 268c-15-86-29-171-43-256 28-5 56-9 84-12 9 87 18 172 27 259-23 2-46 5-68 9z">
              <text:p/>
            </draw:path>
            <draw:path draw:style-name="gr37" draw:text-style-name="P22" draw:layer="layout" svg:width="0.128cm" svg:height="0.269cm" svg:x="8.197cm" svg:y="6.615cm" svg:viewBox="0 0 129 270" svg:d="M60 270c-20-85-40-169-60-253 29-7 57-13 86-17 14 85 28 170 43 256-23 4-47 8-69 14z">
              <text:p/>
            </draw:path>
            <draw:path draw:style-name="gr37" draw:text-style-name="P22" draw:layer="layout" svg:width="0.141cm" svg:height="0.27cm" svg:x="8.115cm" svg:y="6.632cm" svg:viewBox="0 0 142 271" svg:d="M75 271c-25-84-50-166-75-249 28-9 54-16 82-22 20 84 40 168 60 253-22 5-45 11-67 18z">
              <text:p/>
            </draw:path>
            <draw:path draw:style-name="gr37" draw:text-style-name="P22" draw:layer="layout" svg:width="0.155cm" svg:height="0.27cm" svg:x="8.034cm" svg:y="6.654cm" svg:viewBox="0 0 156 271" svg:d="M91 271c-31-82-61-162-91-244 27-10 53-19 81-27 25 83 50 165 75 249-22 6-44 14-65 22z">
              <text:p/>
            </draw:path>
            <draw:path draw:style-name="gr37" draw:text-style-name="P22" draw:layer="layout" svg:width="0.171cm" svg:height="0.269cm" svg:x="7.953cm" svg:y="6.681cm" svg:viewBox="0 0 172 270" svg:d="M107 270c-36-79-71-157-107-237 27-11 54-22 81-33 30 82 60 162 91 244-22 8-44 17-65 26z">
              <text:p/>
            </draw:path>
            <draw:path draw:style-name="gr37" draw:text-style-name="P22" draw:layer="layout" svg:width="0.182cm" svg:height="0.267cm" svg:x="7.877cm" svg:y="6.714cm" svg:viewBox="0 0 183 268" svg:d="M121 268c-41-77-81-153-121-230 25-14 50-26 76-38 36 80 71 158 107 237-21 10-42 20-62 31z">
              <text:p/>
            </draw:path>
          </draw:g>
        </draw:g>
        <draw:g>
          <draw:g>
            <draw:g>
              <draw:path draw:style-name="gr35" draw:text-style-name="P22" draw:layer="layout" svg:width="0.042cm" svg:height="0.259cm" svg:x="12.699cm" svg:y="6.567cm" svg:viewBox="0 0 43 260" svg:d="M0 260c0-87 0-173 0-260 14 0 29 0 43 1-2 87-4 172-6 259-12 0-25 0-37 0z">
                <text:p/>
              </draw:path>
              <draw:path draw:style-name="gr36" draw:text-style-name="P23" draw:layer="layout" svg:width="0.042cm" svg:height="0.259cm" svg:x="12.699cm" svg:y="6.567cm" svg:viewBox="0 0 43 260" svg:d="M0 0c14 0 29 0 43 1-2 87-4 172-6 259-12 0-25 0-37 0">
                <text:p/>
              </draw:path>
            </draw:g>
            <draw:path draw:style-name="gr37" draw:text-style-name="P22" draw:layer="layout" svg:width="0.086cm" svg:height="0.263cm" svg:x="12.735cm" svg:y="6.567cm" svg:viewBox="0 0 87 264" svg:d="M0 260c2-87 4-173 6-260 27 1 54 2 81 4-6 87-12 173-18 260-23-2-46-3-69-4z">
              <text:p/>
            </draw:path>
            <draw:path draw:style-name="gr37" draw:text-style-name="P22" draw:layer="layout" svg:width="0.097cm" svg:height="0.265cm" svg:x="12.804cm" svg:y="6.571cm" svg:viewBox="0 0 98 266" svg:d="M0 260c6-87 12-173 18-260 27 2 53 5 80 8-10 86-19 172-29 258-23-3-46-5-69-6z">
              <text:p/>
            </draw:path>
            <draw:path draw:style-name="gr37" draw:text-style-name="P22" draw:layer="layout" svg:width="0.109cm" svg:height="0.267cm" svg:x="12.873cm" svg:y="6.579cm" svg:viewBox="0 0 110 268" svg:d="M0 258c10-86 19-172 29-258 27 3 55 7 81 11-13 86-27 171-41 257-23-4-47-7-69-10z">
              <text:p/>
            </draw:path>
            <draw:path draw:style-name="gr37" draw:text-style-name="P22" draw:layer="layout" svg:width="0.12cm" svg:height="0.268cm" svg:x="12.942cm" svg:y="6.59cm" svg:viewBox="0 0 121 269" svg:d="M0 257c14-86 28-171 41-257 27 4 53 9 80 15-18 85-35 169-53 254-23-5-45-9-68-12z">
              <text:p/>
            </draw:path>
            <draw:path draw:style-name="gr37" draw:text-style-name="P22" draw:layer="layout" svg:width="0.131cm" svg:height="0.269cm" svg:x="13.01cm" svg:y="6.605cm" svg:viewBox="0 0 132 270" svg:d="M0 254c18-85 35-169 53-254 26 5 52 11 79 18-22 84-43 167-65 252-22-6-45-11-67-16z">
              <text:p/>
            </draw:path>
            <draw:path draw:style-name="gr37" draw:text-style-name="P22" draw:layer="layout" svg:width="0.141cm" svg:height="0.269cm" svg:x="13.077cm" svg:y="6.623cm" svg:viewBox="0 0 142 270" svg:d="M0 252c22-85 43-168 65-252 26 7 52 14 77 22-25 83-50 165-76 248-22-6-44-13-66-18z">
              <text:p/>
            </draw:path>
            <draw:path draw:style-name="gr37" draw:text-style-name="P22" draw:layer="layout" svg:width="0.152cm" svg:height="0.269cm" svg:x="13.143cm" svg:y="6.645cm" svg:viewBox="0 0 153 270" svg:d="M0 248c26-83 51-165 76-248 26 8 52 16 77 25-29 82-58 163-87 245-22-8-44-15-66-22z">
              <text:p/>
            </draw:path>
            <draw:path draw:style-name="gr37" draw:text-style-name="P22" draw:layer="layout" svg:width="0.163cm" svg:height="0.269cm" svg:x="13.209cm" svg:y="6.67cm" svg:viewBox="0 0 164 270" svg:d="M0 245c29-82 58-163 87-245 25 9 52 19 77 29-33 81-66 160-99 241-21-9-43-17-65-25z">
              <text:p/>
            </draw:path>
            <draw:path draw:style-name="gr37" draw:text-style-name="P22" draw:layer="layout" svg:width="0.172cm" svg:height="0.267cm" svg:x="13.274cm" svg:y="6.699cm" svg:viewBox="0 0 173 268" svg:d="M0 241c33-81 66-160 99-241 25 10 49 21 74 32-37 79-73 157-109 236-21-9-42-18-64-27z">
              <text:p/>
            </draw:path>
            <draw:path draw:style-name="gr37" draw:text-style-name="P22" draw:layer="layout" svg:width="0.18cm" svg:height="0.266cm" svg:x="13.338cm" svg:y="6.731cm" svg:viewBox="0 0 181 267" svg:d="M0 236c36-79 72-157 109-236 24 12 48 24 72 36-40 77-79 154-119 231-21-11-42-21-62-31z">
              <text:p/>
            </draw:path>
            <draw:g>
              <draw:path draw:style-name="gr35" draw:text-style-name="P22" draw:layer="layout" svg:width="0.042cm" svg:height="0.259cm" svg:x="12.658cm" svg:y="6.567cm" svg:viewBox="0 0 43 260" svg:d="M6 260c-2-87-4-172-6-259 14-1 29-1 43-1 0 87 0 173 0 260-12 0-25 0-37 0z">
                <text:p/>
              </draw:path>
              <draw:path draw:style-name="gr36" draw:text-style-name="P23" draw:layer="layout" svg:width="0.042cm" svg:height="0.259cm" svg:x="12.658cm" svg:y="6.567cm" svg:viewBox="0 0 43 260" svg:d="M43 0c-14 0-29 0-43 1 2 87 4 172 6 259 12 0 25 0 37 0">
                <text:p/>
              </draw:path>
            </draw:g>
            <draw:path draw:style-name="gr37" draw:text-style-name="P22" draw:layer="layout" svg:width="0.086cm" svg:height="0.262cm" svg:x="12.577cm" svg:y="6.568cm" svg:viewBox="0 0 87 263" svg:d="M18 263c-6-87-12-173-18-260 27-2 54-3 81-3 2 87 4 172 6 259-23 1-46 2-69 4z">
              <text:p/>
            </draw:path>
            <draw:path draw:style-name="gr37" draw:text-style-name="P22" draw:layer="layout" svg:width="0.097cm" svg:height="0.265cm" svg:x="12.497cm" svg:y="6.571cm" svg:viewBox="0 0 98 266" svg:d="M29 266c-10-86-19-172-29-258 26-3 53-6 80-8 6 87 12 173 18 260-23 1-46 3-69 6z">
              <text:p/>
            </draw:path>
            <draw:path draw:style-name="gr37" draw:text-style-name="P22" draw:layer="layout" svg:width="0.108cm" svg:height="0.267cm" svg:x="12.417cm" svg:y="6.579cm" svg:viewBox="0 0 109 268" svg:d="M41 268c-14-86-28-171-41-257 26-4 53-8 80-11 10 86 19 172 29 258-22 3-45 6-68 10z">
              <text:p/>
            </draw:path>
            <draw:path draw:style-name="gr37" draw:text-style-name="P22" draw:layer="layout" svg:width="0.12cm" svg:height="0.268cm" svg:x="12.337cm" svg:y="6.59cm" svg:viewBox="0 0 121 269" svg:d="M53 269c-18-85-35-169-53-254 27-6 53-11 80-15 13 86 27 171 41 257-23 3-45 7-68 12z">
              <text:p/>
            </draw:path>
            <draw:path draw:style-name="gr37" draw:text-style-name="P22" draw:layer="layout" svg:width="0.131cm" svg:height="0.269cm" svg:x="12.258cm" svg:y="6.605cm" svg:viewBox="0 0 132 270" svg:d="M65 270c-22-85-43-168-65-252 27-7 53-13 79-18 18 85 35 169 53 254-22 5-45 10-67 16z">
              <text:p/>
            </draw:path>
            <draw:path draw:style-name="gr37" draw:text-style-name="P22" draw:layer="layout" svg:width="0.142cm" svg:height="0.27cm" svg:x="12.18cm" svg:y="6.623cm" svg:viewBox="0 0 143 271" svg:d="M76 271c-26-84-51-166-76-249 25-8 52-15 78-22 22 84 43 167 65 252-22 5-45 12-67 19z">
              <text:p/>
            </draw:path>
            <draw:path draw:style-name="gr37" draw:text-style-name="P22" draw:layer="layout" svg:width="0.152cm" svg:height="0.269cm" svg:x="12.103cm" svg:y="6.645cm" svg:viewBox="0 0 153 270" svg:d="M87 270c-29-82-58-163-87-245 25-9 51-17 77-25 25 83 50 165 76 249-22 6-44 14-66 21z">
              <text:p/>
            </draw:path>
            <draw:path draw:style-name="gr37" draw:text-style-name="P22" draw:layer="layout" svg:width="0.162cm" svg:height="0.269cm" svg:x="12.027cm" svg:y="6.67cm" svg:viewBox="0 0 163 270" svg:d="M99 270c-33-81-66-160-99-241 25-10 50-20 76-29 29 82 58 163 87 245-22 8-43 16-64 25z">
              <text:p/>
            </draw:path>
            <draw:path draw:style-name="gr37" draw:text-style-name="P22" draw:layer="layout" svg:width="0.172cm" svg:height="0.267cm" svg:x="11.953cm" svg:y="6.699cm" svg:viewBox="0 0 173 268" svg:d="M109 268c-36-79-72-157-109-236 25-11 49-22 74-32 33 81 66 160 99 241-22 9-43 18-64 27z">
              <text:p/>
            </draw:path>
            <draw:path draw:style-name="gr37" draw:text-style-name="P22" draw:layer="layout" svg:width="0.18cm" svg:height="0.266cm" svg:x="11.881cm" svg:y="6.731cm" svg:viewBox="0 0 181 267" svg:d="M119 267c-40-77-79-154-119-231 24-12 48-24 72-36 37 79 73 157 109 236-20 10-41 20-62 31z">
              <text:p/>
            </draw:path>
          </draw:g>
          <draw:g>
            <draw:path draw:style-name="gr42" draw:text-style-name="P24" draw:layer="layout" svg:width="1.399cm" svg:height="2.16cm" svg:x="12cm" svg:y="6.837cm" svg:viewBox="0 0 1400 2161" svg:d="M0 161v2000h1400v-2000h-2c-229-111-445-161-699-161s-470 50-699 161z">
              <text:p/>
            </draw:path>
            <draw:custom-shape draw:style-name="gr44" draw:text-style-name="P26" draw:layer="layout" svg:width="0.992cm" svg:height="2.002cm" svg:x="12.203cm" svg:y="6.996cm">
              <text:p/>
              <draw:enhanced-geometry svg:viewBox="0 0 21600 21600" draw:type="rectangle" draw:enhanced-path="M 0 0 L 21600 0 21600 21600 0 21600 0 0 Z N"/>
            </draw:custom-shape>
            <draw:path draw:style-name="gr43" draw:text-style-name="P25" draw:layer="layout" svg:width="1.399cm" svg:height="2.16cm" svg:x="12cm" svg:y="6.848cm" svg:viewBox="0 0 1400 2161" svg:d="M0 161v2000h1400v-2000h-2c-229-111-445-161-699-161s-470 50-699 16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ccccc" draw:end-color="#666666" draw:start-intensity="100%" draw:end-intensity="100%" draw:angle="2100" draw:border="0%"/>
    <draw:gradient draw:name="Gradient_20_2" draw:display-name="Gradient 2" draw:style="radial" draw:cx="63%" draw:cy="33%" draw:start-color="#999999" draw:end-color="#ffffff" draw:start-intensity="100%" draw:end-intensity="100%" draw:border="0%"/>
    <draw:gradient draw:name="Gradient_20_3" draw:display-name="Gradient 3" draw:style="radial" draw:cx="66%" draw:cy="33%" draw:start-color="#ffdbb6" draw:end-color="#ffd8ce" draw:start-intensity="100%" draw:end-intensity="100%" draw:border="33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radial" draw:cx="66%" draw:cy="33%" draw:start-color="#611729" draw:end-color="#8d281e" draw:start-intensity="100%" draw:end-intensity="100%" draw:border="33%"/>
    <draw:fill-image draw:name="Colorful_20_Pebbles" draw:display-name="Colorful Pebbles" xlink:href="Pictures/100000000000020000000200A0BFA1F03E35C6D0.jpg" xlink:type="simple" xlink:show="embed" xlink:actuate="onLoad"/>
    <draw:fill-image draw:name="Horizontal_20_Brick" draw:display-name="Horizontal Brick" xlink:href="Pictures/100000000000000800000008E576C8603E259D57.pn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brown_5f_brick" draw:display-name="brown_brick" xlink:href="Pictures/1000020000000171000000EE929206CD064C85B0.gif" xlink:type="simple" xlink:show="embed" xlink:actuate="onLoad"/>
    <draw:fill-image draw:name="sand_5f_brick" draw:display-name="sand_brick" xlink:href="Pictures/1000020000000169000000E7A191F477AA4CA1DF.gif" xlink:type="simple" xlink:show="embed" xlink:actuate="onLoad"/>
    <draw:fill-image draw:name="shifer_5f_red" draw:display-name="shifer_red" xlink:href="Pictures/10000200000001F6000001079C79F17486269A3C.gif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urnishing">
        <svg:title>Furniture</svg:title>
        <svg:desc>furniture and plumbing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9:47:16.647802489</meta:creation-date>
    <dc:date>2023-02-07T00:57:28.820448584</dc:date>
    <meta:editing-duration>P1DT14H28M54S</meta:editing-duration>
    <meta:editing-cycles>168</meta:editing-cycles>
    <meta:generator>LibreOffice/6.2.8.2$Linux_X86_64 LibreOffice_project/20$Build-2</meta:generator>
    <dc:creator>Віталій Євтушенко</dc:creator>
    <meta:document-statistic meta:object-count="2035"/>
  </office:meta>
</office:document-meta>
</file>